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0.69cm"/>
    </style:style>
    <style:style style:name="co15" style:family="table-column">
      <style:table-column-properties fo:break-before="auto" style:column-width="2.127cm"/>
    </style:style>
    <style:style style:name="co16" style:family="table-column">
      <style:table-column-properties fo:break-before="auto" style:column-width="2.32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41cm"/>
    </style:style>
    <style:style style:name="co26" style:family="table-column">
      <style:table-column-properties fo:break-before="auto" style:column-width="2.625cm"/>
    </style:style>
    <style:style style:name="co27" style:family="table-column">
      <style:table-column-properties fo:break-before="auto" style:column-width="1.547cm"/>
    </style:style>
    <style:style style:name="co2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12.218cm"/>
    </style:style>
    <style:style style:name="co21" style:family="table-column">
      <style:table-column-properties fo:break-before="auto" style:column-width="1.353cm"/>
    </style:style>
    <style:style style:name="co22" style:family="table-column">
      <style:table-column-properties fo:break-before="auto" style:column-width="5.971cm"/>
    </style:style>
    <style:style style:name="co23" style:family="table-column">
      <style:table-column-properties fo:break-before="auto" style:column-width="13.296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746cm"/>
    </style:style>
    <style:style style:name="co31" style:family="table-column">
      <style:table-column-properties fo:break-before="auto" style:column-width="1.187cm"/>
    </style:style>
    <style:style style:name="co32" style:family="table-column">
      <style:table-column-properties fo:break-before="auto" style:column-width="6.385cm"/>
    </style:style>
    <style:style style:name="co33" style:family="table-column">
      <style:table-column-properties fo:break-before="auto" style:column-width="1.409cm"/>
    </style:style>
    <style:style style:name="co34" style:family="table-column">
      <style:table-column-properties fo:break-before="auto" style:column-width="2.985cm"/>
    </style:style>
    <style:style style:name="co35" style:family="table-column">
      <style:table-column-properties fo:break-before="auto" style:column-width="6.856cm"/>
    </style:style>
    <style:style style:name="ro1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3" style:family="table-cell" style:parent-style-name="Default">
      <style:text-properties style:text-position="" fo:font-weight="bold" style:font-weight-asian="bold" style:font-weight-complex="bold"/>
    </style:style>
    <style:style style:name="ce64" style:family="table-cell" style:parent-style-name="Default">
      <style:text-properties style:text-position="" fo:font-weight="normal" style:font-weight-asian="normal" style:font-weight-complex="normal"/>
    </style:style>
    <style:style style:name="ce6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position="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position=""/>
    </style:style>
    <style:style style:name="ce8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3" style:family="table-cell" style:parent-style-name="Default" style:data-style-name="N1">
      <style:table-cell-properties fo:border-bottom="none" fo:border-left="none" fo:border-right="0.06pt solid #000000" fo:border-top="none"/>
      <style:text-properties style:text-position=""/>
    </style:style>
    <style:style style:name="ce94" style:family="table-cell" style:parent-style-name="Default" style:data-style-name="N1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5" style:family="table-cell" style:parent-style-name="Default">
      <style:table-cell-properties fo:border="none"/>
      <style:text-properties style:text-position=""/>
    </style:style>
    <style:style style:name="ce66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text-position=""/>
    </style:style>
    <style:style style:name="ce71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e6e6e6"/>
    </style:style>
    <style:style style:name="ce4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start" fo:margin-left="0cm"/>
    </style:style>
    <style:style style:name="ce5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60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fo:border-left="0.06pt solid #000000" fo:border-right="none" style:shadow="#808080 0.176cm 0.176cm" fo:border-top="0.06pt solid #000000"/>
    </style:style>
    <style:style style:name="ce101" style:family="table-cell" style:parent-style-name="Default" style:data-style-name="N37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start" fo:margin-left="0c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style:shadow="#808080 0.176cm 0.176cm" fo:border-top="0.06pt solid #000000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 fo:border="none" style:shadow="#808080 0.176cm 0.176cm"/>
      <style:paragraph-properties fo:text-align="start" fo:margin-left="0cm"/>
    </style:style>
    <style:style style:name="ce107" style:family="table-cell" style:parent-style-name="Default">
      <style:table-cell-properties style:text-align-source="fix" style:repeat-content="false" style:shadow="#808080 0.176cm 0.176cm"/>
      <style:paragraph-properties fo:text-align="start" fo:margin-left="0cm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style:shadow="#808080 0.176cm 0.176cm" fo:border-top="none"/>
      <style:paragraph-properties fo:text-align="start" fo:margin-left="0cm"/>
    </style:style>
    <style:style style:name="ce109" style:family="table-cell" style:parent-style-name="Default">
      <style:table-cell-properties fo:border-bottom="none" fo:border-left="none" fo:border-right="none" style:shadow="#808080 0.176cm 0.176cm" fo:border-top="0.06pt solid #000000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fo:border-left="none" fo:border-right="0.06pt solid #000000" style:shadow="#808080 0.176cm 0.176cm" fo:border-top="0.06pt solid 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29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1" table:default-cell-style-name="ce35"/>
        <table:table-column table:style-name="co32" table:default-cell-style-name="ce54"/>
        <table:table-column table:style-name="co33" table:default-cell-style-name="ce54"/>
        <table:table-column table:style-name="co33" table:number-columns-repeated="2" table:default-cell-style-name="ce35"/>
        <table:table-column table:style-name="co34" table:default-cell-style-name="ce54"/>
        <table:table-column table:style-name="co35" table:default-cell-style-name="ce35"/>
        <table:table-column table:style-name="co8" table:number-columns-repeated="984" table:default-cell-style-name="ce35"/>
        <table:table-row table:style-name="ro1">
          <table:table-cell table:number-columns-repeated="1024"/>
        </table:table-row>
        <table:table-row table:style-name="ro1">
          <table:table-cell office:value-type="string">
            <text:p>ARM Ref page</text:p>
          </table:table-cell>
          <table:table-cell office:value-type="float" office:value="31">
            <text:p>31</text:p>
          </table:table-cell>
          <table:table-cell table:formula="of:=[.B2]-1" office:value-type="float" office:value="30">
            <text:p>30</text:p>
          </table:table-cell>
          <table:table-cell table:formula="of:=[.C2]-1" office:value-type="float" office:value="29">
            <text:p>29</text:p>
          </table:table-cell>
          <table:table-cell table:formula="of:=[.D2]-1" office:value-type="float" office:value="28">
            <text:p>28</text:p>
          </table:table-cell>
          <table:table-cell table:formula="of:=[.E2]-1" office:value-type="float" office:value="27">
            <text:p>27</text:p>
          </table:table-cell>
          <table:table-cell table:formula="of:=[.F2]-1" office:value-type="float" office:value="26">
            <text:p>26</text:p>
          </table:table-cell>
          <table:table-cell table:formula="of:=[.G2]-1" office:value-type="float" office:value="25">
            <text:p>25</text:p>
          </table:table-cell>
          <table:table-cell table:formula="of:=[.H2]-1" office:value-type="float" office:value="24">
            <text:p>24</text:p>
          </table:table-cell>
          <table:table-cell table:formula="of:=[.I2]-1" office:value-type="float" office:value="23">
            <text:p>23</text:p>
          </table:table-cell>
          <table:table-cell table:formula="of:=[.J2]-1" office:value-type="float" office:value="22">
            <text:p>22</text:p>
          </table:table-cell>
          <table:table-cell table:formula="of:=[.K2]-1" office:value-type="float" office:value="21">
            <text:p>21</text:p>
          </table:table-cell>
          <table:table-cell table:formula="of:=[.L2]-1" office:value-type="float" office:value="20">
            <text:p>20</text:p>
          </table:table-cell>
          <table:table-cell table:formula="of:=[.M2]-1" office:value-type="float" office:value="19">
            <text:p>19</text:p>
          </table:table-cell>
          <table:table-cell table:formula="of:=[.N2]-1" office:value-type="float" office:value="18">
            <text:p>18</text:p>
          </table:table-cell>
          <table:table-cell table:formula="of:=[.O2]-1" office:value-type="float" office:value="17">
            <text:p>17</text:p>
          </table:table-cell>
          <table:table-cell table:formula="of:=[.P2]-1" office:value-type="float" office:value="16">
            <text:p>16</text:p>
          </table:table-cell>
          <table:table-cell table:formula="of:=[.Q2]-1" office:value-type="float" office:value="15">
            <text:p>15</text:p>
          </table:table-cell>
          <table:table-cell table:formula="of:=[.R2]-1" office:value-type="float" office:value="14">
            <text:p>14</text:p>
          </table:table-cell>
          <table:table-cell table:formula="of:=[.S2]-1" office:value-type="float" office:value="13">
            <text:p>13</text:p>
          </table:table-cell>
          <table:table-cell table:formula="of:=[.T2]-1" office:value-type="float" office:value="12">
            <text:p>12</text:p>
          </table:table-cell>
          <table:table-cell table:formula="of:=[.U2]-1" office:value-type="float" office:value="11">
            <text:p>11</text:p>
          </table:table-cell>
          <table:table-cell table:formula="of:=[.V2]-1" office:value-type="float" office:value="10">
            <text:p>10</text:p>
          </table:table-cell>
          <table:table-cell table:formula="of:=[.W2]-1" office:value-type="float" office:value="9">
            <text:p>9</text:p>
          </table:table-cell>
          <table:table-cell table:formula="of:=[.X2]-1" office:value-type="float" office:value="8">
            <text:p>8</text:p>
          </table:table-cell>
          <table:table-cell table:formula="of:=[.Y2]-1" office:value-type="float" office:value="7">
            <text:p>7</text:p>
          </table:table-cell>
          <table:table-cell table:formula="of:=[.Z2]-1" office:value-type="float" office:value="6">
            <text:p>6</text:p>
          </table:table-cell>
          <table:table-cell table:formula="of:=[.AA2]-1" office:value-type="float" office:value="5">
            <text:p>5</text:p>
          </table:table-cell>
          <table:table-cell table:formula="of:=[.AB2]-1" office:value-type="float" office:value="4">
            <text:p>4</text:p>
          </table:table-cell>
          <table:table-cell table:formula="of:=[.AC2]-1" office:value-type="float" office:value="3">
            <text:p>3</text:p>
          </table:table-cell>
          <table:table-cell table:formula="of:=[.AD2]-1" office:value-type="float" office:value="2">
            <text:p>2</text:p>
          </table:table-cell>
          <table:table-cell table:formula="of:=[.AE2]-1" office:value-type="float" office:value="1">
            <text:p>1</text:p>
          </table:table-cell>
          <table:table-cell table:formula="of:=[.AF2]-1" office:value-type="float" office:value="0">
            <text:p>0</text:p>
          </table:table-cell>
          <table:table-cell table:number-columns-repeated="2"/>
          <table:table-cell office:value-type="string">
            <text:p>Arch</text:p>
          </table:table-cell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" office:value-type="float" office:value="0">
            <text:p>0</text:p>
          </table:table-cell>
          <table:table-cell office:value-type="float" office:value="1">
            <office:annotation draw:style-name="gr1" draw:text-style-name="P1" svg:width="2.899cm" svg:height="0.596cm" svg:x="6.817cm" svg:y="0cm" draw:caption-point-x="-0.61cm" draw:caption-point-y="0.863cm">
              <dc:date>2014-06-23T00:00:00</dc:date>
              <text:p text:style-name="P1"><text:span text:style-name="T1">I</text:span></text:p>
            </office:annotation>
            <text:p>1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style-name="ce54" office:value-type="string">
            <text:p>Rotate</text:p>
          </table:table-cell>
          <table:table-cell table:number-columns-repeated="2"/>
          <table:table-cell table:style-name="ce45"/>
          <table:table-cell/>
          <table:table-cell table:style-name="ce50" office:value-type="string">
            <text:p>Immediate</text:p>
          </table:table-cell>
          <table:table-cell table:number-columns-repeated="5"/>
          <table:table-cell table:style-name="ce45"/>
          <table:table-cell/>
          <table:table-cell office:value-type="string">
            <text:p>ALU immediate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table:style-name="ce54" office:value-type="string">
            <text:p>Shift Immediate</text:p>
          </table:table-cell>
          <table:table-cell table:number-columns-repeated="3"/>
          <table:table-cell table:style-name="ce51" office:value-type="string">
            <text:p>Type</text:p>
          </table:table-cell>
          <table:table-cell table:style-name="ce41"/>
          <table:table-cell table:style-name="ce49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ALU Shift I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office:value-type="string">
            <text:p>Rs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style-name="ce51" office:value-type="string">
            <text:p>Type</text:p>
          </table:table-cell>
          <table:table-cell table:style-name="ce41"/>
          <table:table-cell table:style-name="ce49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ALU Shift R</text:p>
          </table:table-cell>
          <table:table-cell table:number-columns-repeated="2"/>
          <table:table-cell table:style-name="ce59" office:value-type="string">
            <text:p>Type</text:p>
          </table:table-cell>
          <table:table-cell table:style-name="ce102"/>
          <table:table-cell table:number-columns-repeated="985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60" office:value-type="string">
            <text:p>00</text:p>
          </table:table-cell>
          <table:table-cell table:style-name="ce103" office:value-type="string">
            <text:p>Logical Left</text:p>
          </table:table-cell>
          <table:table-cell table:number-columns-repeated="985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office:value-type="string">
            <text:p>msb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BFC</text:p>
          </table:table-cell>
          <table:table-cell office:value-type="string">
            <text:p>v6T2</text:p>
          </table:table-cell>
          <table:table-cell/>
          <table:table-cell table:style-name="ce60" office:value-type="string">
            <text:p>01</text:p>
          </table:table-cell>
          <table:table-cell table:style-name="ce103" office:value-type="string">
            <text:p>Logical Right</text:p>
          </table:table-cell>
          <table:table-cell table:number-columns-repeated="985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string">
            <text:p>R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office:value-type="string">
            <text:p>msb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table:style-name="ce3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4.941cm" svg:x="33.043cm" svg:y="1.488cm" draw:caption-point-x="-0.61cm" draw:caption-point-y="1.51cm">
              <dc:date>2014-06-23T00:00:00</dc:date>
              <text:p text:style-name="P1"><text:span text:style-name="T1">Bit Field Insert copies any number of low order bits from a register into the same number of adjacent bits at any</text:span></text:p>
              <text:p text:style-name="P1"><text:span text:style-name="T1">position in the destination register.</text:span></text:p>
              <text:p text:style-name="P1"><text:span text:style-name="T1"/></text:p>
            </office:annotation>
            <text:p>BFI</text:p>
          </table:table-cell>
          <table:table-cell office:value-type="string">
            <text:p>v6T2</text:p>
          </table:table-cell>
          <table:table-cell/>
          <table:table-cell table:style-name="ce60" office:value-type="float" office:value="10">
            <text:p>10</text:p>
          </table:table-cell>
          <table:table-cell table:style-name="ce103" office:value-type="string">
            <text:p>Arithmetic Right</text:p>
          </table:table-cell>
          <table:table-cell table:number-columns-repeated="985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61" office:value-type="float" office:value="11">
            <text:p>11</text:p>
          </table:table-cell>
          <table:table-cell table:style-name="ce104" office:value-type="string">
            <text:p>Rotate Right</text:p>
          </table:table-cell>
          <table:table-cell table:number-columns-repeated="985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0.596cm" svg:x="33.043cm" svg:y="2.341cm" draw:caption-point-x="-0.61cm" draw:caption-point-y="1.51cm">
              <dc:date>2014-06-23T00:00:00</dc:date>
              <text:p text:style-name="P1"><text:span text:style-name="T1">Rd =CLZ of Rm</text:span></text:p>
            </office:annotation>
            <text:p>CLZ</text:p>
          </table:table-cell>
          <table:table-cell table:number-columns-repeated="989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number-columns-repeated="991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/>
          <table:table-cell office:value-type="string">
            <text:p>Ra</text:p>
          </table:table-cell>
          <table:table-cell/>
          <table:table-cell table:style-name="ce41"/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" draw:text-style-name="P1" svg:width="2.899cm" svg:height="0.991cm" svg:x="33.043cm" svg:y="3.195cm" draw:caption-point-x="-0.61cm" draw:caption-point-y="1.51cm">
              <dc:date>2014-06-23T00:00:00</dc:date>
              <text:p text:style-name="P1"><text:span text:style-name="T1">Rd&lt;31:0&gt;= Rn*Rm + Ra</text:span></text:p>
            </office:annotation>
            <text:p>MLA</text:p>
          </table:table-cell>
          <table:table-cell table:number-columns-repeated="2"/>
          <table:table-cell table:style-name="ce59" office:value-type="string">
            <text:p>Opcode</text:p>
          </table:table-cell>
          <table:table-cell table:style-name="ce105"/>
          <table:table-cell table:style-name="ce102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/>
          <table:table-cell office:value-type="string">
            <text:p>Ra</text:p>
          </table:table-cell>
          <table:table-cell/>
          <table:table-cell table:style-name="ce41"/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0.991cm" svg:x="33.043cm" svg:y="3.622cm" draw:caption-point-x="-0.61cm" draw:caption-point-y="1.51cm">
              <dc:date>2014-06-23T00:00:00</dc:date>
              <text:p text:style-name="P1"><text:span text:style-name="T1">Rd = Ra – Rn * Rm</text:span></text:p>
            </office:annotation>
            <text:p>MLS</text:p>
          </table:table-cell>
          <table:table-cell table:number-columns-repeated="2"/>
          <table:table-cell table:style-name="ce60" office:value-type="string">
            <text:p>0000</text:p>
          </table:table-cell>
          <table:table-cell table:style-name="ce106" office:value-type="string">
            <text:p>AND</text:p>
          </table:table-cell>
          <table:table-cell table:style-name="ce103" office:value-type="string">
            <text:p>Rd = RN &amp; Op2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7"/>
          <table:table-cell table:style-name="ce45"/>
          <table:table-cell table:style-name="Default" table:number-columns-repeated="3"/>
          <table:table-cell/>
          <table:table-cell table:style-name="ce60" office:value-type="string">
            <text:p>0001</text:p>
          </table:table-cell>
          <table:table-cell table:style-name="ce107" office:value-type="string">
            <text:p>EOR</text:p>
          </table:table-cell>
          <table:table-cell table:style-name="ce103" office:value-type="string">
            <text:p>Rd = RN ^ Op2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7" office:value-type="float" office:value="0">
            <text:p>0</text:p>
          </table:table-cell>
          <table:table-cell table:style-name="ce49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MUL</text:p>
          </table:table-cell>
          <table:table-cell table:number-columns-repeated="2"/>
          <table:table-cell table:style-name="ce60" office:value-type="string">
            <text:p>0010</text:p>
          </table:table-cell>
          <table:table-cell table:style-name="ce107" office:value-type="string">
            <text:p>SUB</text:p>
          </table:table-cell>
          <table:table-cell table:style-name="ce103" office:value-type="string">
            <text:p>Rd = RN - Op2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7"/>
          <table:table-cell table:style-name="ce45"/>
          <table:table-cell table:style-name="Default" table:number-columns-repeated="2"/>
          <table:table-cell table:number-columns-repeated="2"/>
          <table:table-cell table:style-name="ce60" office:value-type="string">
            <text:p>0011</text:p>
          </table:table-cell>
          <table:table-cell table:style-name="ce107" office:value-type="string">
            <text:p>RSB</text:p>
          </table:table-cell>
          <table:table-cell table:style-name="ce103" office:value-type="string">
            <text:p>Rd = Op2 – Rn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007cm" svg:height="2.966cm" svg:x="33.043cm" svg:y="5.329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(BB/BT/TB/TT)</text:p>
          </table:table-cell>
          <table:table-cell table:style-name="Default"/>
          <table:table-cell/>
          <table:table-cell table:style-name="ce60" office:value-type="string">
            <text:p>0100</text:p>
          </table:table-cell>
          <table:table-cell table:style-name="ce107" office:value-type="string">
            <text:p>ADD (ADR)</text:p>
          </table:table-cell>
          <table:table-cell table:style-name="ce103" office:value-type="string">
            <text:p>Rd = RN + Op2 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9.556cm" svg:height="3.361cm" svg:x="33.043cm" svg:y="5.756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D</text:p>
          </table:table-cell>
          <table:table-cell table:style-name="Default"/>
          <table:table-cell/>
          <table:table-cell table:style-name="ce60" office:value-type="string">
            <text:p>0101</text:p>
          </table:table-cell>
          <table:table-cell table:style-name="ce107" office:value-type="string">
            <text:p>ADC</text:p>
          </table:table-cell>
          <table:table-cell table:style-name="ce103" office:value-type="string">
            <text:p>Rd = RN + Op2 + C</text:p>
          </table:table-cell>
          <table:table-cell table:number-columns-repeated="984"/>
        </table:table-row>
        <table:table-row table:style-name="ro1">
          <table:table-cell/>
          <table:table-cell table:style-name="ce39" table:number-columns-repeated="4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office:value-type="string">
            <text:p>S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51cm" svg:height="2.966cm" svg:x="33.043cm" svg:y="6.183cm" draw:caption-point-x="-0.61cm" draw:caption-point-y="1.51cm">
              <dc:date>2014-06-23T00:00:00</dc:date>
              <text:p text:style-name="P1"><text:span text:style-name="T1">result = SInt(R[n]) * SInt(R[m])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>if setflags then</text:span></text:p>
              <text:p text:style-name="P1"><text:span text:style-name="T1">APSR.N = result&lt;63&gt;;</text:span></text:p>
              <text:p text:style-name="P1"><text:span text:style-name="T1">APSR.Z = IsZeroBit(result&lt;63:0&gt;);</text:span></text:p>
              <text:p text:style-name="P1"><text:span text:style-name="T1"/></text:p>
            </office:annotation>
            <text:p>SMLAL</text:p>
          </table:table-cell>
          <table:table-cell table:style-name="Default"/>
          <table:table-cell/>
          <table:table-cell table:style-name="ce60" office:value-type="string">
            <text:p>0110</text:p>
          </table:table-cell>
          <table:table-cell table:style-name="ce107" office:value-type="string">
            <text:p>SBC</text:p>
          </table:table-cell>
          <table:table-cell table:style-name="ce103" office:value-type="string">
            <text:p>Rd = RN – Op2 + -1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007cm" svg:height="2.966cm" svg:x="33.043cm" svg:y="6.61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L(BB/BT/TB/TT)</text:p>
          </table:table-cell>
          <table:table-cell table:style-name="Default"/>
          <table:table-cell/>
          <table:table-cell table:style-name="ce60" office:value-type="string">
            <text:p>0111</text:p>
          </table:table-cell>
          <table:table-cell table:style-name="ce107" office:value-type="string">
            <text:p>RSC</text:p>
          </table:table-cell>
          <table:table-cell table:style-name="ce103" office:value-type="string">
            <text:p>Rd = Op2 – Rn + C -1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9.556cm" svg:height="3.361cm" svg:x="33.043cm" svg:y="7.03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  <text:p text:style-name="P1"><text:span text:style-name="T1"/></text:p>
            </office:annotation>
            <text:p>SMLALD</text:p>
          </table:table-cell>
          <table:table-cell table:style-name="Default"/>
          <table:table-cell/>
          <table:table-cell table:style-name="ce60" office:value-type="string">
            <text:p>1000</text:p>
          </table:table-cell>
          <table:table-cell table:style-name="ce107" office:value-type="string">
            <text:p>TST</text:p>
          </table:table-cell>
          <table:table-cell table:style-name="ce103" office:value-type="string">
            <text:p>RN &amp;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0.039cm" svg:height="2.571cm" svg:x="33.043cm" svg:y="7.464cm" draw:caption-point-x="-0.61cm" draw:caption-point-y="1.51cm">
              <dc:date>2014-06-23T00:00:00</dc:date>
              <text:p text:style-name="P1"><text:span text:style-name="T1">operand2 = if m_high then R[m]&lt;31:16&gt; else R[m]&lt;15:0&gt;;</text:span></text:p>
              <text:p text:style-name="P1"><text:span text:style-name="T1">result = SInt(R[n]) * SInt(operand2) + (SInt(R[a]) &lt;&lt; 16);</text:span></text:p>
              <text:p text:style-name="P1"><text:span text:style-name="T1">R[d] = result&lt;47:16&gt;;</text:span></text:p>
              <text:p text:style-name="P1"><text:span text:style-name="T1">if (result &gt;&gt; 16) != SInt(R[d]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W(B/T)</text:p>
          </table:table-cell>
          <table:table-cell table:style-name="Default"/>
          <table:table-cell/>
          <table:table-cell table:style-name="ce60" office:value-type="string">
            <text:p>1001</text:p>
          </table:table-cell>
          <table:table-cell table:style-name="ce107" office:value-type="string">
            <text:p>TEQ</text:p>
          </table:table-cell>
          <table:table-cell table:style-name="ce103" office:value-type="string">
            <text:p>RN |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8.646cm" svg:height="3.756cm" svg:x="33.043cm" svg:y="7.89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SD</text:p>
          </table:table-cell>
          <table:table-cell table:style-name="Default"/>
          <table:table-cell/>
          <table:table-cell table:style-name="ce60" office:value-type="string">
            <text:p>1010</text:p>
          </table:table-cell>
          <table:table-cell table:style-name="ce107" office:value-type="string">
            <text:p>CMP</text:p>
          </table:table-cell>
          <table:table-cell table:style-name="ce103" office:value-type="string">
            <text:p>RN -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51cm" svg:height="2.966cm" svg:x="33.043cm" svg:y="8.31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</office:annotation>
            <text:p>SMLSLD</text:p>
          </table:table-cell>
          <table:table-cell table:style-name="Default"/>
          <table:table-cell/>
          <table:table-cell table:style-name="ce60" office:value-type="string">
            <text:p>1011</text:p>
          </table:table-cell>
          <table:table-cell table:style-name="ce107" office:value-type="string">
            <text:p>CMN</text:p>
          </table:table-cell>
          <table:table-cell table:style-name="ce103" office:value-type="string">
            <text:p>Rn +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10.21cm" svg:height="1.781cm" svg:x="33.043cm" svg:y="8.744cm" draw:caption-point-x="-0.61cm" draw:caption-point-y="1.51cm">
              <dc:date>2014-06-23T00:00:00</dc:date>
              <text:p text:style-name="P1"><text:span text:style-name="T1">result = (SInt(R[a]) &lt;&lt; 32) +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A</text:p>
          </table:table-cell>
          <table:table-cell table:style-name="Default"/>
          <table:table-cell/>
          <table:table-cell table:style-name="ce60" office:value-type="string">
            <text:p>1100</text:p>
          </table:table-cell>
          <table:table-cell table:style-name="ce107" office:value-type="string">
            <text:p>ORR</text:p>
          </table:table-cell>
          <table:table-cell table:style-name="ce103" office:value-type="string">
            <text:p>Rd = RN |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8.347cm" svg:height="1.781cm" svg:x="33.043cm" svg:y="9.171cm" draw:caption-point-x="-0.61cm" draw:caption-point-y="1.51cm">
              <dc:date>2014-06-26T00:00:00</dc:date>
              <text:p text:style-name="P1"><text:span text:style-name="T1">result = (SInt(R[a]) &lt;&lt; 32) -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S</text:p>
          </table:table-cell>
          <table:table-cell table:style-name="Default"/>
          <table:table-cell/>
          <table:table-cell table:style-name="ce60" office:value-type="string">
            <text:p>1101</text:p>
          </table:table-cell>
          <table:table-cell table:style-name="ce107" office:value-type="string">
            <text:p>MOV</text:p>
          </table:table-cell>
          <table:table-cell table:style-name="ce103" office:value-type="string">
            <text:p>Rd =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14.234cm" svg:height="3.756cm" svg:x="33.043cm" svg:y="9.598cm" draw:caption-point-x="-0.61cm" draw:caption-point-y="1.51cm">
              <dc:date>2014-06-26T00:00:00</dc:date>
              <text:p text:style-name="P1"><text:span text:style-name="T1">Signed Most Significant Word Multiply multiplies two signed 32-bit values, extracts the most significant 32 bits of</text:span></text:p>
              <text:p text:style-name="P1"><text:span text:style-name="T1">the result, and writes those bits to the destination register.</text:span></text:p>
              <text:p text:style-name="P1"><text:span text:style-name="T1"/></text:p>
              <text:p text:style-name="P1"><text:span text:style-name="T1">result =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  <text:p text:style-name="P1"><text:span text:style-name="T1"/></text:p>
            </office:annotation>
            <text:p>SMMUL</text:p>
          </table:table-cell>
          <table:table-cell table:style-name="Default"/>
          <table:table-cell/>
          <table:table-cell table:style-name="ce60" office:value-type="string">
            <text:p>1110</text:p>
          </table:table-cell>
          <table:table-cell table:style-name="ce107" office:value-type="string">
            <text:p>BIC</text:p>
          </table:table-cell>
          <table:table-cell table:style-name="ce103" office:value-type="string">
            <text:p>Rd = RN &amp; ~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8" draw:text-style-name="P1" svg:width="15.428cm" svg:height="6.521cm" svg:x="33.043cm" svg:y="10.025cm" draw:caption-point-x="-0.61cm" draw:caption-point-y="1.51cm">
              <dc:date>2014-06-26T00:00:00</dc:date>
              <text:p text:style-name="P1"><text:span text:style-name="T1">Signed Dual Multiply Add performs two signed 16 × 16-bit multiplications. It adds the products together, and writes</text:span></text:p>
              <text:p text:style-name="P1"><text:span text:style-name="T1">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>This instruction sets the Q flag if the addition overflows. The multiplications cannot overflow.</text:span></text:p>
              <text:p text:style-name="P1"><text:span text:style-name="T1"/></text:p>
              <text:p text:style-name="P1"><text:span text:style-name="T1">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UAD</text:p>
          </table:table-cell>
          <table:table-cell table:style-name="Default"/>
          <table:table-cell/>
          <table:table-cell table:style-name="ce61" office:value-type="string">
            <text:p>1111</text:p>
          </table:table-cell>
          <table:table-cell table:style-name="ce108" office:value-type="string">
            <text:p>MVN</text:p>
          </table:table-cell>
          <table:table-cell table:style-name="ce104" office:value-type="string">
            <text:p>Rd = ~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1.39cm" svg:height="2.176cm" svg:x="33.043cm" svg:y="10.452cm" draw:caption-point-x="-0.61cm" draw:caption-point-y="1.51cm">
              <dc:date>2014-06-26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SMUL(BB/BT/TB/TT)</text:p>
          </table:table-cell>
          <table:table-cell table:style-name="Default"/>
          <table:table-cell/>
          <table:table-cell table:style-name="ce96"/>
          <table:table-cell table:number-columns-repeated="986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 office:value-type="string">
            <text:p>S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7.409cm" svg:height="3.361cm" svg:x="33.043cm" svg:y="10.878cm" draw:caption-point-x="-0.61cm" draw:caption-point-y="1.51cm">
              <dc:date>2014-06-26T00:00:00</dc:date>
              <text:p text:style-name="P1"><text:span text:style-name="T1">Signed Multiply Long multiplies two 32-bit signed values to produce a 64-bit result.</text:span></text:p>
              <text:p text:style-name="P1"><text:span text:style-name="T1">In ARM instructions, the condition flags can optionally be updated based on the result. Use of this option adversely</text:span></text:p>
              <text:p text:style-name="P1"><text:span text:style-name="T1">affects performance on many processor implementations.</text:span></text:p>
              <text:p text:style-name="P1"><text:span text:style-name="T1"/></text:p>
            </office:annotation>
            <text:p>SMULL</text:p>
          </table:table-cell>
          <table:table-cell table:style-name="Default"/>
          <table:table-cell/>
          <table:table-cell table:style-name="ce97" office:value-type="string">
            <text:p>Misc.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9.428cm" svg:height="1.781cm" svg:x="33.043cm" svg:y="11.305cm" draw:caption-point-x="-0.61cm" draw:caption-point-y="1.51cm">
              <dc:date>2014-06-26T00:00:00</dc:date>
              <text:p text:style-name="P1"><text:span text:style-name="T1">operand2 = if m_high then R[m]&lt;31:16&gt; else R[m]&lt;15:0&gt;;</text:span></text:p>
              <text:p text:style-name="P1"><text:span text:style-name="T1">product = SInt(R[n]) * SInt(operand2);</text:span></text:p>
              <text:p text:style-name="P1"><text:span text:style-name="T1">R[d] = product&lt;47:16&gt;;</text:span></text:p>
              <text:p text:style-name="P1"><text:span text:style-name="T1"/></text:p>
            </office:annotation>
            <text:p>SMULW(B/T)</text:p>
          </table:table-cell>
          <table:table-cell table:style-name="Default"/>
          <table:table-cell/>
          <table:table-cell table:style-name="ce60" office:value-type="string">
            <text:p>B</text:p>
          </table:table-cell>
          <table:table-cell table:style-name="ce107" office:value-type="string">
            <text:p>Byte(1), Word(0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0" draw:text-style-name="P1" svg:width="11.646cm" svg:height="5.731cm" svg:x="32.674cm" svg:y="11.785cm" draw:caption-point-x="-0.241cm" draw:caption-point-y="1.457cm">
              <dc:date>2014-06-26T00:00:00</dc:date>
              <text:p text:style-name="P1"><text:span text:style-name="T1">Signed Multiply Subtract Dual performs two signed 16 × 16-bit multiplications. It subtracts one of the products from</text:span></text:p>
              <text:p text:style-name="P1"><text:span text:style-name="T1">the other, and writes 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/></text:p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;</text:span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</office:annotation>
            <text:p>SMUSD</text:p>
          </table:table-cell>
          <table:table-cell table:style-name="Default"/>
          <table:table-cell/>
          <table:table-cell table:style-name="ce60" office:value-type="string">
            <text:p>D</text:p>
          </table:table-cell>
          <table:table-cell table:style-name="ce106" office:value-type="string">
            <text:p>Double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table:style-name="ce53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/>
          <table:table-cell table:style-name="ce48"/>
          <table:table-cell/>
          <table:table-cell table:style-name="ce49" office:value-type="string">
            <text:p>sh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11.646cm" svg:height="4.151cm" svg:x="33.043cm" svg:y="12.159cm" draw:caption-point-x="-0.61cm" draw:caption-point-y="1.51cm">
              <dc:date>2014-06-26T00:00:00</dc:date>
              <text:p text:style-name="P1"><text:span text:style-name="T1">d = UInt(Rd); n = UInt(Rn); saturate_to = UInt(sat_imm)+1;</text:span></text:p>
              <text:p text:style-name="P1"><text:span text:style-name="T1">(shift_t, shift_n) = DecodeImmShift(sh:’0’, imm5);</text:span></text:p>
              <text:p text:style-name="P1"><text:span text:style-name="T1">if d == 15 || n == 15 then UNPREDICTABLE;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SignedSatQ(SInt(operand), saturate_to);</text:span></text:p>
              <text:p text:style-name="P1"><text:span text:style-name="T1">R[d] = SignExtend(result, 32);</text:span></text:p>
              <text:p text:style-name="P1"><text:span text:style-name="T1">if sat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</text:p>
          </table:table-cell>
          <table:table-cell table:style-name="Default"/>
          <table:table-cell/>
          <table:table-cell table:style-name="ce60" office:value-type="string">
            <text:p>E</text:p>
          </table:table-cell>
          <table:table-cell table:style-name="ce106" office:value-type="string">
            <text:p>Little Endian (0), Big Endian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sat_imm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674cm" svg:height="2.966cm" svg:x="33.043cm" svg:y="12.586cm" draw:caption-point-x="-0.61cm" draw:caption-point-y="1.51cm">
              <dc:date>2014-06-26T00:00:00</dc:date>
              <text:p text:style-name="P1"><text:span text:style-name="T1">(result1, sat1) = SignedSatQ(SInt(R[n]&lt;15:0&gt;), saturate_to);</text:span></text:p>
              <text:p text:style-name="P1"><text:span text:style-name="T1">(result2, sat2) = SignedSatQ(SInt(R[n]&lt;31:16&gt;), saturate_to);</text:span></text:p>
              <text:p text:style-name="P1"><text:span text:style-name="T1">R[d]&lt;15:0&gt; = SignExtend(result1, 16);</text:span></text:p>
              <text:p text:style-name="P1"><text:span text:style-name="T1">R[d]&lt;31:16&gt; = Sign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16</text:p>
          </table:table-cell>
          <table:table-cell table:style-name="Default"/>
          <table:table-cell/>
          <table:table-cell table:style-name="ce60" office:value-type="string">
            <text:p>I</text:p>
          </table:table-cell>
          <table:table-cell table:style-name="ce107" office:value-type="string">
            <text:p>Immediate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167cm" svg:height="2.966cm" svg:x="33.043cm" svg:y="13.013cm" draw:caption-point-x="-0.61cm" draw:caption-point-y="1.51cm">
              <dc:date>2014-06-26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 then ‘11’ else ‘00’;</text:span></text:p>
              <text:p text:style-name="P1"><text:span text:style-name="T1">APSR.GE&lt;3:2&gt; = if diff &gt;= 0 then ‘11’ else ‘00’;</text:span></text:p>
              <text:p text:style-name="P1"><text:span text:style-name="T1"/></text:p>
            </office:annotation>
            <text:p>SSAX</text:p>
          </table:table-cell>
          <table:table-cell table:style-name="Default"/>
          <table:table-cell/>
          <table:table-cell table:style-name="ce98" office:value-type="string">
            <text:p>L</text:p>
          </table:table-cell>
          <table:table-cell table:style-name="ce107" office:value-type="string">
            <text:p>Link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9.542cm" svg:height="2.966cm" svg:x="33.043cm" svg:y="13.44cm" draw:caption-point-x="-0.61cm" draw:caption-point-y="1.51cm">
              <dc:date>2014-06-26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5:0&gt;;</text:span></text:p>
              <text:p text:style-name="P1"><text:span text:style-name="T1">R[d]&lt;31:16&gt; = diff2&lt;15:0&gt;;</text:span></text:p>
              <text:p text:style-name="P1"><text:span text:style-name="T1">APSR.GE&lt;1:0&gt; = if diff1 &gt;= 0 then ‘11’ else ‘00’;</text:span></text:p>
              <text:p text:style-name="P1"><text:span text:style-name="T1">APSR.GE&lt;3:2&gt; = if diff2 &gt;= 0 then ‘11’ else ‘00’;</text:span></text:p>
              <text:p text:style-name="P1"><text:span text:style-name="T1"/></text:p>
            </office:annotation>
            <text:p>SSUB16</text:p>
          </table:table-cell>
          <table:table-cell table:style-name="Default"/>
          <table:table-cell/>
          <table:table-cell table:style-name="ce98" office:value-type="string">
            <text:p>M</text:p>
          </table:table-cell>
          <table:table-cell table:style-name="ce107" office:value-type="string">
            <text:p>Lower HW (0), Upper HW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0" draw:text-style-name="P1" svg:width="7.693cm" svg:height="5.731cm" svg:x="33.043cm" svg:y="13.866cm" draw:caption-point-x="-0.61cm" draw:caption-point-y="1.51cm">
              <dc:date>2014-06-26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</text:span></text:p>
              <text:p text:style-name="P1"><text:span text:style-name="T1">= diff1&lt;7:0&gt;;</text:span></text:p>
              <text:p text:style-name="P1"><text:span text:style-name="T1">R[d]&lt;15:8&gt; = diff2&lt;7:0&gt;;</text:span></text:p>
              <text:p text:style-name="P1"><text:span text:style-name="T1">R[d]&lt;23:16&gt; = diff3&lt;7:0&gt;;</text:span></text:p>
              <text:p text:style-name="P1"><text:span text:style-name="T1">R[d]&lt;31:24&gt; = diff4&lt;7:0&gt;;</text:span></text:p>
              <text:p text:style-name="P1"><text:span text:style-name="T1">APSR.GE&lt;0&gt; = if diff1 &gt;= 0 then ‘1’ else ‘0’;</text:span></text:p>
              <text:p text:style-name="P1"><text:span text:style-name="T1">APSR.GE&lt;1&gt; = if diff2 &gt;= 0 then ‘1’ else ‘0’;</text:span></text:p>
              <text:p text:style-name="P1"><text:span text:style-name="T1">APSR.GE&lt;2&gt; = if diff3 &gt;= 0 then ‘1’ else ‘0’;</text:span></text:p>
              <text:p text:style-name="P1"><text:span text:style-name="T1">APSR.GE&lt;3&gt; = if diff4 &gt;= 0 then ‘1’ else ‘0’;</text:span></text:p>
              <text:p text:style-name="P1"><text:span text:style-name="T1"/></text:p>
            </office:annotation>
            <text:p>SSUB8</text:p>
          </table:table-cell>
          <table:table-cell table:style-name="Default"/>
          <table:table-cell/>
          <table:table-cell table:style-name="ce98" office:value-type="string">
            <text:p>N</text:p>
          </table:table-cell>
          <table:table-cell table:style-name="ce107" office:value-type="string">
            <text:p>Lower HW (0), Upper HW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8"/>
          <table:table-cell table:style-name="ce48"/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  <table:table-cell table:style-name="ce48"/>
          <table:table-cell/>
          <table:table-cell table:style-name="ce52" table:number-columns-repeated="2"/>
          <table:table-cell/>
          <table:table-cell table:style-name="ce48"/>
          <table:table-cell table:number-columns-repeated="2"/>
          <table:table-cell table:style-name="ce48"/>
          <table:table-cell table:style-name="Default" table:number-columns-repeated="3"/>
          <table:table-cell/>
          <table:table-cell table:style-name="ce98"/>
          <table:table-cell table:style-name="ce107"/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ce54"/>
          <table:table-cell table:style-name="Default" office:value-type="string">
            <text:p>UMAAL</text:p>
          </table:table-cell>
          <table:table-cell table:style-name="Default"/>
          <table:table-cell/>
          <table:table-cell table:style-name="ce60" office:value-type="string">
            <text:p>P</text:p>
          </table:table-cell>
          <table:table-cell table:style-name="ce107" office:value-type="string">
            <text:p>Pre (1), Post (0) incrementing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Default"/>
          <table:table-cell table:style-name="Default" office:value-type="string">
            <text:p>UMLAL</text:p>
          </table:table-cell>
          <table:table-cell table:style-name="Default"/>
          <table:table-cell/>
          <table:table-cell table:style-name="ce60" office:value-type="string">
            <text:p>S</text:p>
          </table:table-cell>
          <table:table-cell table:style-name="ce107" office:value-type="string">
            <text:p>Set cond flags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S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Default"/>
          <table:table-cell table:style-name="Default" office:value-type="string">
            <text:p>UMULL</text:p>
          </table:table-cell>
          <table:table-cell table:style-name="Default"/>
          <table:table-cell/>
          <table:table-cell table:style-name="ce60" office:value-type="string">
            <text:p>U</text:p>
          </table:table-cell>
          <table:table-cell table:style-name="ce107" office:value-type="string">
            <text:p>Up (1), down (0) incrementing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60" office:value-type="string">
            <text:p>W</text:p>
          </table:table-cell>
          <table:table-cell table:style-name="ce107" office:value-type="string">
            <text:p>Write-back, 1 to enable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DD16</text:p>
          </table:table-cell>
          <table:table-cell table:style-name="Default"/>
          <table:table-cell/>
          <table:table-cell table:style-name="ce60"/>
          <table:table-cell table:style-name="ce107"/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DD8</text:p>
          </table:table-cell>
          <table:table-cell table:style-name="Default"/>
          <table:table-cell/>
          <table:table-cell table:style-name="ce60"/>
          <table:table-cell table:style-name="ce107"/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SX</text:p>
          </table:table-cell>
          <table:table-cell table:style-name="Default"/>
          <table:table-cell/>
          <table:table-cell table:style-name="ce99"/>
          <table:table-cell table:style-name="ce108"/>
          <table:table-cell table:style-name="ce112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AX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U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UB8</text:p>
          </table:table-cell>
          <table:table-cell table:style-name="Default"/>
          <table:table-cell/>
          <table:table-cell table:style-name="ce97" office:value-type="string">
            <text:p>Mask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10.935cm" svg:height="3.361cm" svg:x="33.043cm" svg:y="18.989cm" draw:caption-point-x="-0.61cm" draw:caption-point-y="1.51cm">
              <dc:date>2014-06-26T00:00:00</dc:date>
              <text:p text:style-name="P1"><text:span text:style-name="T1">absdiff1 = Abs(UInt(R[n]&lt;7:0&gt;)</text:span></text:p>
              <text:p text:style-name="P1"><text:span text:style-name="T1">- UInt(R[m]&lt;7:0&gt;));</text:span></text:p>
              <text:p text:style-name="P1"><text:span text:style-name="T1">absdiff2 = Abs(UInt(R[n]&lt;15:8&gt;) - UInt(R[m]&lt;15:8&gt;));</text:span></text:p>
              <text:p text:style-name="P1"><text:span text:style-name="T1">absdiff3 = Abs(UInt(R[n]&lt;23:16&gt;) - UInt(R[m]&lt;23:16&gt;));</text:span></text:p>
              <text:p text:style-name="P1"><text:span text:style-name="T1">absdiff4 = Abs(UInt(R[n]&lt;31:24&gt;) - UInt(R[m]&lt;31:24&gt;));</text:span></text:p>
              <text:p text:style-name="P1"><text:span text:style-name="T1">result = absdiff1 + absdiff2 + absdiff3 + absdiff4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USAD8</text:p>
          </table:table-cell>
          <table:table-cell table:style-name="Default"/>
          <table:table-cell/>
          <table:table-cell table:style-name="ce60" office:value-type="string">
            <text:p>x1</text:p>
          </table:table-cell>
          <table:table-cell table:style-name="ce107" office:value-type="string">
            <text:p>write g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2" draw:text-style-name="P1" svg:width="13.295cm" svg:height="5.336cm" svg:x="33.043cm" svg:y="19.416cm" draw:caption-point-x="-0.61cm" draw:caption-point-y="1.51cm">
              <dc:date>2014-06-26T00:00:00</dc:date>
              <text:p text:style-name="P1"><text:span text:style-name="T1">absdiff1 = Abs(UInt(R[n]&lt;7:0&gt;)- UInt(R[m]&lt;7:0&gt;));</text:span></text:p>
              <text:p text:style-name="P1"><text:span text:style-name="T1">absdiff2 = Abs(UInt(R[n]&lt;15:8&gt;)- UInt(R[m]&lt;15:8&gt;));</text:span></text:p>
              <text:p text:style-name="P1"><text:span text:style-name="T1">absdiff3 = Abs(UInt(R[n]&lt;23:16&gt;)- UInt(R[m]&lt;23:16&gt;));</text:span></text:p>
              <text:p text:style-name="P1"><text:span text:style-name="T1">absdiff4 = Abs(UInt(R[n]&lt;31:24&gt;)- UInt(R[m]&lt;31:24&gt;));</text:span></text:p>
              <text:p text:style-name="P1"><text:span text:style-name="T1">result = UInt(R[a]) + absdiff1 +absdiff2 + absdiff3 + absdiff4;</text:span></text:p>
              <text:p text:style-name="P1"><text:span text:style-name="T1"/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USADA8</text:p>
          </table:table-cell>
          <table:table-cell table:style-name="Default"/>
          <table:table-cell/>
          <table:table-cell table:style-name="ce61" office:value-type="string">
            <text:p>1x</text:p>
          </table:table-cell>
          <table:table-cell table:style-name="ce108" office:value-type="string">
            <text:p>write nzcvq</text:p>
          </table:table-cell>
          <table:table-cell table:style-name="ce112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style-name="ce48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/>
          <table:table-cell table:style-name="ce48"/>
          <table:table-cell table:style-name="ce41"/>
          <table:table-cell office:value-type="string">
            <text:p>sh</text:p>
          </table:table-cell>
          <table:table-cell table:style-name="ce3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3" draw:text-style-name="P1" svg:width="11.873cm" svg:height="4.546cm" svg:x="33.043cm" svg:y="19.843cm" draw:caption-point-x="-0.61cm" draw:caption-point-y="1.51cm">
              <dc:date>2014-06-26T00:00:00</dc:date>
              <text:p text:style-name="P1"><text:span text:style-name="T1">LSL #&lt;n&gt; Left shift by &lt;n&gt; bits, with &lt;n&gt; in the range 1-31.</text:span></text:p>
              <text:p text:style-name="P1"><text:span text:style-name="T1"><text:s text:c="8"/></text:span><text:span text:style-name="T1">Encoded as sh = 0, immsh = &lt;n&gt;.</text:span></text:p>
              <text:p text:style-name="P1"><text:span text:style-name="T1">ASR #&lt;n&gt; Arithmetic right shift by &lt;n&gt; bits, with &lt;n&gt; in the range 1-31.</text:span></text:p>
              <text:p text:style-name="P1"><text:span text:style-name="T1"><text:s text:c="8"/></text:span><text:span text:style-name="T1">Encoded as sh = 1, immsh = &lt;n&gt;.</text:span></text:p>
              <text:p text:style-name="P1"><text:span text:style-name="T1">ASR #32 Arithmetic right shift by 32 bits, permitted only for encoding A1.</text:span></text:p>
              <text:p text:style-name="P1"><text:span text:style-name="T1"><text:s text:c="7"/></text:span><text:span text:style-name="T1">Encoded as sh = 1, immsh = 0b00000.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UnsignedSatQ(SInt(operand), saturate_to);</text:span></text:p>
              <text:p text:style-name="P1"><text:span text:style-name="T1">R[d] = ZeroExtend(result, 32);</text:span></text:p>
              <text:p text:style-name="P1"><text:span text:style-name="T1"/></text:p>
            </office:annotation>
            <text:p>USAT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style-name="ce48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7.75cm" svg:height="3.756cm" svg:x="33.043cm" svg:y="20.269cm" draw:caption-point-x="-0.61cm" draw:caption-point-y="1.51cm">
              <dc:date>2014-06-26T00:00:00</dc:date>
              <text:p text:style-name="P1"><text:span text:style-name="T1">(result1, sat1) = UnsignedSatQ(SInt(R[n]&lt;15:0&gt;), saturate_to);</text:span></text:p>
              <text:p text:style-name="P1"><text:span text:style-name="T1">(result2, sat2) = UnsignedSatQ(SInt(R[n]&lt;31:16&gt;), saturate_to);</text:span></text:p>
              <text:p text:style-name="P1"><text:span text:style-name="T1">R[d]&lt;15:0&gt; = ZeroExtend(result1, 16);</text:span></text:p>
              <text:p text:style-name="P1"><text:span text:style-name="T1">R[d]&lt;31:16&gt; = Zero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USAT16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4" draw:text-style-name="P1" svg:width="12.783cm" svg:height="4.941cm" svg:x="33.043cm" svg:y="20.696cm" draw:caption-point-x="-0.61cm" draw:caption-point-y="1.51cm">
              <dc:date>2014-06-26T00:00:00</dc:date>
              <text:p text:style-name="P1"><text:span text:style-name="T1">Unsigned Subtract and Add with Exchange exchanges the two halfwords of the second operand, performs one</text:span></text:p>
              <text:p text:style-name="P1"><text:span text:style-name="T1">unsigned 16-bit integer subtraction and one unsigned 16-bit addi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sum = UInt(R[n]&lt;15:0&gt;) + UInt(R[m]&lt;31:16&gt;);</text:span></text:p>
              <text:p text:style-name="P1"><text:span text:style-name="T1">diff = UInt(R[n]&lt;31:16&gt;) - U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x10000 then ‘11’ else ‘00’;</text:span></text:p>
              <text:p text:style-name="P1"><text:span text:style-name="T1">APSR.GE&lt;3:2&gt; = if diff &gt;= 0 then ‘11’ else ‘00’;</text:span></text:p>
            </office:annotation>
            <text:p>USAX</text:p>
          </table:table-cell>
          <table:table-cell table:style-name="Default"/>
          <table:table-cell/>
          <table:table-cell table:style-name="ce100" office:value-type="string">
            <text:p>Rotate</text:p>
          </table:table-cell>
          <table:table-cell table:style-name="ce109"/>
          <table:table-cell table:style-name="ce11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SUB16</text:p>
          </table:table-cell>
          <table:table-cell table:style-name="Default"/>
          <table:table-cell/>
          <table:table-cell table:style-name="ce60" office:value-type="string">
            <text:p>00</text:p>
          </table:table-cell>
          <table:table-cell table:style-name="ce107" office:value-type="string">
            <text:p>-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SUB8</text:p>
          </table:table-cell>
          <table:table-cell table:style-name="Default"/>
          <table:table-cell/>
          <table:table-cell table:style-name="ce60" office:value-type="string">
            <text:p>01</text:p>
          </table:table-cell>
          <table:table-cell table:style-name="ce107" office:value-type="string">
            <text:p>ROR #8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98" office:value-type="float" office:value="10">
            <text:p>10</text:p>
          </table:table-cell>
          <table:table-cell table:style-name="ce107" office:value-type="string">
            <text:p>ROR #16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B</text:p>
          </table:table-cell>
          <table:table-cell table:style-name="Default"/>
          <table:table-cell/>
          <table:table-cell table:style-name="ce99" office:value-type="float" office:value="11">
            <text:p>11</text:p>
          </table:table-cell>
          <table:table-cell table:style-name="ce108" office:value-type="string">
            <text:p>ROR #24</text:p>
          </table:table-cell>
          <table:table-cell table:style-name="ce112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H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B</text:p>
          </table:table-cell>
          <table:table-cell table:style-name="Default"/>
          <table:table-cell/>
          <table:table-cell table:style-name="ce59" office:value-type="string">
            <text:p>FPSCR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B16</text:p>
          </table:table-cell>
          <table:table-cell table:style-name="Default"/>
          <table:table-cell/>
          <table:table-cell table:style-name="ce98" office:value-type="string">
            <text:p>bits</text:p>
          </table:table-cell>
          <table:table-cell table:style-name="ce107" office:value-type="string">
            <text:p>Name</text:p>
          </table:table-cell>
          <table:table-cell table:style-name="ce103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H</text:p>
          </table:table-cell>
          <table:table-cell table:style-name="Default"/>
          <table:table-cell/>
          <table:table-cell table:style-name="ce98" office:value-type="float" office:value="0">
            <text:p>0</text:p>
          </table:table-cell>
          <table:table-cell table:style-name="ce107" office:value-type="string">
            <text:p>IO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98" office:value-type="float" office:value="1">
            <text:p>1</text:p>
          </table:table-cell>
          <table:table-cell table:style-name="ce107" office:value-type="string">
            <text:p>DZ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1.888cm" svg:height="2.176cm" svg:x="33.043cm" svg:y="25.392cm" draw:caption-point-x="-0.61cm" draw:caption-point-y="1.51cm">
              <dc:date>2014-06-23T00:00:00</dc:date>
              <text:p text:style-name="P1"><text:span text:style-name="T1">R[d]&lt;7:0&gt;= if APSR.GE&lt;0&gt; == ‘1’ then R[n]&lt;7:0&gt;else R[m]&lt;7:0&gt;;</text:span></text:p>
              <text:p text:style-name="P1"><text:span text:style-name="T1">R[d]&lt;15:8&gt; = if APSR.GE&lt;1&gt; ==‘1’ then R[n]&lt;15:8&gt; else R[m]&lt;15:8&gt;;</text:span></text:p>
              <text:p text:style-name="P1"><text:span text:style-name="T1">R[d]&lt;23:16&gt; = if APSR.GE&lt;2&gt; ==‘1’ then R[n]&lt;23:16&gt; else R[m]&lt;23:16&gt;;</text:span></text:p>
              <text:p text:style-name="P1"><text:span text:style-name="T1">R[d]&lt;31:24&gt; = if APSR.GE&lt;3&gt; ==‘1’ then R[n]&lt;31:24&gt; else R[m]&lt;31:24&gt;;</text:span></text:p>
              <text:p text:style-name="P1"><text:span text:style-name="T1"/></text:p>
            </office:annotation>
            <text:p>SEL</text:p>
          </table:table-cell>
          <table:table-cell table:number-columns-repeated="2"/>
          <table:table-cell table:style-name="ce98" office:value-type="float" office:value="2">
            <text:p>2</text:p>
          </table:table-cell>
          <table:table-cell table:style-name="ce107" office:value-type="string">
            <text:p>OF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float" office:value="3">
            <text:p>3</text:p>
          </table:table-cell>
          <table:table-cell table:style-name="ce107" office:value-type="string">
            <text:p>UF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ADD</text:p>
          </table:table-cell>
          <table:table-cell table:number-columns-repeated="2"/>
          <table:table-cell table:style-name="ce98" office:value-type="float" office:value="4">
            <text:p>4</text:p>
          </table:table-cell>
          <table:table-cell table:style-name="ce107" office:value-type="string">
            <text:p>IX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ADD16</text:p>
          </table:table-cell>
          <table:table-cell table:number-columns-repeated="2"/>
          <table:table-cell table:style-name="ce101" office:value-type="string">
            <text:p>5 – 6</text:p>
          </table:table-cell>
          <table:table-cell table:style-name="ce107" office:value-type="string">
            <text:p>Reserved</text:p>
          </table:table-cell>
          <table:table-cell table:style-name="ce10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0"/>
          <table:table-cell office:value-type="string">
            <text:p>Rd</text:p>
          </table:table-cell>
          <table:table-cell table:style-name="ce39"/>
          <table:table-cell table:style-name="ce42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6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QADD8</text:p>
          </table:table-cell>
          <table:table-cell table:number-columns-repeated="2"/>
          <table:table-cell table:style-name="ce98" office:value-type="float" office:value="7">
            <text:p>7</text:p>
          </table:table-cell>
          <table:table-cell table:style-name="ce107" office:value-type="string">
            <text:p>ID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7.365cm" svg:height="2.176cm" svg:x="33.043cm" svg:y="27.526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SignedSat(diff, 16);</text:span></text:p>
              <text:p text:style-name="P1"><text:span text:style-name="T1">R[d]&lt;31:16&gt; = SignedSat(sum, 16);</text:span></text:p>
              <text:p text:style-name="P1"><text:span text:style-name="T1"/></text:p>
            </office:annotation>
            <text:p>QASX</text:p>
          </table:table-cell>
          <table:table-cell table:number-columns-repeated="2"/>
          <table:table-cell table:style-name="ce98" office:value-type="float" office:value="8">
            <text:p>8</text:p>
          </table:table-cell>
          <table:table-cell table:style-name="ce107" office:value-type="string">
            <text:p>IO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0.039cm" svg:height="2.176cm" svg:x="33.043cm" svg:y="27.953cm" draw:caption-point-x="-0.61cm" draw:caption-point-y="1.51cm">
              <dc:date>2014-06-23T00:00:00</dc:date>
              <text:p text:style-name="P1"><text:span text:style-name="T1">(doubled, sat1) = SignedSatQ(2 * SInt(R[n]), 32);</text:span></text:p>
              <text:p text:style-name="P1"><text:span text:style-name="T1">(R[d], sat2) = SignedSatQ(SInt(R[m]) + SInt(doubled), 32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QDADD</text:p>
          </table:table-cell>
          <table:table-cell table:number-columns-repeated="2"/>
          <table:table-cell table:style-name="ce98" office:value-type="float" office:value="9">
            <text:p>9</text:p>
          </table:table-cell>
          <table:table-cell table:style-name="ce107" office:value-type="string">
            <text:p>DZ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DSUB</text:p>
          </table:table-cell>
          <table:table-cell table:style-name="Default"/>
          <table:table-cell/>
          <table:table-cell table:style-name="ce98" office:value-type="float" office:value="10">
            <text:p>10</text:p>
          </table:table-cell>
          <table:table-cell table:style-name="ce107" office:value-type="string">
            <text:p>OF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SAX</text:p>
          </table:table-cell>
          <table:table-cell table:style-name="Default"/>
          <table:table-cell/>
          <table:table-cell table:style-name="ce98" office:value-type="float" office:value="11">
            <text:p>11</text:p>
          </table:table-cell>
          <table:table-cell table:style-name="ce107" office:value-type="string">
            <text:p>UF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SUB</text:p>
          </table:table-cell>
          <table:table-cell table:number-columns-repeated="2"/>
          <table:table-cell table:style-name="ce98" office:value-type="float" office:value="12">
            <text:p>12</text:p>
          </table:table-cell>
          <table:table-cell table:style-name="ce107" office:value-type="string">
            <text:p>IX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133cm" svg:height="2.176cm" svg:x="33.043cm" svg:y="29.66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SignedSat(diff1, 16);</text:span></text:p>
              <text:p text:style-name="P1"><text:span text:style-name="T1">R[d]&lt;31:16&gt; = SignedSat(diff2, 16);</text:span></text:p>
              <text:p text:style-name="P1"><text:span text:style-name="T1"/></text:p>
            </office:annotation>
            <text:p>QSUB16</text:p>
          </table:table-cell>
          <table:table-cell table:number-columns-repeated="2"/>
          <table:table-cell table:style-name="ce98" office:value-type="string">
            <text:p>13 – 14</text:p>
          </table:table-cell>
          <table:table-cell table:style-name="ce107" office:value-type="string">
            <text:p>Reserved</text:p>
          </table:table-cell>
          <table:table-cell table:style-name="ce10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7.707cm" svg:height="3.756cm" svg:x="33.043cm" svg:y="30.08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SignedSat(diff1, 8);</text:span></text:p>
              <text:p text:style-name="P1"><text:span text:style-name="T1">R[d]&lt;15:8&gt; = SignedSat(diff2, 8);</text:span></text:p>
              <text:p text:style-name="P1"><text:span text:style-name="T1">R[d]&lt;23:16&gt; = SignedSat(diff3, 8);</text:span></text:p>
              <text:p text:style-name="P1"><text:span text:style-name="T1">R[d]&lt;31:24&gt; = SignedSat(diff4, 8);</text:span></text:p>
              <text:p text:style-name="P1"><text:span text:style-name="T1"/></text:p>
            </office:annotation>
            <text:p>QSUB8</text:p>
          </table:table-cell>
          <table:table-cell table:number-columns-repeated="2"/>
          <table:table-cell table:style-name="ce98" office:value-type="float" office:value="15">
            <text:p>15</text:p>
          </table:table-cell>
          <table:table-cell table:style-name="ce107" office:value-type="string">
            <text:p>ID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string">
            <text:p>16 – 18</text:p>
          </table:table-cell>
          <table:table-cell table:style-name="ce107" office:value-type="string">
            <text:p>Len</text:p>
          </table:table-cell>
          <table:table-cell table:style-name="ce103" office:value-type="string">
            <text:p>DEPRECATED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RBIT</text:p>
          </table:table-cell>
          <table:table-cell office:value-type="string">
            <text:p>v6T2,v7</text:p>
          </table:table-cell>
          <table:table-cell/>
          <table:table-cell table:style-name="ce98" office:value-type="float" office:value="19">
            <text:p>19</text:p>
          </table:table-cell>
          <table:table-cell table:style-name="ce107" office:value-type="string">
            <text:p>Reserved</text:p>
          </table:table-cell>
          <table:table-cell table:style-name="ce103" table:formula="of:=&quot;=0&quot;" office:value-type="string" office:string-value="=0">
            <text:p>=0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5.829cm" svg:height="3.361cm" svg:x="33.043cm" svg:y="31.368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7:0&gt;;</text:span></text:p>
              <text:p text:style-name="P1"><text:span text:style-name="T1">result&lt;23:16&gt; = R[m]&lt;15:8&gt;;</text:span></text:p>
              <text:p text:style-name="P1"><text:span text:style-name="T1">result&lt;15:8&gt; = R[m]&lt;23:16&gt;;</text:span></text:p>
              <text:p text:style-name="P1"><text:span text:style-name="T1">result&lt;7:0&gt;</text:span></text:p>
              <text:p text:style-name="P1"><text:span text:style-name="T1">= R[m]&lt;31:24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</text:p>
          </table:table-cell>
          <table:table-cell table:number-columns-repeated="2"/>
          <table:table-cell table:style-name="ce98" office:value-type="string">
            <text:p>20 – 21</text:p>
          </table:table-cell>
          <table:table-cell table:style-name="ce107" office:value-type="string">
            <text:p>Stride</text:p>
          </table:table-cell>
          <table:table-cell table:style-name="ce103" office:value-type="string">
            <text:p>DEPRECATED</text:p>
          </table:table-cell>
          <table:table-cell table:number-columns-repeated="984"/>
        </table:table-row>
        <table:table-row table:style-name="ro9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5.772cm" svg:height="3.361cm" svg:x="33.043cm" svg:y="31.795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23:16&gt;;</text:span></text:p>
              <text:p text:style-name="P1"><text:span text:style-name="T1">result&lt;23:16&gt; = R[m]&lt;31:24&gt;;</text:span></text:p>
              <text:p text:style-name="P1"><text:span text:style-name="T1">result&lt;15:8&gt; = R[m]&lt;7:0&gt;;</text:span></text:p>
              <text:p text:style-name="P1"><text:span text:style-name="T1">result&lt;7:0&gt;</text:span></text:p>
              <text:p text:style-name="P1"><text:span text:style-name="T1">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16</text:p>
          </table:table-cell>
          <table:table-cell table:number-columns-repeated="2"/>
          <table:table-cell table:style-name="ce98" office:value-type="string">
            <text:p>22 – 23</text:p>
          </table:table-cell>
          <table:table-cell table:style-name="ce107" office:value-type="string">
            <text:p>Rmode</text:p>
          </table:table-cell>
          <table:table-cell table:style-name="ce103" office:value-type="string">
            <text:p>00 Round to Nearest</text:p>
            <text:p>01 Round toward +inf</text:p>
            <text:p>10 Round toward -inf</text:p>
            <text:p>11 Round towards 0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02cm" svg:height="2.176cm" svg:x="33.043cm" svg:y="33.426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8&gt; = SignExtend(R[m]&lt;7:0&gt;, 24);</text:span></text:p>
              <text:p text:style-name="P1"><text:span text:style-name="T1">Result&lt;7:0&gt; 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SH</text:p>
          </table:table-cell>
          <table:table-cell table:number-columns-repeated="2"/>
          <table:table-cell table:style-name="ce98" office:value-type="float" office:value="24">
            <text:p>24</text:p>
          </table:table-cell>
          <table:table-cell table:style-name="ce107" office:value-type="string">
            <text:p>FZ</text:p>
          </table:table-cell>
          <table:table-cell table:style-name="ce103" office:value-type="string">
            <text:p>Flush to Zero, 0=IEEE-754 compliant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float" office:value="25">
            <text:p>25</text:p>
          </table:table-cell>
          <table:table-cell table:style-name="ce107" office:value-type="string">
            <text:p>DN</text:p>
          </table:table-cell>
          <table:table-cell table:style-name="ce103" office:value-type="string">
            <text:p>Default NaN mod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8.333cm" svg:height="2.966cm" svg:x="33.043cm" svg:y="34.28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5:0&gt;;</text:span></text:p>
              <text:p text:style-name="P1"><text:span text:style-name="T1">R[d]&lt;31:16&gt; = sum2&lt;15:0&gt;;</text:span></text:p>
              <text:p text:style-name="P1"><text:span text:style-name="T1">APSR.GE&lt;1:0&gt; = if sum1 &gt;= 0 then ‘11’ else ‘00’;</text:span></text:p>
              <text:p text:style-name="P1"><text:span text:style-name="T1">APSR.GE&lt;3:2&gt; = if sum2 &gt;= 0 then ‘11’ else ‘00’;</text:span></text:p>
              <text:p text:style-name="P1"><text:span text:style-name="T1"/></text:p>
            </office:annotation>
            <text:p>SADD16</text:p>
          </table:table-cell>
          <table:table-cell table:number-columns-repeated="2"/>
          <table:table-cell table:style-name="ce98" office:value-type="float" office:value="26">
            <text:p>26</text:p>
          </table:table-cell>
          <table:table-cell table:style-name="ce107" office:value-type="string">
            <text:p>AHP</text:p>
          </table:table-cell>
          <table:table-cell table:style-name="ce103" office:value-type="string">
            <text:p>Half-precision format 0=IEE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2" draw:text-style-name="P1" svg:width="7.963cm" svg:height="5.336cm" svg:x="33.043cm" svg:y="34.707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 = sum1&lt;7:0&gt;;</text:span></text:p>
              <text:p text:style-name="P1"><text:span text:style-name="T1">R[d]&lt;15:8&gt; = sum2&lt;7:0&gt;;</text:span></text:p>
              <text:p text:style-name="P1"><text:span text:style-name="T1">R[d]&lt;23:16&gt; = sum3&lt;7:0&gt;;</text:span></text:p>
              <text:p text:style-name="P1"><text:span text:style-name="T1">R[d]&lt;31:24&gt; = sum4&lt;7:0&gt;;</text:span></text:p>
              <text:p text:style-name="P1"><text:span text:style-name="T1">APSR.GE&lt;0&gt; = if sum1 &gt;= 0 then ‘1’ else ‘0’;</text:span></text:p>
              <text:p text:style-name="P1"><text:span text:style-name="T1">APSR.GE&lt;1&gt; = if sum2 &gt;= 0 then ‘1’ else ‘0’;</text:span></text:p>
              <text:p text:style-name="P1"><text:span text:style-name="T1">APSR.GE&lt;2&gt; = if sum3 &gt;= 0 then ‘1’ else ‘0’;</text:span></text:p>
              <text:p text:style-name="P1"><text:span text:style-name="T1">APSR.GE&lt;3&gt; = if sum4 &gt;= 0 then ‘1’ else ‘0’;</text:span></text:p>
              <text:p text:style-name="P1"><text:span text:style-name="T1"/></text:p>
            </office:annotation>
            <text:p>SADD8</text:p>
          </table:table-cell>
          <table:table-cell table:number-columns-repeated="2"/>
          <table:table-cell table:style-name="ce98" office:value-type="float" office:value="27">
            <text:p>27</text:p>
          </table:table-cell>
          <table:table-cell table:style-name="ce107" office:value-type="string">
            <text:p>QC</text:p>
          </table:table-cell>
          <table:table-cell table:style-name="ce103" office:value-type="string">
            <text:p>SIMD only, Cumulative Saturation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3"/>
          <table:table-cell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8.674cm" svg:height="2.966cm" svg:x="33.043cm" svg:y="35.134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 then ‘11’ else ‘00’;</text:span></text:p>
              <text:p text:style-name="P1"><text:span text:style-name="T1"/></text:p>
            </office:annotation>
            <text:p>SASX</text:p>
          </table:table-cell>
          <table:table-cell table:number-columns-repeated="2"/>
          <table:table-cell table:style-name="ce98" office:value-type="float" office:value="28">
            <text:p>28</text:p>
          </table:table-cell>
          <table:table-cell table:style-name="ce107" office:value-type="string">
            <text:p>V</text:p>
          </table:table-cell>
          <table:table-cell table:style-name="ce103" office:value-type="string">
            <text:p>Overflow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8"/>
          <table:table-cell table:style-name="Default" table:number-columns-repeated="2"/>
          <table:table-cell table:number-columns-repeated="2"/>
          <table:table-cell table:style-name="ce98" office:value-type="float" office:value="29">
            <text:p>29</text:p>
          </table:table-cell>
          <table:table-cell table:style-name="ce107" office:value-type="string">
            <text:p>C</text:p>
          </table:table-cell>
          <table:table-cell table:style-name="ce103" office:value-type="string">
            <text:p>Carry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office:value-type="string">
            <text:p>widthm1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0.096cm" svg:height="2.571cm" svg:x="33.043cm" svg:y="35.987cm" draw:caption-point-x="-0.61cm" draw:caption-point-y="1.51cm">
              <dc:date>2014-06-23T00:00:00</dc:date>
              <text:p text:style-name="P1"><text:span text:style-name="T1">msbit = lsbit + widthminus1;</text:span></text:p>
              <text:p text:style-name="P1"><text:span text:style-name="T1">if msbit &lt;= 31 then</text:span></text:p>
              <text:p text:style-name="P1"><text:span text:style-name="T1">R[d] = SignExtend(R[n]&lt;msbit:lsbit&gt;, 32);</text:span></text:p>
              <text:p text:style-name="P1"><text:span text:style-name="T1">else</text:span></text:p>
              <text:p text:style-name="P1"><text:span text:style-name="T1">UNPREDICTABLE;</text:span></text:p>
              <text:p text:style-name="P1"><text:span text:style-name="T1"/></text:p>
            </office:annotation>
            <text:p>SBFX</text:p>
          </table:table-cell>
          <table:table-cell office:value-type="string">
            <text:p>v6T2,v7</text:p>
          </table:table-cell>
          <table:table-cell/>
          <table:table-cell table:style-name="ce98" office:value-type="float" office:value="30">
            <text:p>30</text:p>
          </table:table-cell>
          <table:table-cell table:style-name="ce107" office:value-type="string">
            <text:p>Z</text:p>
          </table:table-cell>
          <table:table-cell table:style-name="ce103" office:value-type="string">
            <text:p>Zerro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9" office:value-type="float" office:value="31">
            <text:p>31</text:p>
          </table:table-cell>
          <table:table-cell table:style-name="ce108" office:value-type="string">
            <text:p>N</text:p>
          </table:table-cell>
          <table:table-cell table:style-name="ce104" office:value-type="string">
            <text:p>Negativ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7.365cm" svg:height="2.571cm" svg:x="33.043cm" svg:y="36.841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6:1&gt;;</text:span></text:p>
              <text:p text:style-name="P1"><text:span text:style-name="T1">R[d]&lt;31:16&gt; = sum2&lt;16:1&gt;;</text:span></text:p>
              <text:p text:style-name="P1"><text:span text:style-name="T1"/></text:p>
            </office:annotation>
            <text:p>SH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11.718cm" svg:height="4.151cm" svg:x="33.043cm" svg:y="37.268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</text:span></text:p>
              <text:p text:style-name="P1"><text:span text:style-name="T1">= sum1&lt;8:1&gt;;</text:span></text:p>
              <text:p text:style-name="P1"><text:span text:style-name="T1">R[d]&lt;15:8&gt; = sum2&lt;8:1&gt;;</text:span></text:p>
              <text:p text:style-name="P1"><text:span text:style-name="T1">R[d]&lt;23:16&gt; = sum3&lt;8:1&gt;;</text:span></text:p>
              <text:p text:style-name="P1"><text:span text:style-name="T1">R[d]&lt;31:24&gt; = sum4&lt;8:1&gt;;</text:span></text:p>
              <text:p text:style-name="P1"><text:span text:style-name="T1"/></text:p>
            </office:annotation>
            <text:p>SH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02cm" svg:height="2.176cm" svg:x="33.043cm" svg:y="37.695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6:1&gt;;</text:span></text:p>
              <text:p text:style-name="P1"><text:span text:style-name="T1">R[d]&lt;31:16&gt; = sum&lt;16:1&gt;;</text:span></text:p>
              <text:p text:style-name="P1"><text:span text:style-name="T1"/></text:p>
            </office:annotation>
            <text:p>SH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7.821cm" svg:height="2.176cm" svg:x="33.043cm" svg:y="38.122cm" draw:caption-point-x="-0.61cm" draw:caption-point-y="1.51cm">
              <dc:date>2014-06-23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6:1&gt;;</text:span></text:p>
              <text:p text:style-name="P1"><text:span text:style-name="T1">R[d]&lt;31:16&gt; = diff&lt;16:1&gt;;</text:span></text:p>
              <text:p text:style-name="P1"><text:span text:style-name="T1"/></text:p>
            </office:annotation>
            <text:p>SHSA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SA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9" draw:text-style-name="P1" svg:width="9.186cm" svg:height="2.176cm" svg:x="33.043cm" svg:y="41.11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6:1&gt;;</text:span></text:p>
              <text:p text:style-name="P1"><text:span text:style-name="T1">R[d]&lt;31:16&gt; = diff2&lt;16:1&gt;;</text:span></text:p>
              <text:p text:style-name="P1"><text:span text:style-name="T1"/></text:p>
            </office:annotation>
            <text:p>SHSU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6" draw:text-style-name="P1" svg:width="7.764cm" svg:height="3.756cm" svg:x="33.043cm" svg:y="41.53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diff1&lt;8:1&gt;;</text:span></text:p>
              <text:p text:style-name="P1"><text:span text:style-name="T1">R[d]&lt;15:8&gt; = diff2&lt;8:1&gt;;</text:span></text:p>
              <text:p text:style-name="P1"><text:span text:style-name="T1">R[d]&lt;23:16&gt; = diff3&lt;8:1&gt;;</text:span></text:p>
              <text:p text:style-name="P1"><text:span text:style-name="T1">R[d]&lt;31:24&gt; = diff4&lt;8:1&gt;;</text:span></text:p>
              <text:p text:style-name="P1"><text:span text:style-name="T1"/></text:p>
            </office:annotation>
            <text:p>SHSUB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UHSU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UHSUB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12.556cm" svg:height="3.361cm" svg:x="33.043cm" svg:y="43.244cm" draw:caption-point-x="-0.61cm" draw:caption-point-y="1.51cm">
              <dc:date>2014-06-26T00:00:00</dc:date>
              <text:p text:style-name="P1"><text:span text:style-name="T1">Signed Extend and Add Byte extracts an 8-bit value from a register, sign-extends it to 32 bits, adds the result to the</text:span></text:p>
              <text:p text:style-name="P1"><text:span text:style-name="T1">value in another register, and writes the final result to the destination register. The instruction can specify a rotation</text:span></text:p>
              <text:p text:style-name="P1"><text:span text:style-name="T1">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R[n] + SignExtend(rotated&lt;7:0&gt;, 32);</text:span></text:p>
            </office:annotation>
            <text:p>SXTAB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08cm" svg:height="2.966cm" svg:x="33.043cm" svg:y="43.671cm" draw:caption-point-x="-0.61cm" draw:caption-point-y="1.51cm">
              <dc:date>2014-06-26T00:00:00</dc:date>
              <text:p text:style-name="P1"><text:span text:style-name="T1">Signed Extend and Add Byte 16 extracts two 8-bit values from a register, sign-extends them to 16 bits each, adds</text:span></text:p>
              <text:p text:style-name="P1"><text:span text:style-name="T1">the results to two 16-bit values from another register, and writes the final results to the destination register. The</text:span></text:p>
              <text:p text:style-name="P1"><text:span text:style-name="T1">instruction can specify a rotation by 0, 8, 16, or 24 bits before extracting the 8-bit values.</text:span></text:p>
              <text:p text:style-name="P1"><text:span text:style-name="T1"/></text:p>
            </office:annotation>
            <text:p>SXTA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2.954cm" svg:height="2.571cm" svg:x="33.043cm" svg:y="44.098cm" draw:caption-point-x="-0.61cm" draw:caption-point-y="1.51cm">
              <dc:date>2014-06-26T00:00:00</dc:date>
              <text:p text:style-name="P1"><text:span text:style-name="T1">Signed Extend and Add Halfword extracts a 16-bit value from a register, sign-extends it to 32 bits, adds the result</text:span></text:p>
              <text:p text:style-name="P1"><text:span text:style-name="T1">to a value from another register, and writes the final result to the destination register. The instruction can specify a</text:span></text:p>
              <text:p text:style-name="P1"><text:span text:style-name="T1">rotation by 0, 8, 16, or 24 bits before extracting the 16-bit value.</text:span></text:p>
              <text:p text:style-name="P1"><text:span text:style-name="T1"/></text:p>
            </office:annotation>
            <text:p>SXTA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139cm" svg:height="2.966cm" svg:x="33.043cm" svg:y="44.525cm" draw:caption-point-x="-0.61cm" draw:caption-point-y="1.51cm">
              <dc:date>2014-06-26T00:00:00</dc:date>
              <text:p text:style-name="P1"><text:span text:style-name="T1">Signed Extend Byte extracts an 8-bit value from a register, sign-extends it to 32 bits, and writes the result to the</text:span></text:p>
              <text:p text:style-name="P1"><text:span text:style-name="T1">destination register. The instruction can specify a rotation 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7:0&gt;, 32);</text:span></text:p>
            </office:annotation>
            <text:p>SXTB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3" draw:text-style-name="P1" svg:width="7.892cm" svg:height="4.546cm" svg:x="33.043cm" svg:y="44.952cm" draw:caption-point-x="-0.61cm" draw:caption-point-y="1.51cm">
              <dc:date>2014-06-26T00:00:00</dc:date>
              <text:p text:style-name="P1"><text:span text:style-name="T1">Signed Extend Byte 16 extracts two 8-bit values from a register, sign-extends them to 16 bits each, and writes the</text:span></text:p>
              <text:p text:style-name="P1"><text:span text:style-name="T1">results to the destination register. The instruction can specify a rotation by 0, 8, 16, or 24 bits before extracting the</text:span></text:p>
              <text:p text:style-name="P1"><text:span text:style-name="T1">8-bit values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&lt;15:0&gt; = SignExtend(rotated&lt;7:0&gt;, 16);</text:span></text:p>
              <text:p text:style-name="P1"><text:span text:style-name="T1">R[d]&lt;31:16&gt; = SignExtend(rotated&lt;23:16&gt;, 16);</text:span></text:p>
            </office:annotation>
            <text:p>SXX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8.319cm" svg:height="4.151cm" svg:x="33.043cm" svg:y="45.378cm" draw:caption-point-x="-0.61cm" draw:caption-point-y="1.51cm">
              <dc:date>2014-06-26T00:00:00</dc:date>
              <text:p text:style-name="P1"><text:span text:style-name="T1">Signed Extend Halfword extracts a 16-bit value from a register, sign-extends it to 32 bits, and writes the result to</text:span></text:p>
              <text:p text:style-name="P1"><text:span text:style-name="T1">the destination register. The instruction can specify a rotation by 0, 8, 16, or 24 bits before extracting the 16-bit</text:span></text:p>
              <text:p text:style-name="P1"><text:span text:style-name="T1">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15:0&gt;, 32);</text:span></text:p>
            </office:annotation>
            <text:p>SXT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U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U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4" draw:text-style-name="P1" svg:width="9.826cm" svg:height="4.941cm" svg:x="33.043cm" svg:y="47.086cm" draw:caption-point-x="-0.61cm" draw:caption-point-y="1.51cm">
              <dc:date>2014-06-26T00:00:00</dc:date>
              <text:p text:style-name="P1"><text:span text:style-name="T1">Unsigned Add and Subtract with Exchange exchanges the two halfwords of the second operand, performs one</text:span></text:p>
              <text:p text:style-name="P1"><text:span text:style-name="T1">unsigned 16-bit integer addition and one unsigned 16-bit subtrac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diff = UInt(R[n]&lt;15:0&gt;) - UInt(R[m]&lt;31:16&gt;);</text:span></text:p>
              <text:p text:style-name="P1"><text:span text:style-name="T1">sum = UInt(R[n]&lt;31:16&gt;) + U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x10000 then ‘11’ else ‘00’;</text:span></text:p>
            </office:annotation>
            <text:p>U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style-name="ce38"/>
          <table:table-cell office:value-type="string">
            <text:p>widthm1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office:value-type="string">
            <text:p>lsb</text:p>
          </table:table-cell>
          <table:table-cell table:number-columns-repeated="3"/>
          <table:table-cell table:style-name="ce3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UBFX</text:p>
          </table:table-cell>
          <table:table-cell table:number-columns-repeated="989"/>
        </table:table-row>
        <table:table-row table:style-name="ro1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43"/>
          <table:table-cell table:style-name="ce54" office:value-type="string">
            <text:p>Immediate 12</text:p>
          </table:table-cell>
          <table:table-cell table:number-columns-repeated="9"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imm4</text:p>
          </table:table-cell>
          <table:table-cell/>
          <table:table-cell table:style-name="ce45"/>
          <table:table-cell/>
          <table:table-cell office:value-type="string">
            <office:annotation draw:style-name="gr7" draw:text-style-name="P1" svg:width="9.371cm" svg:height="1.781cm" svg:x="33.043cm" svg:y="47.94cm" draw:caption-point-x="-0.61cm" draw:caption-point-y="1.51cm">
              <dc:date>2014-06-26T00:00:00</dc:date>
              <text:p text:style-name="P1"><text:span text:style-name="T1">imm32 = ZeroExtend(imm12:imm4, 32);</text:span></text:p>
              <text:p text:style-name="P1"><text:span text:style-name="T1">// imm32 is for assembly and disassembly only, and is ignored by hardware.</text:span></text:p>
              <text:p text:style-name="P1"><text:span text:style-name="T1"/></text:p>
            </office:annotation>
            <text:p>UDF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9"/>
          <table:table-cell table:style-name="ce35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7"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45"/>
          <table:table-cell/>
          <table:table-cell office:value-type="string">
            <text:p>LD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7"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45"/>
          <table:table-cell/>
          <table:table-cell office:value-type="string">
            <text:p>ST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12</text:p>
          </table:table-cell>
          <table:table-cell table:number-columns-repeated="9"/>
          <table:table-cell table:style-name="ce45"/>
          <table:table-cell/>
          <table:table-cell office:value-type="string">
            <text:p>LDR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5</text:p>
          </table:table-cell>
          <table:table-cell table:number-columns-repeated="3"/>
          <table:table-cell table:style-name="ce38" office:value-type="string">
            <text:p>Type</text:p>
          </table:table-cell>
          <table:table-cell table:style-name="ce41"/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LDR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12</text:p>
          </table:table-cell>
          <table:table-cell table:number-columns-repeated="3"/>
          <table:table-cell table:style-name="ce52" table:number-columns-repeated="3"/>
          <table:table-cell table:number-columns-repeated="3"/>
          <table:table-cell table:style-name="ce45"/>
          <table:table-cell/>
          <table:table-cell office:value-type="string">
            <text:p>STR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5</text:p>
          </table:table-cell>
          <table:table-cell table:number-columns-repeated="3"/>
          <table:table-cell table:style-name="ce38" office:value-type="string">
            <text:p>Type</text:p>
          </table:table-cell>
          <table:table-cell table:style-name="ce41"/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STR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table:style-name="ce54" office:value-type="string">
            <text:p>imm4L</text:p>
          </table:table-cell>
          <table:table-cell/>
          <table:table-cell table:style-name="ce45"/>
          <table:table-cell/>
          <table:table-cell office:value-type="string">
            <text:p>LDRD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5" draw:text-style-name="P1" svg:width="7.053cm" svg:height="1.386cm" svg:x="33.043cm" svg:y="51.781cm" draw:caption-point-x="-0.61cm" draw:caption-point-y="1.51cm">
              <dc:date>2014-06-23T00:00:00</dc:date>
              <text:p text:style-name="P1"><text:span text:style-name="T1">LDRD&lt;c&gt; &lt;Rt&gt;, &lt;Rt2&gt;, [&lt;Rn&gt;,+/-&lt;Rm&gt;]{!}</text:span></text:p>
              <text:p text:style-name="P1"><text:span text:style-name="T1">LDRD&lt;c&gt; &lt;Rt&gt;, &lt;Rt2&gt;, [&lt;Rn&gt;],+/-&lt;Rm&gt;</text:span></text:p>
              <text:p text:style-name="P1"><text:span text:style-name="T1"/></text:p>
            </office:annotation>
            <text:p>LDRD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table:style-name="ce54" office:value-type="string">
            <text:p>imm4L</text:p>
          </table:table-cell>
          <table:table-cell/>
          <table:table-cell table:style-name="ce45"/>
          <table:table-cell/>
          <table:table-cell office:value-type="string">
            <text:p>STRD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STRD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imm4L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LDRH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15" draw:text-style-name="P1" svg:width="6.626cm" svg:height="1.386cm" svg:x="33.043cm" svg:y="53.489cm" draw:caption-point-x="-0.61cm" draw:caption-point-y="1.51cm">
              <dc:date>2014-06-23T00:00:00</dc:date>
              <text:p text:style-name="P1"><text:span text:style-name="T1">LDRH&lt;c&gt; &lt;Rt&gt;, [&lt;Rn&gt;,+/-&lt;Rm&gt;]{!}</text:span></text:p>
              <text:p text:style-name="P1"><text:span text:style-name="T1">LDRH&lt;c&gt; &lt;Rt&gt;, [&lt;Rn&gt;],+/-&lt;Rm&gt;</text:span></text:p>
              <text:p text:style-name="P1"><text:span text:style-name="T1"/></text:p>
            </office:annotation>
            <text:p>LDR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office:value-type="string">
            <text:p>imm4H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imm4L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STRH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ce56"/>
          <table:table-cell table:style-name="Default" office:value-type="string">
            <text:p>STRH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3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B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number-columns-repeated="4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B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56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39" table:number-columns-repeated="4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H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number-columns-repeated="4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H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56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Default"/>
          <table:table-cell table:style-name="Default" office:value-type="string">
            <text:p>LDREX(B)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STREX(B)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LDREXD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/>
          <table:table-cell office:value-type="string">
            <text:p>STEXD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LDREX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/>
          <table:table-cell office:value-type="string">
            <text:p>STREXH</text:p>
          </table:table-cell>
          <table:table-cell office:value-type="string">
            <text:p>v6k</text:p>
          </table:table-cell>
          <table:table-cell table:number-columns-repeated="988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9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office:annotation draw:style-name="gr17" draw:text-style-name="P1" svg:width="10.622cm" svg:height="6.916cm" svg:x="33.043cm" svg:y="59.892cm" draw:caption-point-x="-0.61cm" draw:caption-point-y="1.51cm">
              <dc:date>2014-06-26T00:00:00</dc:date>
              <text:p text:style-name="P1"><text:span text:style-name="T1">t = UInt(Rt); t2 = UInt(Rt2); n = UInt(Rn); size = if B == ‘1’ then 1 else 4;</text:span></text:p>
              <text:p text:style-name="P1"><text:span text:style-name="T1">if t == 15 || t2 == 15 || n == 15 || n == t || n == t2 then UNPREDICTABLE;</text:span></text:p>
              <text:p text:style-name="P1"><text:span text:style-name="T1"/></text:p>
              <text:p text:style-name="P1"><text:span text:style-name="T1"/></text:p>
              <text:p text:style-name="P1"><text:span text:style-name="T1">data = ZeroExtend(MemA[R[n], size],32);</text:span></text:p>
              <text:p text:style-name="P1"><text:span text:style-name="T1">MemA[R[n], size] = R[t2]&lt;8*size-1:0&gt;;</text:span></text:p>
              <text:p text:style-name="P1"><text:span text:style-name="T1">if size == 1 then // SWPB</text:span></text:p>
              <text:p text:style-name="P1"><text:span text:style-name="T1">R[t] = data;</text:span></text:p>
              <text:p text:style-name="P1"><text:span text:style-name="T1">else</text:span></text:p>
              <text:p text:style-name="P1"><text:span text:style-name="T1">// SWP</text:span></text:p>
              <text:p text:style-name="P1"><text:span text:style-name="T1">// Rotation in the following will always be by zero in ARMv7, due to alignment checks,</text:span></text:p>
              <text:p text:style-name="P1"><text:span text:style-name="T1">// but can be nonzero in legacy configurations.</text:span></text:p>
              <text:p text:style-name="P1"><text:span text:style-name="T1">R[t] = ROR(data, 8*UInt(R[n]&lt;1:0&gt;));</text:span></text:p>
              <text:p text:style-name="P1"><text:span text:style-name="T1"/></text:p>
            </office:annotation>
            <text:p>SWP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 table:number-columns-repeated="2"/>
          <table:table-cell table:style-name="ce41"/>
          <table:table-cell office:value-type="string">
            <text:p>tb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6" draw:text-style-name="P1" svg:width="10.039cm" svg:height="3.756cm" svg:x="33.043cm" svg:y="60.319cm" draw:caption-point-x="-0.61cm" draw:caption-point-y="1.51cm">
              <dc:date>2014-06-23T00:00:00</dc:date>
              <text:p text:style-name="P1"><text:span text:style-name="T1">d = UInt(Rd); n = UInt(Rn); m = UInt(Rm); tbform = (tb == ‘1’);</text:span></text:p>
              <text:p text:style-name="P1"><text:span text:style-name="T1">(shift_t, shift_n) = DecodeImmShift(tb:’0’, imm5);</text:span></text:p>
              <text:p text:style-name="P1"><text:span text:style-name="T1">if d == 15 || n == 15 || m == 15 then UNPREDICTABLE;</text:span></text:p>
              <text:p text:style-name="P1"><text:span text:style-name="T1"/></text:p>
              <text:p text:style-name="P1"><text:span text:style-name="T1">operand2 = Shift(R[m], shift_t, shift_n, APSR.C); // APSR.C ignored</text:span></text:p>
              <text:p text:style-name="P1"><text:span text:style-name="T1">R[d]&lt;15:0&gt; = if tbform then operand2&lt;15:0&gt; else R[n]&lt;15:0&gt;;</text:span></text:p>
              <text:p text:style-name="P1"><text:span text:style-name="T1">R[d]&lt;31:16&gt; = if tbform then R[n]&lt;31:16&gt;</text:span></text:p>
              <text:p text:style-name="P1"><text:span text:style-name="T1">else operand2&lt;31:16&gt;;</text:span></text:p>
            </office:annotation>
            <text:p>PKH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 table:number-columns-repeated="5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1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MRS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4" office:value-type="string">
            <text:p>Mask</text:p>
          </table:table-cell>
          <table:table-cell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imm12</text:p>
          </table:table-cell>
          <table:table-cell table:number-columns-repeated="9"/>
          <table:table-cell table:style-name="ce45"/>
          <table:table-cell/>
          <table:table-cell office:value-type="string">
            <text:p>MSR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4" office:value-type="string">
            <text:p>Mask</text:p>
          </table:table-cell>
          <table:table-cell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MSR Register</text:p>
          </table:table-cell>
          <table:table-cell table:number-columns-repeated="989"/>
        </table:table-row>
        <table:table-row table:style-name="ro1" table:number-rows-repeated="2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 office:value-type="float" office:value="334">
            <text:p>33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 office:value-type="string">
            <text:p>L</text:p>
          </table:table-cell>
          <table:table-cell table:style-name="ce38"/>
          <table:table-cell table:style-name="ce50" office:value-type="string">
            <text:p>Immediate 24</text:p>
          </table:table-cell>
          <table:table-cell table:number-columns-repeated="21"/>
          <table:table-cell table:style-name="ce45"/>
          <table:table-cell/>
          <table:table-cell office:value-type="string">
            <office:annotation draw:style-name="gr16" draw:text-style-name="P1" svg:width="3.753cm" svg:height="0.991cm" svg:x="31.194cm" svg:y="64.971cm" draw:caption-point-x="1.239cm" draw:caption-point-y="-0.154cm">
              <dc:date>2014-06-23T00:00:00</dc:date>
              <text:p text:style-name="P1"><text:span text:style-name="T1">PC=[imm*4],</text:span></text:p>
              <text:p text:style-name="P1"><text:span text:style-name="T1">L=1, {LR = PC -4}</text:span></text:p>
            </office:annotation>
            <text:p>Branch</text:p>
          </table:table-cell>
          <table:table-cell table:number-columns-repeated="989"/>
        </table:table-row>
        <table:table-row table:style-name="ro10">
          <table:table-cell office:value-type="float" office:value="350">
            <text:p>350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BLX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table:style-name="ce54" office:value-type="string">
            <text:p>Immediate 12</text:p>
          </table:table-cell>
          <table:table-cell table:number-columns-repeated="9"/>
          <table:table-cell table:style-name="ce4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imm4</text:p>
          </table:table-cell>
          <table:table-cell/>
          <table:table-cell table:style-name="ce45"/>
          <table:table-cell/>
          <table:table-cell office:value-type="string">
            <text:p>BREAK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47" office:value-type="string">
            <text:p>E</text:p>
          </table:table-cell>
          <table:table-cell table:number-columns-repeated="8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Default"/>
          <table:table-cell table:style-name="Default" office:value-type="string">
            <text:p>SETEND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1">
          <table:table-cell table:style-name="ce36"/>
          <table:table-cell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6"/>
          <table:table-cell table:style-name="ce58"/>
          <table:table-cell table:style-name="ce36" table:number-columns-repeated="2"/>
          <table:table-cell table:style-name="ce58"/>
          <table:table-cell table:style-name="ce36"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table:style-name="ce50" office:value-type="string">
            <text:p>opc1</text:p>
          </table:table-cell>
          <table:table-cell table:style-name="ce41"/>
          <table:table-cell office:value-type="float" office:value="0">
            <text:p>0</text:p>
          </table:table-cell>
          <table:table-cell table:style-name="ce43"/>
          <table:table-cell table:formula="of:=&quot;CRn&quot;" office:value-type="string" office:string-value="CRn">
            <text:p>C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2</text:p>
          </table:table-cell>
          <table:table-cell/>
          <table:table-cell table:style-name="ce49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1.386cm" svg:x="33.043cm" svg:y="67.011cm" draw:caption-point-x="-0.61cm" draw:caption-point-y="1.51cm">
              <dc:date>2014-06-23T00:00:00</dc:date>
              <text:p text:style-name="P1"><text:span text:style-name="T1">Move to Coprocessor from ARM</text:span></text:p>
            </office:annotation>
            <text:p>MC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1</text:p>
          </table:table-cell>
          <table:table-cell/>
          <table:table-cell table:style-name="ce41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MCR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LDC immediate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STC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/>
          <table:table-cell table:number-columns-repeated="2"/>
          <table:table-cell table:style-name="ce43"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 table:style-name="ce54"/>
          <table:table-cell/>
          <table:table-cell table:style-name="ce45"/>
          <table:table-cell table:number-columns-repeated="7"/>
          <table:table-cell table:style-name="ce45"/>
          <table:table-cell table:number-columns-repeated="991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table:style-name="ce50" office:value-type="string">
            <text:p>opc1</text:p>
          </table:table-cell>
          <table:table-cell table:style-name="ce41"/>
          <table:table-cell office:value-type="float" office:value="1">
            <text:p>1</text:p>
          </table:table-cell>
          <table:table-cell table:style-name="ce43"/>
          <table:table-cell table:formula="of:=&quot;CRn&quot;" office:value-type="string" office:string-value="CRn">
            <text:p>C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2</text:p>
          </table:table-cell>
          <table:table-cell/>
          <table:table-cell table:style-name="ce49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/>
          <table:table-cell office:value-type="string">
            <text:p>MRC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1</text:p>
          </table:table-cell>
          <table:table-cell/>
          <table:table-cell table:style-name="ce41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MRRC</text:p>
          </table:table-cell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E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9" draw:text-style-name="P1" svg:width="10.366cm" svg:height="2.176cm" svg:x="33.043cm" svg:y="71.706cm" draw:caption-point-x="-0.61cm" draw:caption-point-y="1.51cm">
              <dc:date>2014-06-26T00:00:00</dc:date>
              <text:p text:style-name="P1"><text:span text:style-name="T1">This instruction compares two floating-point registers, or one floating-point register and zero. It writes the result to</text:span></text:p>
              <text:p text:style-name="P1"><text:span text:style-name="T1">the FPSCR flags. These are normally transferred to the ARM flags by a subsequent VMRS instruction.</text:span></text:p>
              <text:p text:style-name="P1"><text:span text:style-name="T1"/></text:p>
            </office:annotation>
            <text:p>VCMP,VCMPE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4">
            <text:p>864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E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VCMP,VCMPE (zero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6">
            <text:p>866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2"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N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68">
            <text:p>868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2"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VT (fp &lt;=&gt; 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0">
            <text:p>870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style-name="ce46"/>
          <table:table-cell office:value-type="string">
            <text:p>opc2</text:p>
          </table:table-cell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op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13.892cm" svg:height="3.361cm" svg:x="33.043cm" svg:y="73.414cm" draw:caption-point-x="-0.61cm" draw:caption-point-y="1.51cm">
              <dc:date>2014-06-26T00:00:00</dc:date>
              <text:p text:style-name="P1"><text:span text:style-name="T1">to_integer = (opc2&lt;2&gt; == ‘1’); dp_operation = (sz == 1);</text:span></text:p>
              <text:p text:style-name="P1"><text:span text:style-name="T1">if to_integer then</text:span></text:p>
              <text:p text:style-name="P1"><text:span text:style-name="T1">unsigned = (opc2&lt;0&gt; == ‘0’); round_zero = (op == ‘1’);</text:span></text:p>
              <text:p text:style-name="P1"><text:span text:style-name="T1">d = UInt(Vd:D); m = if dp_operation then UInt(M:Vm) else UInt(Vm:M);</text:span></text:p>
              <text:p text:style-name="P1"><text:span text:style-name="T1">else</text:span></text:p>
              <text:p text:style-name="P1"><text:span text:style-name="T1">unsigned = (op == ‘0’); round_nearest = FALSE; // FALSE selects FPSCR rounding</text:span></text:p>
              <text:p text:style-name="P1"><text:span text:style-name="T1">m = UInt(Vm:M); d = if dp_operation then UInt(D:Vd) else UInt(Vd:D);</text:span></text:p>
              <text:p text:style-name="P1"><text:span text:style-name="T1"/></text:p>
            </office:annotation>
            <text:p>VCVT,VCVTR (fp/int &lt;=&gt; fp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72">
            <text:p>872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3"/>
          <table:table-cell table:style-name="ce46"/>
          <table:table-cell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V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4">
            <text:p>874</text:p>
          </table:table-cell>
          <table:table-cell table:number-columns-repeated="33"/>
          <table:table-cell office:value-type="string">
            <text:p>VCV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76">
            <text:p>876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9.997cm" svg:height="3.361cm" svg:x="33.043cm" svg:y="74.694cm" draw:caption-point-x="-0.61cm" draw:caption-point-y="1.51cm">
              <dc:date>2014-06-26T00:00:00</dc:date>
              <text:p text:style-name="P1"><text:span text:style-name="T1">double_to_single = (sz == ‘1’);</text:span></text:p>
              <text:p text:style-name="P1"><text:span text:style-name="T1">d = if double_to_single then UInt(Vd:D) else UInt(D:Vd);</text:span></text:p>
              <text:p text:style-name="P1"><text:span text:style-name="T1">m = if double_to_single then UInt(M:Vm) else Uint(Vm:M);</text:span></text:p>
              <text:p text:style-name="P1"><text:span text:style-name="T1"/></text:p>
              <text:p text:style-name="P1"><text:span text:style-name="T1">if double_to_single then</text:span></text:p>
              <text:p text:style-name="P1"><text:span text:style-name="T1">S[d] = FPDoubleToSingle(D[m], TRUE);</text:span></text:p>
              <text:p text:style-name="P1"><text:span text:style-name="T1">else</text:span></text:p>
              <text:p text:style-name="P1"><text:span text:style-name="T1">D[d] = FPSingleToDouble(S[m], TRUE);</text:span></text:p>
            </office:annotation>
            <text:p>VCVT (precision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0">
            <text:p>880</text:p>
          </table:table-cell>
          <table:table-cell table:number-columns-repeated="33"/>
          <table:table-cell office:value-type="string">
            <text:p>VCVTB,VCVT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82">
            <text:p>882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11" draw:text-style-name="P1" svg:width="12.982cm" svg:height="4.151cm" svg:x="33.043cm" svg:y="75.548cm" draw:caption-point-x="-0.61cm" draw:caption-point-y="1.51cm">
              <dc:date>2014-06-26T00:00:00</dc:date>
              <text:p text:style-name="P1"><text:span text:style-name="T1">if FPSCR.Len != ‘000’ || FPSCR.Stride !=‘00’ then SEE “VFP vectors”;</text:span></text:p>
              <text:p text:style-name="P1"><text:span text:style-name="T1">dp_operation = (sz == ‘1’);</text:span></text:p>
              <text:p text:style-name="P1"><text:span text:style-name="T1">d = if dp_operation then UInt(D:Vd) else UInt(Vd:D);</text:span></text:p>
              <text:p text:style-name="P1"><text:span text:style-name="T1">n = if dp_operation then UInt(N:Vn) else UInt(Vn:N);</text:span></text:p>
              <text:p text:style-name="P1"><text:span text:style-name="T1">m = if dp_operation then UInt(M:Vm) else UInt(Vm:M);</text:span></text:p>
              <text:p text:style-name="P1"><text:span text:style-name="T1"/></text:p>
              <text:p text:style-name="P1"><text:span text:style-name="T1">if dp_operation then</text:span></text:p>
              <text:p text:style-name="P1"><text:span text:style-name="T1">D[d] = FPDiv(D[n], D[m], TRUE);</text:span></text:p>
              <text:p text:style-name="P1"><text:span text:style-name="T1">else</text:span></text:p>
              <text:p text:style-name="P1"><text:span text:style-name="T1">S[d] = FPDiv(S[n], S[m], TRUE);</text:span></text:p>
            </office:annotation>
            <text:p>VDIV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4">
            <text:p>884</text:p>
          </table:table-cell>
          <table:table-cell table:number-columns-repeated="33"/>
          <table:table-cell office:value-type="string">
            <text:p>VDUP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6">
            <text:p>886</text:p>
          </table:table-cell>
          <table:table-cell table:number-columns-repeated="33"/>
          <table:table-cell office:value-type="string">
            <text:p>VDUP (arm 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8">
            <text:p>888</text:p>
          </table:table-cell>
          <table:table-cell table:number-columns-repeated="33"/>
          <table:table-cell office:value-type="string">
            <text:p>VEO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0">
            <text:p>890</text:p>
          </table:table-cell>
          <table:table-cell table:number-columns-repeated="33"/>
          <table:table-cell office:value-type="string">
            <text:p>VEX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2">
            <text:p>892</text:p>
          </table:table-cell>
          <table:table-cell table:number-columns-repeated="33"/>
          <table:table-cell office:value-type="string">
            <text:p>VFMA,VFMS</text:p>
          </table:table-cell>
          <table:table-cell office:value-type="string">
            <text:p>SIMDv2</text:p>
          </table:table-cell>
          <table:table-cell table:number-columns-repeated="988"/>
        </table:table-row>
        <table:table-row table:style-name="ro1">
          <table:table-cell office:value-type="float" office:value="894">
            <text:p>894</text:p>
          </table:table-cell>
          <table:table-cell table:number-columns-repeated="33"/>
          <table:table-cell office:value-type="string">
            <text:p>VFNMA,VFNMS</text:p>
          </table:table-cell>
          <table:table-cell office:value-type="string">
            <text:p>VFPv4</text:p>
          </table:table-cell>
          <table:table-cell table:number-columns-repeated="988"/>
        </table:table-row>
        <table:table-row table:style-name="ro1">
          <table:table-cell office:value-type="float" office:value="896">
            <text:p>896</text:p>
          </table:table-cell>
          <table:table-cell table:number-columns-repeated="33"/>
          <table:table-cell office:value-type="string">
            <text:p>VHADD, VH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8">
            <text:p>898</text:p>
          </table:table-cell>
          <table:table-cell table:number-columns-repeated="33"/>
          <table:table-cell office:value-type="string">
            <text:p>VLD1 (multi single element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0">
            <text:p>900</text:p>
          </table:table-cell>
          <table:table-cell table:number-columns-repeated="33"/>
          <table:table-cell office:value-type="string">
            <text:p>VLD1 (single 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2">
            <text:p>902</text:p>
          </table:table-cell>
          <table:table-cell table:number-columns-repeated="33"/>
          <table:table-cell office:value-type="string">
            <text:p>VLD1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4">
            <text:p>904</text:p>
          </table:table-cell>
          <table:table-cell table:number-columns-repeated="33"/>
          <table:table-cell office:value-type="string">
            <text:p>VLD2 (multi 2-element struc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6">
            <text:p>906</text:p>
          </table:table-cell>
          <table:table-cell table:number-columns-repeated="33"/>
          <table:table-cell office:value-type="string">
            <text:p>VLD2 (single 2-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8">
            <text:p>908</text:p>
          </table:table-cell>
          <table:table-cell table:number-columns-repeated="33"/>
          <table:table-cell office:value-type="string">
            <text:p>VLD2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0">
            <text:p>910</text:p>
          </table:table-cell>
          <table:table-cell table:number-columns-repeated="33"/>
          <table:table-cell office:value-type="string">
            <text:p>VLD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6">
            <text:p>916</text:p>
          </table:table-cell>
          <table:table-cell table:number-columns-repeated="33"/>
          <table:table-cell office:value-type="string">
            <text:p>VLD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M (64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M (32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6">
            <text:p>926</text:p>
          </table:table-cell>
          <table:table-cell table:number-columns-repeated="33"/>
          <table:table-cell office:value-type="string">
            <text:p>VMAX, VMIN (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8">
            <text:p>928</text:p>
          </table:table-cell>
          <table:table-cell table:number-columns-repeated="33"/>
          <table:table-cell office:value-type="string">
            <text:p>VMAX, V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0">
            <text:p>930</text:p>
          </table:table-cell>
          <table:table-cell table:number-columns-repeated="33"/>
          <table:table-cell office:value-type="string">
            <text:p>VMLA/VMLAL/VMLS/VMLSL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2">
            <text:p>932</text:p>
          </table:table-cell>
          <table:table-cell table:number-columns-repeated="33"/>
          <table:table-cell office:value-type="string">
            <text:p>VMLA,VMLS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4">
            <text:p>934</text:p>
          </table:table-cell>
          <table:table-cell table:number-columns-repeated="33"/>
          <table:table-cell office:value-type="string">
            <text:p>VMLA/VMLAL/VMLS/VMLS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6">
            <text:p>936</text:p>
          </table:table-cell>
          <table:table-cell table:number-columns-repeated="33"/>
          <table:table-cell office:value-type="string">
            <text:p>VMOV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8">
            <text:p>938</text:p>
          </table:table-cell>
          <table:table-cell table:number-columns-repeated="33"/>
          <table:table-cell office:value-type="string">
            <text:p>VMOV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40">
            <text:p>94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1" office:value-type="string">
            <text:p>opc1</text:p>
          </table:table-cell>
          <table:table-cell table:style-name="ce41"/>
          <table:table-cell office:value-type="float" office:value="0">
            <text:p>0</text:p>
          </table:table-cell>
          <table:table-cell table:style-name="ce43"/>
          <table:table-cell office:value-type="string">
            <text:p>Vd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string">
            <text:p>D</text:p>
          </table:table-cell>
          <table:table-cell table:style-name="ce51" office:value-type="string">
            <text:p>opc2</text:p>
          </table:table-cell>
          <table:table-cell table:style-name="ce41"/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12" draw:text-style-name="P1" svg:width="16.09cm" svg:height="5.336cm" svg:x="33.043cm" svg:y="87.073cm" draw:caption-point-x="-0.61cm" draw:caption-point-y="1.51cm">
              <dc:date>2014-06-26T00:00:00</dc:date>
              <text:p text:style-name="P1"><text:span text:style-name="T1">This instruction copies a byte, halfword, or word from an ARM core register into an Advanced SIMD scalar.</text:span></text:p>
              <text:p text:style-name="P1"><text:span text:style-name="T1">On a Floating-point-only system, this instruction transfers one word to the upper or lower half of a double-precision</text:span></text:p>
              <text:p text:style-name="P1"><text:span text:style-name="T1">floating-point register from an ARM core register. This is an identical operation to the Advanced SIMD single word</text:span></text:p>
              <text:p text:style-name="P1"><text:span text:style-name="T1">Transfer.</text:span></text:p>
              <text:p text:style-name="P1"><text:span text:style-name="T1"/></text:p>
              <text:p text:style-name="P1"><text:span text:style-name="T1">case opc1:opc2 of</text:span></text:p>
              <text:p text:style-name="P1"><text:span text:style-name="T1">when “1xxx” advsimd = TRUE; esize = 8; index = UInt(opc1&lt;0&gt;:opc2);</text:span></text:p>
              <text:p text:style-name="P1"><text:span text:style-name="T1">when “0xx1” advsimd = TRUE; esize = 16; index = UInt(opc1&lt;0&gt;:opc2&lt;1&gt;);</text:span></text:p>
              <text:p text:style-name="P1"><text:span text:style-name="T1">when “0x00” advsimd = FALSE; esize = 32; index = UInt(opc1&lt;0&gt;);</text:span></text:p>
              <text:p text:style-name="P1"><text:span text:style-name="T1">when “0x10” UNDEFINED;</text:span></text:p>
            </office:annotation>
            <text:p>VMOV (arm to scalar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2">
            <text:p>94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U</text:p>
          </table:table-cell>
          <table:table-cell table:style-name="ce51" office:value-type="string">
            <text:p>opc1</text:p>
          </table:table-cell>
          <table:table-cell table:style-name="ce41"/>
          <table:table-cell office:value-type="float" office:value="1">
            <text:p>1</text:p>
          </table:table-cell>
          <table:table-cell table:style-name="ce43"/>
          <table:table-cell office:value-type="string">
            <text:p>Vd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string">
            <text:p>N</text:p>
          </table:table-cell>
          <table:table-cell table:style-name="ce51" office:value-type="string">
            <text:p>opc2</text:p>
          </table:table-cell>
          <table:table-cell table:style-name="ce41"/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6" draw:text-style-name="P1" svg:width="15.012cm" svg:height="3.756cm" svg:x="33.043cm" svg:y="87.5cm" draw:caption-point-x="-0.61cm" draw:caption-point-y="1.51cm">
              <dc:date>2014-06-26T00:00:00</dc:date>
              <text:p text:style-name="P1"><text:span text:style-name="T1">case U:opc1:opc2 of</text:span></text:p>
              <text:p text:style-name="P1"><text:span text:style-name="T1">when “x1xxx” advsimd = TRUE; esize = 8; index = UInt(opc1&lt;0&gt;:opc2);</text:span></text:p>
              <text:p text:style-name="P1"><text:span text:style-name="T1">when “x0xx1” advsimd = TRUE; esize = 16; index = UInt(opc1&lt;0&gt;:opc2&lt;1&gt;);</text:span></text:p>
              <text:p text:style-name="P1"><text:span text:style-name="T1">when “00x00” advsimd = FALSE; esize = 32; index = UInt(opc1&lt;0&gt;);</text:span></text:p>
              <text:p text:style-name="P1"><text:span text:style-name="T1">when “10x00” UNDEFINED;</text:span></text:p>
              <text:p text:style-name="P1"><text:span text:style-name="T1">when “x0x10” UNDEFINED;</text:span></text:p>
              <text:p text:style-name="P1"><text:span text:style-name="T1">t = UInt(Rt); n = UInt(N:Vn); unsigned = (U == ‘1’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scalar to arm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4">
            <text:p>94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7" draw:text-style-name="P1" svg:width="11.408cm" svg:height="1.781cm" svg:x="33.043cm" svg:y="87.927cm" draw:caption-point-x="-0.61cm" draw:caption-point-y="1.51cm">
              <dc:date>2014-06-26T00:00:00</dc:date>
              <text:p text:style-name="P1"><text:span text:style-name="T1">to_arm_register = (op == ‘1’); t = UInt(Rt); n = UInt(Vn:N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arm &lt;=&gt; single-precision reg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6">
            <text:p>946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3" draw:text-style-name="P1" svg:width="8.059cm" svg:height="2.966cm" svg:x="33.043cm" svg:y="88.354cm" draw:caption-point-x="-0.61cm" draw:caption-point-y="1.51cm">
              <dc:date>2014-06-26T00:00:00</dc:date>
              <text:p text:style-name="P1"><text:span text:style-name="T1">if to_arm_registers then</text:span></text:p>
              <text:p text:style-name="P1"><text:span text:style-name="T1">R[t] = S[m];</text:span></text:p>
              <text:p text:style-name="P1"><text:span text:style-name="T1">R[t2] = S[m+1];</text:span></text:p>
              <text:p text:style-name="P1"><text:span text:style-name="T1">else</text:span></text:p>
              <text:p text:style-name="P1"><text:span text:style-name="T1">S[m] = R[t];</text:span></text:p>
              <text:p text:style-name="P1"><text:span text:style-name="T1">S[m+1] = R[t2];</text:span></text:p>
              <text:p text:style-name="P1"><text:span text:style-name="T1"/></text:p>
            </office:annotation>
            <text:p>VMOV (2 arm &lt;=&gt; 2 single-precision regs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8">
            <text:p>948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text:p>VMOV (2 arm &lt;=&gt; double reg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0">
            <text:p>950</text:p>
          </table:table-cell>
          <table:table-cell table:number-columns-repeated="33"/>
          <table:table-cell office:value-type="string">
            <text:p>VMOV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2">
            <text:p>952</text:p>
          </table:table-cell>
          <table:table-cell table:number-columns-repeated="33"/>
          <table:table-cell office:value-type="string">
            <text:p>VMO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4">
            <text:p>95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9" draw:text-style-name="P1" svg:width="8.286cm" svg:height="2.176cm" svg:x="33.043cm" svg:y="90.061cm" draw:caption-point-x="-0.61cm" draw:caption-point-y="1.51cm">
              <dc:date>2014-06-26T00:00:00</dc:date>
              <text:p text:style-name="P1"><text:span text:style-name="T1">Move to ARM core register from Advanced SIMD and Floating-point Extension System Register moves the value</text:span></text:p>
              <text:p text:style-name="P1"><text:span text:style-name="T1">of the FPSCR to an ARM core register.</text:span></text:p>
              <text:p text:style-name="P1"><text:span text:style-name="T1"/></text:p>
            </office:annotation>
            <text:p>VMRS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6">
            <text:p>956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7" draw:text-style-name="P1" svg:width="9.961cm" svg:height="1.781cm" svg:x="33.043cm" svg:y="90.488cm" draw:caption-point-x="-0.61cm" draw:caption-point-y="1.51cm">
              <dc:date>2014-06-26T00:00:00</dc:date>
              <text:p text:style-name="P1"><text:span text:style-name="T1">Move to Advanced SIMD and Floating-point Extension System Register from ARM core register moves the value</text:span></text:p>
              <text:p text:style-name="P1"><text:span text:style-name="T1">of an ARM core register to the FPSCR.</text:span></text:p>
              <text:p text:style-name="P1"><text:span text:style-name="T1"/></text:p>
            </office:annotation>
            <text:p>VMS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8">
            <text:p>958</text:p>
          </table:table-cell>
          <table:table-cell table:number-columns-repeated="33"/>
          <table:table-cell office:value-type="string">
            <text:p>VMUL/V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0">
            <text:p>960</text:p>
          </table:table-cell>
          <table:table-cell table:number-columns-repeated="33"/>
          <table:table-cell office:value-type="string">
            <text:p>VMUL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2">
            <text:p>962</text:p>
          </table:table-cell>
          <table:table-cell table:number-columns-repeated="33"/>
          <table:table-cell office:value-type="string">
            <text:p>VMUL/VMUL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4">
            <text:p>964</text:p>
          </table:table-cell>
          <table:table-cell table:number-columns-repeated="33"/>
          <table:table-cell office:value-type="string">
            <text:p>VM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string">
            <text:p>opc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15.92cm" svg:height="3.361cm" svg:x="33.043cm" svg:y="92.622cm" draw:caption-point-x="-0.61cm" draw:caption-point-y="1.51cm">
              <dc:date>2014-06-26T00:00:00</dc:date>
              <text:p text:style-name="P1"><text:span text:style-name="T1">VNMLA multiplies together two floating-point register values, adds the negation of the floating-point value in the</text:span></text:p>
              <text:p text:style-name="P1"><text:span text:style-name="T1">destination register to the negation of the product, and writes the result back to the destination register.</text:span></text:p>
              <text:p text:style-name="P1"><text:span text:style-name="T1">VNMLS multiplies together two floating-point register values, adds the negation of the floating-point value in the</text:span></text:p>
              <text:p text:style-name="P1"><text:span text:style-name="T1">destination register to the product, and writes the result back to the destination register.</text:span></text:p>
              <text:p text:style-name="P1"><text:span text:style-name="T1"/></text:p>
            </office:annotation>
            <text:p>VNML(A/S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string">
            <text:p>opc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9" draw:text-style-name="P1" svg:width="7.095cm" svg:height="2.176cm" svg:x="33.043cm" svg:y="93.049cm" draw:caption-point-x="-0.61cm" draw:caption-point-y="1.51cm">
              <dc:date>2014-06-26T00:00:00</dc:date>
              <text:p text:style-name="P1"><text:span text:style-name="T1">VNMUL multiplies together two floating-point register values, and writes the negation of the result to the destination</text:span></text:p>
              <text:p text:style-name="P1"><text:span text:style-name="T1">register.</text:span></text:p>
              <text:p text:style-name="P1"><text:span text:style-name="T1"/></text:p>
            </office:annotation>
            <text:p>VNMUL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2">
            <text:p>972</text:p>
          </table:table-cell>
          <table:table-cell table:number-columns-repeated="33"/>
          <table:table-cell office:value-type="string">
            <text:p>VO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4">
            <text:p>974</text:p>
          </table:table-cell>
          <table:table-cell table:number-columns-repeated="33"/>
          <table:table-cell office:value-type="string">
            <text:p>VORR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6">
            <text:p>976</text:p>
          </table:table-cell>
          <table:table-cell table:number-columns-repeated="33"/>
          <table:table-cell office:value-type="string">
            <text:p>VORR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8">
            <text:p>978</text:p>
          </table:table-cell>
          <table:table-cell table:number-columns-repeated="33"/>
          <table:table-cell office:value-type="string">
            <text:p>VPADA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0">
            <text:p>980</text:p>
          </table:table-cell>
          <table:table-cell table:number-columns-repeated="33"/>
          <table:table-cell office:value-type="string">
            <text:p>VPADD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2">
            <text:p>982</text:p>
          </table:table-cell>
          <table:table-cell table:number-columns-repeated="33"/>
          <table:table-cell office:value-type="string">
            <text:p>VPADD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4">
            <text:p>984</text:p>
          </table:table-cell>
          <table:table-cell table:number-columns-repeated="33"/>
          <table:table-cell office:value-type="string">
            <text:p>VPADD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6">
            <text:p>986</text:p>
          </table:table-cell>
          <table:table-cell table:number-columns-repeated="33"/>
          <table:table-cell office:value-type="string">
            <text:p>VPMAX, VPMIN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8">
            <text:p>988</text:p>
          </table:table-cell>
          <table:table-cell table:number-columns-repeated="33"/>
          <table:table-cell office:value-type="string">
            <text:p>VPMAX, VP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OP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OP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USH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USH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4">
            <text:p>994</text:p>
          </table:table-cell>
          <table:table-cell table:number-columns-repeated="33"/>
          <table:table-cell office:value-type="string">
            <text:p>VQAB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6">
            <text:p>996</text:p>
          </table:table-cell>
          <table:table-cell table:number-columns-repeated="33"/>
          <table:table-cell office:value-type="string">
            <text:p>VQ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8">
            <text:p>998</text:p>
          </table:table-cell>
          <table:table-cell table:number-columns-repeated="33"/>
          <table:table-cell office:value-type="string">
            <text:p>VQDMLAL, VQDMLS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3"/>
          <table:table-cell office:value-type="string">
            <text:p>VQ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2">
            <text:p>1002</text:p>
          </table:table-cell>
          <table:table-cell table:number-columns-repeated="33"/>
          <table:table-cell office:value-type="string">
            <text:p>VQD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4">
            <text:p>1004</text:p>
          </table:table-cell>
          <table:table-cell table:number-columns-repeated="33"/>
          <table:table-cell office:value-type="string">
            <text:p>VQMOVN, VQMOV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6">
            <text:p>1006</text:p>
          </table:table-cell>
          <table:table-cell table:number-columns-repeated="33"/>
          <table:table-cell office:value-type="string">
            <text:p>VQMNEG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8">
            <text:p>1008</text:p>
          </table:table-cell>
          <table:table-cell table:number-columns-repeated="33"/>
          <table:table-cell office:value-type="string">
            <text:p>VQR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0">
            <text:p>1010</text:p>
          </table:table-cell>
          <table:table-cell table:number-columns-repeated="33"/>
          <table:table-cell office:value-type="string">
            <text:p>VQ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2">
            <text:p>1012</text:p>
          </table:table-cell>
          <table:table-cell table:number-columns-repeated="33"/>
          <table:table-cell office:value-type="string">
            <text:p>VQRSHRN, VQR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4">
            <text:p>1014</text:p>
          </table:table-cell>
          <table:table-cell table:number-columns-repeated="33"/>
          <table:table-cell office:value-type="string">
            <text:p>VQ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6">
            <text:p>1016</text:p>
          </table:table-cell>
          <table:table-cell table:number-columns-repeated="33"/>
          <table:table-cell office:value-type="string">
            <text:p>VQSHL/VQSHLU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8">
            <text:p>1018</text:p>
          </table:table-cell>
          <table:table-cell table:number-columns-repeated="33"/>
          <table:table-cell office:value-type="string">
            <text:p>VQSHRN, VQ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0">
            <text:p>1020</text:p>
          </table:table-cell>
          <table:table-cell table:number-columns-repeated="33"/>
          <table:table-cell office:value-type="string">
            <text:p>VQ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2">
            <text:p>1022</text:p>
          </table:table-cell>
          <table:table-cell table:number-columns-repeated="33"/>
          <table:table-cell office:value-type="string">
            <text:p>VRADD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4">
            <text:p>1024</text:p>
          </table:table-cell>
          <table:table-cell table:number-columns-repeated="33"/>
          <table:table-cell office:value-type="string">
            <text:p>VRECP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6">
            <text:p>1026</text:p>
          </table:table-cell>
          <table:table-cell table:number-columns-repeated="33"/>
          <table:table-cell office:value-type="string">
            <text:p>VRECP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8">
            <text:p>1028</text:p>
          </table:table-cell>
          <table:table-cell table:number-columns-repeated="33"/>
          <table:table-cell office:value-type="string">
            <text:p>VREV(16,32,64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0">
            <text:p>1030</text:p>
          </table:table-cell>
          <table:table-cell table:number-columns-repeated="33"/>
          <table:table-cell office:value-type="string">
            <text:p>VRH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2">
            <text:p>1032</text:p>
          </table:table-cell>
          <table:table-cell table:number-columns-repeated="33"/>
          <table:table-cell office:value-type="string">
            <text:p>V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4">
            <text:p>1034</text:p>
          </table:table-cell>
          <table:table-cell table:number-columns-repeated="33"/>
          <table:table-cell office:value-type="string">
            <text:p>VR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6">
            <text:p>1036</text:p>
          </table:table-cell>
          <table:table-cell table:number-columns-repeated="33"/>
          <table:table-cell office:value-type="string">
            <text:p>VR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8">
            <text:p>1038</text:p>
          </table:table-cell>
          <table:table-cell table:number-columns-repeated="33"/>
          <table:table-cell office:value-type="string">
            <text:p>VRSQRT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0">
            <text:p>1040</text:p>
          </table:table-cell>
          <table:table-cell table:number-columns-repeated="33"/>
          <table:table-cell office:value-type="string">
            <text:p>VRSQRT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2">
            <text:p>1042</text:p>
          </table:table-cell>
          <table:table-cell table:number-columns-repeated="33"/>
          <table:table-cell office:value-type="string">
            <text:p>VR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4">
            <text:p>1044</text:p>
          </table:table-cell>
          <table:table-cell table:number-columns-repeated="33"/>
          <table:table-cell office:value-type="string">
            <text:p>VR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6">
            <text:p>1046</text:p>
          </table:table-cell>
          <table:table-cell table:number-columns-repeated="33"/>
          <table:table-cell office:value-type="string">
            <text:p>VSHL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8">
            <text:p>1048</text:p>
          </table:table-cell>
          <table:table-cell table:number-columns-repeated="33"/>
          <table:table-cell office:value-type="string">
            <text:p>V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0">
            <text:p>1050</text:p>
          </table:table-cell>
          <table:table-cell table:number-columns-repeated="33"/>
          <table:table-cell office:value-type="string">
            <text:p>VSH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2">
            <text:p>1052</text:p>
          </table:table-cell>
          <table:table-cell table:number-columns-repeated="33"/>
          <table:table-cell office:value-type="string">
            <text:p>V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4">
            <text:p>1054</text:p>
          </table:table-cell>
          <table:table-cell table:number-columns-repeated="33"/>
          <table:table-cell office:value-type="string">
            <text:p>V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6">
            <text:p>1056</text:p>
          </table:table-cell>
          <table:table-cell table:number-columns-repeated="33"/>
          <table:table-cell office:value-type="string">
            <text:p>VSL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8">
            <text:p>1058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office:value-type="string">
            <text:p>D</text:p>
          </table:table-cell>
          <table:table-cell table:style-name="ce3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office:value-type="string">
            <text:p>Vd</text:p>
          </table:table-cell>
          <table:table-cell/>
          <table:table-cell table:style-name="ce4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7" office:value-type="string">
            <text:p>sz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text:p>VSQRT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60">
            <text:p>1060</text:p>
          </table:table-cell>
          <table:table-cell table:number-columns-repeated="33"/>
          <table:table-cell office:value-type="string">
            <text:p>V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2">
            <text:p>1062</text:p>
          </table:table-cell>
          <table:table-cell table:number-columns-repeated="33"/>
          <table:table-cell office:value-type="string">
            <text:p>VSR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4">
            <text:p>1064</text:p>
          </table:table-cell>
          <table:table-cell table:number-columns-repeated="33"/>
          <table:table-cell office:value-type="string">
            <text:p>VST1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8">
            <text:p>1068</text:p>
          </table:table-cell>
          <table:table-cell table:number-columns-repeated="33"/>
          <table:table-cell office:value-type="string">
            <text:p>VST2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2">
            <text:p>1072</text:p>
          </table:table-cell>
          <table:table-cell table:number-columns-repeated="33"/>
          <table:table-cell office:value-type="string">
            <text:p>VST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6">
            <text:p>1076</text:p>
          </table:table-cell>
          <table:table-cell table:number-columns-repeated="33"/>
          <table:table-cell office:value-type="string">
            <text:p>VST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STM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STM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4">
            <text:p>1084</text:p>
          </table:table-cell>
          <table:table-cell table:number-columns-repeated="33"/>
          <table:table-cell office:value-type="string">
            <text:p>VSUB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6">
            <text:p>1086</text:p>
          </table:table-cell>
          <table:table-cell table:number-columns-repeated="33"/>
          <table:table-cell office:value-type="string">
            <text:p>VSUB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8">
            <text:p>1088</text:p>
          </table:table-cell>
          <table:table-cell table:number-columns-repeated="33"/>
          <table:table-cell office:value-type="string">
            <text:p>V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0">
            <text:p>1090</text:p>
          </table:table-cell>
          <table:table-cell table:number-columns-repeated="33"/>
          <table:table-cell office:value-type="string">
            <text:p>VSUBL, VSUBW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2">
            <text:p>1092</text:p>
          </table:table-cell>
          <table:table-cell table:number-columns-repeated="33"/>
          <table:table-cell office:value-type="string">
            <text:p>VSW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4">
            <text:p>1094</text:p>
          </table:table-cell>
          <table:table-cell table:number-columns-repeated="33"/>
          <table:table-cell office:value-type="string">
            <text:p>VTBL,VTBX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6">
            <text:p>1096</text:p>
          </table:table-cell>
          <table:table-cell table:number-columns-repeated="33"/>
          <table:table-cell office:value-type="string">
            <text:p>VT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8">
            <text:p>1098</text:p>
          </table:table-cell>
          <table:table-cell table:number-columns-repeated="33"/>
          <table:table-cell office:value-type="string">
            <text:p>VTS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0">
            <text:p>1100</text:p>
          </table:table-cell>
          <table:table-cell table:number-columns-repeated="33"/>
          <table:table-cell office:value-type="string">
            <text:p>VUZ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2">
            <text:p>1102</text:p>
          </table:table-cell>
          <table:table-cell table:number-columns-repeated="33"/>
          <table:table-cell office:value-type="string">
            <text:p>VZI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4">
            <text:p>1104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FE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6">
            <text:p>110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WFI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8">
            <text:p>110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IELD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map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63" office:value-type="string">
            <text:p>TODO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Find where to place TLB data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32/64 bit mode affects COP register sizes. What mode are we supposed to be in?</text:p>
          </table:table-cell>
          <table:table-cell table:number-columns-repeated="10"/>
        </table:table-row>
        <table:table-row table:style-name="ro1">
          <table:table-cell/>
          <table:table-cell table:style-name="ce64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5" office:value-type="string">
            <text:p>BASE</text:p>
          </table:table-cell>
          <table:table-cell table:style-name="ce80" office:value-type="string">
            <text:p>80000000</text:p>
          </table:table-cell>
          <table:table-cell table:number-columns-repeated="9"/>
        </table:table-row>
        <table:table-row table:style-name="ro1">
          <table:table-cell/>
          <table:table-cell table:style-name="ce74" office:value-type="string">
            <text:p>FP</text:p>
          </table:table-cell>
          <table:table-cell table:style-name="ce81" table:formula="of:=DEC2HEX(HEX2DEC([.B74])+4096)" office:value-type="string" office:string-value="83F01028">
            <text:p>83F01028</text:p>
          </table:table-cell>
          <table:table-cell/>
          <table:table-cell table:style-name="ce84" office:value-type="string">
            <text:p>MMAP size</text:p>
          </table:table-cell>
          <table:table-cell table:style-name="ce84" office:value-type="string">
            <text:p><text:s/>MB</text:p>
          </table:table-cell>
          <table:table-cell/>
          <table:table-cell office:value-type="string">
            <text:p>TLB</text:p>
          </table:table-cell>
          <table:table-cell table:formula="of:=256*32" office:value-type="float" office:value="8192">
            <text:p>8192</text:p>
          </table:table-cell>
          <table:table-cell office:value-type="string">
            <text:p>emulated MIPS TLB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>
            <text:p>sizeof(void*)</text:p>
          </table:table-cell>
          <table:table-cell table:style-name="ce81" office:value-type="float" office:value="4">
            <text:p>4</text:p>
          </table:table-cell>
          <table:table-cell/>
          <table:table-cell table:style-name="ce84" table:formula="of:=HEX2DEC([.B87])-HEX2DEC([.B70])" office:value-type="float" office:value="268435456">
            <text:p>268435456</text:p>
          </table:table-cell>
          <table:table-cell table:style-name="ce84" table:formula="of:=[.E9]/1024^2" office:value-type="float" office:value="256">
            <text:p>256</text:p>
          </table:table-cell>
          <table:table-cell table:number-columns-repeated="6"/>
        </table:table-row>
        <table:table-row table:style-name="ro1">
          <table:table-cell/>
          <table:table-cell table:style-name="ce75" office:value-type="string">
            <text:p>Tgt mode (32/64)</text:p>
          </table:table-cell>
          <table:table-cell table:style-name="ce82" office:value-type="float" office:value="32">
            <text:p>32</text:p>
          </table:table-cell>
          <table:table-cell/>
          <table:table-cell table:style-name="ce84" table:number-columns-repeated="2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6" office:value-type="string">
            <text:p>Emulated Register space</text:p>
          </table:table-cell>
          <table:table-cell table:style-name="ce83" table:number-columns-repeated="9"/>
          <table:table-cell table:style-name="ce90"/>
        </table:table-row>
        <table:table-row table:style-name="ro1">
          <table:table-cell/>
          <table:table-cell table:style-name="ce77" office:value-type="string">
            <text:p>Byte offset</text:p>
          </table:table-cell>
          <table:table-cell table:style-name="ce83" office:value-type="string">
            <text:p>COP RegID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purpose</text:p>
          </table:table-cell>
          <table:table-cell table:style-name="ce83" table:number-columns-repeated="4"/>
          <table:table-cell table:style-name="ce85"/>
          <table:table-cell table:style-name="ce91"/>
        </table:table-row>
        <table:table-row table:style-name="ro1">
          <table:table-cell/>
          <table:table-cell table:style-name="ce78" office:value-type="string">
            <text:p>&lt; 0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1024 x 32bit Literal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 table:style-name="ce62"/>
          <table:table-cell table:style-name="ce74" office:value-type="float" office:value="0">
            <text:p>0</text:p>
          </table:table-cell>
          <table:table-cell/>
          <table:table-cell office:value-type="string">
            <text:p>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5]+[.E15]" office:value-type="float" office:value="256">
            <text:p>256</text:p>
          </table:table-cell>
          <table:table-cell/>
          <table:table-cell office:value-type="string">
            <text:p>FPU 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FPU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/>
          <table:table-cell/>
          <table:table-cell table:style-name="ce63" office:value-type="string">
            <text:p>CoProcessor 0</text:p>
          </table:table-cell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6]+[.E16]"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string">
            <text:p>CP0 Index</text:p>
          </table:table-cell>
          <table:table-cell table:style-name="ce62" office:value-type="float" office:value="4">
            <text:p>4</text:p>
          </table:table-cell>
          <table:table-cell office:value-type="string">
            <text:p>Programmable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8]+[.E18]" office:value-type="float" office:value="516">
            <text:p>516</text:p>
          </table:table-cell>
          <table:table-cell table:formula="of:=[.C18]+1" office:value-type="float" office:value="1">
            <text:p>1</text:p>
          </table:table-cell>
          <table:table-cell office:value-type="string">
            <text:p>CP0 Random</text:p>
          </table:table-cell>
          <table:table-cell table:style-name="ce62" office:value-type="float" office:value="4">
            <text:p>4</text:p>
          </table:table-cell>
          <table:table-cell office:value-type="string">
            <text:p>Random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9]+[.E19]" office:value-type="float" office:value="520">
            <text:p>520</text:p>
          </table:table-cell>
          <table:table-cell table:formula="of:=[.C19]+1" office:value-type="float" office:value="2">
            <text:p>2</text:p>
          </table:table-cell>
          <table:table-cell office:value-type="string">
            <text:p>CP0 EntryLo</text:p>
          </table:table-cell>
          <table:table-cell table:style-name="ce62" office:value-type="float" office:value="4">
            <text:p>4</text:p>
          </table:table-cell>
          <table:table-cell office:value-type="string">
            <text:p>Low Half of the TLB entry for even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0]+[.E20]" office:value-type="float" office:value="524">
            <text:p>524</text:p>
          </table:table-cell>
          <table:table-cell table:formula="of:=[.C20]+1" office:value-type="float" office:value="3">
            <text:p>3</text:p>
          </table:table-cell>
          <table:table-cell office:value-type="string">
            <text:p>CP0 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 for odd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1]+[.E21]" office:value-type="float" office:value="528">
            <text:p>528</text:p>
          </table:table-cell>
          <table:table-cell table:formula="of:=[.C21]+1" office:value-type="float" office:value="4">
            <text:p>4</text:p>
          </table:table-cell>
          <table:table-cell office:value-type="string">
            <text:p>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Pointer to kernel PTE tabl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2]+[.E22]" office:value-type="float" office:value="532">
            <text:p>532</text:p>
          </table:table-cell>
          <table:table-cell table:formula="of:=[.C22]+1" office:value-type="float" office:value="5">
            <text:p>5</text:p>
          </table:table-cell>
          <table:table-cell office:value-type="string">
            <text:p>PageMask</text:p>
          </table:table-cell>
          <table:table-cell table:style-name="ce62" office:value-type="float" office:value="4">
            <text:p>4</text:p>
          </table:table-cell>
          <table:table-cell office:value-type="string">
            <text:p>TLB Page Mask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3]+[.E23]" office:value-type="float" office:value="536">
            <text:p>536</text:p>
          </table:table-cell>
          <table:table-cell table:formula="of:=[.C23]+1" office:value-type="float" office:value="6">
            <text:p>6</text:p>
          </table:table-cell>
          <table:table-cell office:value-type="string">
            <text:p>Wired</text:p>
          </table:table-cell>
          <table:table-cell table:style-name="ce62" office:value-type="float" office:value="4">
            <text:p>4</text:p>
          </table:table-cell>
          <table:table-cell office:value-type="string">
            <text:p>Number of wire TLB entrie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4]+[.E24]" office:value-type="float" office:value="540">
            <text:p>540</text:p>
          </table:table-cell>
          <table:table-cell table:formula="of:=[.C24]+1" office:value-type="float" office:value="7">
            <text:p>7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office:value-type="string">
            <text:p>Unused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5]+[.E25]" office:value-type="float" office:value="544">
            <text:p>544</text:p>
          </table:table-cell>
          <table:table-cell table:formula="of:=[.C25]+1" office:value-type="float" office:value="8">
            <text:p>8</text:p>
          </table:table-cell>
          <table:table-cell office:value-type="string">
            <text:p>BadVAddr</text:p>
          </table:table-cell>
          <table:table-cell table:style-name="ce62" office:value-type="float" office:value="4">
            <text:p>4</text:p>
          </table:table-cell>
          <table:table-cell office:value-type="string">
            <text:p>Bad virtual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6]+[.E26]" office:value-type="float" office:value="548">
            <text:p>548</text:p>
          </table:table-cell>
          <table:table-cell table:formula="of:=[.C26]+1" office:value-type="float" office:value="9">
            <text:p>9</text:p>
          </table:table-cell>
          <table:table-cell office:value-type="string">
            <text:p>Count</text:p>
          </table:table-cell>
          <table:table-cell table:style-name="ce62" office:value-type="float" office:value="4">
            <text:p>4</text:p>
          </table:table-cell>
          <table:table-cell office:value-type="string">
            <text:p>COUNT (to next interrupt)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7]+[.E27]" office:value-type="float" office:value="552">
            <text:p>552</text:p>
          </table:table-cell>
          <table:table-cell table:formula="of:=[.C27]+1" office:value-type="float" office:value="10">
            <text:p>10</text:p>
          </table:table-cell>
          <table:table-cell office:value-type="string">
            <text:p>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8]+[.E28]" office:value-type="float" office:value="556">
            <text:p>556</text:p>
          </table:table-cell>
          <table:table-cell table:formula="of:=[.C28]+1" office:value-type="float" office:value="11">
            <text:p>11</text:p>
          </table:table-cell>
          <table:table-cell office:value-type="string">
            <text:p>Compare</text:p>
          </table:table-cell>
          <table:table-cell table:style-name="ce62" office:value-type="float" office:value="4">
            <text:p>4</text:p>
          </table:table-cell>
          <table:table-cell office:value-type="string">
            <text:p>Timer Compar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9]+[.E29]" office:value-type="float" office:value="560">
            <text:p>560</text:p>
          </table:table-cell>
          <table:table-cell table:formula="of:=[.C29]+1" office:value-type="float" office:value="12">
            <text:p>12</text:p>
          </table:table-cell>
          <table:table-cell office:value-type="string">
            <text:p>SR</text:p>
          </table:table-cell>
          <table:table-cell table:style-name="ce62" office:value-type="float" office:value="4">
            <text:p>4</text:p>
          </table:table-cell>
          <table:table-cell office:value-type="string">
            <text:p>STATUS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0]+[.E30]" office:value-type="float" office:value="564">
            <text:p>564</text:p>
          </table:table-cell>
          <table:table-cell table:formula="of:=[.C30]+1" office:value-type="float" office:value="13">
            <text:p>13</text:p>
          </table:table-cell>
          <table:table-cell office:value-type="string">
            <text:p>Cause</text:p>
          </table:table-cell>
          <table:table-cell table:style-name="ce62" office:value-type="float" office:value="4">
            <text:p>4</text:p>
          </table:table-cell>
          <table:table-cell office:value-type="string">
            <text:p>Cause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1]+[.E31]" office:value-type="float" office:value="568">
            <text:p>568</text:p>
          </table:table-cell>
          <table:table-cell table:formula="of:=[.C31]+1" office:value-type="float" office:value="14">
            <text:p>14</text:p>
          </table:table-cell>
          <table:table-cell office:value-type="string">
            <text:p>EPC</text:p>
          </table:table-cell>
          <table:table-cell table:style-name="ce62" office:value-type="float" office:value="4">
            <text:p>4</text:p>
          </table:table-cell>
          <table:table-cell office:value-type="string">
            <text:p>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2]+[.E32]" office:value-type="float" office:value="572">
            <text:p>572</text:p>
          </table:table-cell>
          <table:table-cell table:formula="of:=[.C32]+1" office:value-type="float" office:value="15">
            <text:p>15</text:p>
          </table:table-cell>
          <table:table-cell office:value-type="string">
            <text:p>Prid</text:p>
          </table:table-cell>
          <table:table-cell table:style-name="ce62" office:value-type="float" office:value="4">
            <text:p>4</text:p>
          </table:table-cell>
          <table:table-cell office:value-type="string">
            <text:p>Processor Revisio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3]+[.E33]" office:value-type="float" office:value="576">
            <text:p>576</text:p>
          </table:table-cell>
          <table:table-cell table:formula="of:=[.C33]+1" office:value-type="float" office:value="16">
            <text:p>16</text:p>
          </table:table-cell>
          <table:table-cell office:value-type="string">
            <text:p>Config</text:p>
          </table:table-cell>
          <table:table-cell table:style-name="ce62" office:value-type="float" office:value="4">
            <text:p>4</text:p>
          </table:table-cell>
          <table:table-cell office:value-type="string">
            <text:p>Configuration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4]+[.E34]" office:value-type="float" office:value="580">
            <text:p>580</text:p>
          </table:table-cell>
          <table:table-cell table:formula="of:=[.C34]+1" office:value-type="float" office:value="17">
            <text:p>17</text:p>
          </table:table-cell>
          <table:table-cell office:value-type="string">
            <text:p>LLAddr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ed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5]+[.E35]" office:value-type="float" office:value="584">
            <text:p>584</text:p>
          </table:table-cell>
          <table:table-cell table:formula="of:=[.C35]+1" office:value-type="float" office:value="18">
            <text:p>18</text:p>
          </table:table-cell>
          <table:table-cell office:value-type="string">
            <text:p>WatchLo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6]+[.E36]" office:value-type="float" office:value="588">
            <text:p>588</text:p>
          </table:table-cell>
          <table:table-cell table:formula="of:=[.C36]+1" office:value-type="float" office:value="19">
            <text:p>19</text:p>
          </table:table-cell>
          <table:table-cell office:value-type="string">
            <text:p>WatchHi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7]+[.E37]" office:value-type="float" office:value="592">
            <text:p>592</text:p>
          </table:table-cell>
          <table:table-cell table:formula="of:=[.C37]+1" office:value-type="float" office:value="20">
            <text:p>20</text:p>
          </table:table-cell>
          <table:table-cell office:value-type="string">
            <text:p>X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Context register for MIPS-III addressing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8]+[.E38]" office:value-type="float" office:value="596">
            <text:p>596</text:p>
          </table:table-cell>
          <table:table-cell table:formula="of:=[.C38]+1" office:value-type="float" office:value="21">
            <text:p>2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9]+[.E39]" office:value-type="float" office:value="600">
            <text:p>600</text:p>
          </table:table-cell>
          <table:table-cell table:formula="of:=[.C39]+1" office:value-type="float" office:value="22">
            <text:p>22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0]+[.E40]" office:value-type="float" office:value="604">
            <text:p>604</text:p>
          </table:table-cell>
          <table:table-cell table:formula="of:=[.C40]+1" office:value-type="float" office:value="23">
            <text:p>23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1]+[.E41]" office:value-type="float" office:value="608">
            <text:p>608</text:p>
          </table:table-cell>
          <table:table-cell table:formula="of:=[.C41]+1" office:value-type="float" office:value="24">
            <text:p>24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2]+[.E42]" office:value-type="float" office:value="612">
            <text:p>612</text:p>
          </table:table-cell>
          <table:table-cell table:formula="of:=[.C42]+1" office:value-type="float" office:value="25">
            <text:p>25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3]+[.E43]" office:value-type="float" office:value="616">
            <text:p>616</text:p>
          </table:table-cell>
          <table:table-cell table:formula="of:=[.C43]+1" office:value-type="float" office:value="26">
            <text:p>26</text:p>
          </table:table-cell>
          <table:table-cell office:value-type="string">
            <text:p>Perr</text:p>
          </table:table-cell>
          <table:table-cell table:style-name="ce62" office:value-type="float" office:value="4">
            <text:p>4</text:p>
          </table:table-cell>
          <table:table-cell office:value-type="string">
            <text:p>Parity Error in Cach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4]+[.E44]" office:value-type="float" office:value="620">
            <text:p>620</text:p>
          </table:table-cell>
          <table:table-cell table:formula="of:=[.C44]+1" office:value-type="float" office:value="27">
            <text:p>27</text:p>
          </table:table-cell>
          <table:table-cell office:value-type="string">
            <text:p>CacheErr</text:p>
          </table:table-cell>
          <table:table-cell table:style-name="ce62" office:value-type="float" office:value="4">
            <text:p>4</text:p>
          </table:table-cell>
          <table:table-cell office:value-type="string">
            <text:p>Cache error and statu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5]+[.E45]" office:value-type="float" office:value="624">
            <text:p>624</text:p>
          </table:table-cell>
          <table:table-cell table:formula="of:=[.C45]+1" office:value-type="float" office:value="28">
            <text:p>28</text:p>
          </table:table-cell>
          <table:table-cell office:value-type="string">
            <text:p>TagLo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6]+[.E46]" office:value-type="float" office:value="628">
            <text:p>628</text:p>
          </table:table-cell>
          <table:table-cell table:formula="of:=[.C46]+1" office:value-type="float" office:value="29">
            <text:p>29</text:p>
          </table:table-cell>
          <table:table-cell office:value-type="string">
            <text:p>TagHi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 (reserved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7]+[.E47]" office:value-type="float" office:value="632">
            <text:p>632</text:p>
          </table:table-cell>
          <table:table-cell table:formula="of:=[.C47]+1" office:value-type="float" office:value="30">
            <text:p>30</text:p>
          </table:table-cell>
          <table:table-cell office:value-type="string">
            <text:p>ErrorEPC</text:p>
          </table:table-cell>
          <table:table-cell table:style-name="ce62" office:value-type="float" office:value="4">
            <text:p>4</text:p>
          </table:table-cell>
          <table:table-cell office:value-type="string">
            <text:p>Error 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8]+[.E48]" office:value-type="float" office:value="636">
            <text:p>636</text:p>
          </table:table-cell>
          <table:table-cell table:formula="of:=[.C48]+1" office:value-type="float" office:value="31">
            <text:p>3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9]+[.E49]" office:value-type="float" office:value="640">
            <text:p>640</text:p>
          </table:table-cell>
          <table:table-cell/>
          <table:table-cell office:value-type="string">
            <text:p>PC</text:p>
          </table:table-cell>
          <table:table-cell table:style-name="ce62" office:value-type="float" office:value="8">
            <text:p>8</text:p>
          </table:table-cell>
          <table:table-cell office:value-type="string">
            <text:p>emulated MIPS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0]+[.E50]" office:value-type="float" office:value="648">
            <text:p>648</text:p>
          </table:table-cell>
          <table:table-cell/>
          <table:table-cell office:value-type="string">
            <text:p>FCR0</text:p>
          </table:table-cell>
          <table:table-cell table:style-name="ce62" office:value-type="float" office:value="4">
            <text:p>4</text:p>
          </table:table-cell>
          <table:table-cell office:value-type="string">
            <text:p>MIPS floating point Impl/Rev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1]+[.E51]" office:value-type="float" office:value="652">
            <text:p>652</text:p>
          </table:table-cell>
          <table:table-cell/>
          <table:table-cell office:value-type="string">
            <text:p>FCR31</text:p>
          </table:table-cell>
          <table:table-cell table:style-name="ce62" office:value-type="float" office:value="4">
            <text:p>4</text:p>
          </table:table-cell>
          <table:table-cell office:value-type="string">
            <text:p>MIPS Control/Statu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2]+[.E52]" office:value-type="float" office:value="656">
            <text:p>656</text:p>
          </table:table-cell>
          <table:table-cell/>
          <table:table-cell office:value-type="string">
            <text:p>MultHI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3]+[.E53]" office:value-type="float" office:value="664">
            <text:p>664</text:p>
          </table:table-cell>
          <table:table-cell/>
          <table:table-cell office:value-type="string">
            <text:p>MultLO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4]+[.E54]" office:value-type="float" office:value="672">
            <text:p>672</text:p>
          </table:table-cell>
          <table:table-cell/>
          <table:table-cell office:value-type="string">
            <text:p>LLBIT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 bit (For SYNC/Atomic function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5]+[.E55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6]+[.E56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7]+[.E57]" office:value-type="float" office:value="676">
            <text:p>676</text:p>
          </table:table-cell>
          <table:table-cell/>
          <table:table-cell table:style-name="ce63" office:value-type="string">
            <text:p>Function pointers</text:p>
          </table:table-cell>
          <table:table-cell table:style-name="ce62" office:value-type="float" office:value="0">
            <text:p>0</text:p>
          </table:table-cell>
          <table:table-cell office:value-type="string">
            <text:p>A lookup table of function pointers into mupen64plus asm/C function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8]+[.E58]" office:value-type="float" office:value="676">
            <text:p>676</text:p>
          </table:table-cell>
          <table:table-cell/>
          <table:table-cell office:value-type="string">
            <text:p>Gen_Interrupt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9]+[.E59]" office:value-type="float" office:value="680">
            <text:p>680</text:p>
          </table:table-cell>
          <table:table-cell/>
          <table:table-cell office:value-type="string">
            <text:p>Segment Branch to Unknown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0]+[.E60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1]+[.E61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2]+[.E62]" office:value-type="float" office:value="684">
            <text:p>684</text:p>
          </table:table-cell>
          <table:table-cell/>
          <table:table-cell office:value-type="string">
            <text:p>Segment</text:p>
          </table:table-cell>
          <table:table-cell table:style-name="ce62" office:value-type="float" office:value="4">
            <text:p>4</text:p>
          </table:table-cell>
          <table:table-cell office:value-type="string">
            <text:p>Reference to current code segment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3]+[.E63]" office:value-type="float" office:value="688">
            <text:p>688</text:p>
          </table:table-cell>
          <table:table-cell/>
          <table:table-cell office:value-type="string">
            <text:p>Zeros</text:p>
          </table:table-cell>
          <table:table-cell table:style-name="ce62" office:value-type="float" office:value="48">
            <text:p>48</text:p>
          </table:table-cell>
          <table:table-cell office:value-type="string">
            <text:p>Aid filling zeros into memory (fp,sp,pc,[base] registers would not be available so 12*4 byte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7"/>
          <table:table-cell table:style-name="ce83" table:number-columns-repeated="2"/>
          <table:table-cell table:style-name="ce88" table:formula="of:=SUM([.E15:.E64])" office:value-type="float" office:value="736">
            <text:p>736</text:p>
          </table:table-cell>
          <table:table-cell table:style-name="ce83" table:number-columns-repeated="6"/>
          <table:table-cell table:style-name="ce9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76" office:value-type="string">
            <text:p>Host Memory Map</text:p>
          </table:table-cell>
          <table:table-cell table:style-name="ce83" table:number-columns-repeated="7"/>
          <table:table-cell table:style-name="ce90"/>
          <table:table-cell table:number-columns-repeated="2"/>
        </table:table-row>
        <table:table-row table:style-name="ro1">
          <table:table-cell/>
          <table:table-cell table:style-name="ce77" office:value-type="string">
            <text:p>from</text:p>
          </table:table-cell>
          <table:table-cell table:style-name="ce83" office:value-type="string">
            <text:p>to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Start</text:p>
          </table:table-cell>
          <table:table-cell table:style-name="ce83" office:value-type="string">
            <text:p>spare</text:p>
          </table:table-cell>
          <table:table-cell table:style-name="ce83" office:value-type="string">
            <text:p>spare Mb</text:p>
          </table:table-cell>
          <table:table-cell table:style-name="ce83" office:value-type="string">
            <text:p>calculated size</text:p>
          </table:table-cell>
          <table:table-cell table:style-name="ce90" office:value-type="string">
            <text:p>KB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DEC2HEX(HEX2DEC([.C70])-[.E70])" office:value-type="string" office:string-value="80000000">
            <text:p>80000000</text:p>
          </table:table-cell>
          <table:table-cell table:style-name="ce84" table:formula="of:=[.C7]" office:value-type="string" office:string-value="80000000">
            <text:p>80000000</text:p>
          </table:table-cell>
          <table:table-cell office:value-type="string">
            <office:annotation draw:style-name="gr1" draw:text-style-name="P1" svg:width="2.899cm" svg:height="2.966cm" svg:x="10.022cm" svg:y="27.953cm" draw:caption-point-x="-0.61cm" draw:caption-point-y="1.51cm">
              <dc:date>2014-09-12T00:00:00</dc:date>
              <text:p text:style-name="P1"><text:span text:style-name="T1">As mips instructions <text:s/>are 32bit aligned, we can divide by 4 (then *4 for sizeof pointer on host)</text:span></text:p>
            </office:annotation>
            <text:p>CodeSeg Lookup Table</text:p>
          </table:table-cell>
          <table:table-cell table:number-columns-repeated="2" office:value-type="float" office:value="0">
            <text:p>0</text:p>
          </table:table-cell>
          <table:table-cell table:style-name="ce62" table:formula="of:=IF([.E70]&lt;&gt;&quot;&quot;;HEX2DEC([.B71])-HEX2DEC([.B70])-[.E70];0)" office:value-type="float" office:value="0">
            <text:p>0</text:p>
          </table:table-cell>
          <table:table-cell table:style-name="ce89" table:formula="of:=[.G70]/(1024^2)" office:value-type="float" office:value="0">
            <text:p>0</text:p>
          </table:table-cell>
          <table:table-cell table:formula="of:=[.E70]" office:value-type="float" office:value="0">
            <text:p>0</text:p>
          </table:table-cell>
          <table:table-cell table:style-name="ce93" table:formula="of:=[.I7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1]&lt;&gt;&quot;&quot;;DEC2HEX(HEX2DEC([.C$7])+HEX2DEC([.F71]));DEC2HEX(HEX2DEC([.B70])+[.E71]))" office:value-type="string" office:string-value="80000000">
            <text:p>80000000</text:p>
          </table:table-cell>
          <table:table-cell table:style-name="ce84" table:formula="of:=IF([.E71]&lt;&gt;&quot;&quot;;DEC2HEX(HEX2DEC([.B71]) + [.E71]);DEC2HEX(HEX2DEC([.B72])))" office:value-type="string" office:string-value="80800000">
            <text:p>80800000</text:p>
          </table:table-cell>
          <table:table-cell table:style-name="ce86" office:value-type="string">
            <text:p>RDRAM</text:p>
          </table:table-cell>
          <table:table-cell table:style-name="ce62" table:formula="of:=8*1024^2" office:value-type="float" office:value="8388608">
            <text:p>8388608</text:p>
          </table:table-cell>
          <table:table-cell table:style-name="ce62" office:value-type="float" office:value="0">
            <text:p>0</text:p>
          </table:table-cell>
          <table:table-cell table:style-name="ce62" table:formula="of:=IF([.E71]&lt;&gt;&quot;&quot;;HEX2DEC([.B72])-HEX2DEC([.B71])-[.E71];0)" office:value-type="float" office:value="8388608">
            <text:p>8388608</text:p>
          </table:table-cell>
          <table:table-cell table:style-name="ce89" table:formula="of:=[.G71]/(1024^2)" office:value-type="float" office:value="8">
            <text:p>8</text:p>
          </table:table-cell>
          <table:table-cell table:formula="of:=IF([.E71]&lt;&gt;&quot;&quot;;[.E71];HEX2DEC([.B73])-HEX2DEC([.B71]))" office:value-type="float" office:value="8388608">
            <text:p>8388608</text:p>
          </table:table-cell>
          <table:table-cell table:style-name="ce93" table:formula="of:=[.I71]/1024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2]&lt;&gt;&quot;&quot;;DEC2HEX(HEX2DEC([.C$7])+HEX2DEC([.F72]));DEC2HEX(HEX2DEC([.B71])+[.E72]))" office:value-type="string" office:string-value="81000000">
            <text:p>81000000</text:p>
          </table:table-cell>
          <table:table-cell table:style-name="ce84" table:formula="of:=IF([.E72]&lt;&gt;&quot;&quot;;DEC2HEX(HEX2DEC([.B72]) + [.E72]);DEC2HEX(HEX2DEC(#REF!)))" office:value-type="string" office:string-value="83000000">
            <text:p>83000000</text:p>
          </table:table-cell>
          <table:table-cell table:style-name="ce86" office:value-type="string">
            <text:p>ARM Recompiled Code</text:p>
          </table:table-cell>
          <table:table-cell table:style-name="ce62" table:formula="of:=32*1024*1024" office:value-type="float" office:value="33554432">
            <text:p>33554432</text:p>
          </table:table-cell>
          <table:table-cell table:style-name="ce62" office:value-type="float" office:value="1000000">
            <text:p>1000000</text:p>
          </table:table-cell>
          <table:table-cell table:style-name="ce62" table:formula="of:=IF([.E72]&lt;&gt;&quot;&quot;;HEX2DEC([.B73])-HEX2DEC([.B72])-[.E72];0)" office:value-type="float" office:value="15728640">
            <text:p>15728640</text:p>
          </table:table-cell>
          <table:table-cell table:style-name="ce89" table:formula="of:=[.G72]/(1024^2)" office:value-type="float" office:value="15">
            <text:p>15</text:p>
          </table:table-cell>
          <table:table-cell table:formula="of:=IF([.E72]&lt;&gt;&quot;&quot;;[.E72];HEX2DEC([.B74])-HEX2DEC([.B72]))" office:value-type="float" office:value="33554432">
            <text:p>33554432</text:p>
          </table:table-cell>
          <table:table-cell table:style-name="ce93" table:formula="of:=[.I72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3]&lt;&gt;&quot;&quot;;DEC2HEX(HEX2DEC([.C$7])+HEX2DEC([.F73]));DEC2HEX(HEX2DEC(#REF!)+[.E73]))" office:value-type="string" office:string-value="83F00000">
            <text:p>83F00000</text:p>
          </table:table-cell>
          <table:table-cell table:style-name="ce84" table:formula="of:=IF([.E73]&lt;&gt;&quot;&quot;;DEC2HEX(HEX2DEC([.B73]) + [.E73]);DEC2HEX(HEX2DEC([.B74])))" office:value-type="string" office:string-value="83F00028">
            <text:p>83F00028</text:p>
          </table:table-cell>
          <table:table-cell table:style-name="ce86" office:value-type="string">
            <text:p>RDRAMregs</text:p>
          </table:table-cell>
          <table:table-cell table:style-name="ce62" office:value-type="float" office:value="40">
            <text:p>40</text:p>
          </table:table-cell>
          <table:table-cell table:style-name="ce62" office:value-type="string">
            <text:p>3F00000</text:p>
          </table:table-cell>
          <table:table-cell table:style-name="ce62" table:formula="of:=IF([.E73]&lt;&gt;&quot;&quot;;HEX2DEC([.B75])-HEX2DEC([.B73])-[.E73];0)" office:value-type="float" office:value="1048536">
            <text:p>1048536</text:p>
          </table:table-cell>
          <table:table-cell table:style-name="ce89" table:formula="of:=[.G73]/(1024^2)" office:value-type="float" office:value="0.999961853027344">
            <text:p>1</text:p>
          </table:table-cell>
          <table:table-cell table:formula="of:=IF([.E73]&lt;&gt;&quot;&quot;;[.E73];HEX2DEC([.B75])-HEX2DEC([.B73]))" office:value-type="float" office:value="40">
            <text:p>40</text:p>
          </table:table-cell>
          <table:table-cell table:style-name="ce93" table:formula="of:=[.I73]/1024" office:value-type="float" office:value="0.039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4]&lt;&gt;&quot;&quot;;DEC2HEX(HEX2DEC([.C$7])+HEX2DEC([.F74]));DEC2HEX(HEX2DEC([.B73])+[.E74]))" office:value-type="string" office:string-value="83F00028">
            <text:p>83F00028</text:p>
          </table:table-cell>
          <table:table-cell table:style-name="ce84" table:formula="of:=IF([.E74]&lt;&gt;&quot;&quot;;DEC2HEX(HEX2DEC([.B74]) + [.E74]);DEC2HEX(HEX2DEC([.B75])))" office:value-type="string" office:string-value="83F01308">
            <text:p>83F01308</text:p>
          </table:table-cell>
          <table:table-cell table:style-name="ce86" office:value-type="string">
            <office:annotation draw:style-name="gr1" draw:text-style-name="P1" svg:width="2.899cm" svg:height="0.596cm" svg:x="10.022cm" svg:y="29.66cm" draw:caption-point-x="-0.61cm" draw:caption-point-y="1.51cm">
              <dc:date>2014-09-12T00:00:00</dc:date>
              <text:p text:style-name="P1"><text:span text:style-name="T1">See above table</text:span></text:p>
            </office:annotation>
            <text:p>Emulated Register Store</text:p>
          </table:table-cell>
          <table:table-cell table:style-name="ce62" table:formula="of:=4096+[.E65]" office:value-type="float" office:value="4832">
            <text:p>4832</text:p>
          </table:table-cell>
          <table:table-cell table:style-name="ce62" office:value-type="string">
            <text:p>3F00028</text:p>
          </table:table-cell>
          <table:table-cell table:style-name="ce62" table:formula="of:=IF([.E74]&lt;&gt;&quot;&quot;;HEX2DEC([.B76])-HEX2DEC([.B74])-[.E74];0)" office:value-type="float" office:value="2092280">
            <text:p>2092280</text:p>
          </table:table-cell>
          <table:table-cell table:style-name="ce89" table:formula="of:=[.G74]/(1024^2)" office:value-type="float" office:value="1.99535369873047">
            <text:p>2</text:p>
          </table:table-cell>
          <table:table-cell table:formula="of:=IF([.E74]&lt;&gt;&quot;&quot;;[.E74];HEX2DEC([.B76])-HEX2DEC([.B74]))" office:value-type="float" office:value="4832">
            <text:p>4832</text:p>
          </table:table-cell>
          <table:table-cell table:style-name="ce93" table:formula="of:=[.I74]/1024" office:value-type="float" office:value="4.7187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5]&lt;&gt;&quot;&quot;;DEC2HEX(HEX2DEC([.C$7])+HEX2DEC([.F75]));DEC2HEX(HEX2DEC([.B74])+[.E75]))" office:value-type="string" office:string-value="84000000">
            <text:p>84000000</text:p>
          </table:table-cell>
          <table:table-cell table:style-name="ce84" table:formula="of:=IF([.E75]&lt;&gt;&quot;&quot;;DEC2HEX(HEX2DEC([.B75]) + [.E75]);DEC2HEX(HEX2DEC([.B76])))" office:value-type="string" office:string-value="84080008">
            <text:p>84080008</text:p>
          </table:table-cell>
          <table:table-cell table:style-name="ce86" office:value-type="string">
            <text:p>SP Registers</text:p>
          </table:table-cell>
          <table:table-cell table:style-name="ce62" table:formula="of:=HEX2DEC(&quot;80008&quot;)" office:value-type="float" office:value="524296">
            <text:p>524296</text:p>
          </table:table-cell>
          <table:table-cell table:style-name="ce62" office:value-type="float" office:value="4000000">
            <text:p>4000000</text:p>
          </table:table-cell>
          <table:table-cell table:style-name="ce62" table:formula="of:=IF([.E75]&lt;&gt;&quot;&quot;;HEX2DEC([.B76])-HEX2DEC([.B75])-[.E75];0)" office:value-type="float" office:value="524280">
            <text:p>524280</text:p>
          </table:table-cell>
          <table:table-cell table:style-name="ce89" table:formula="of:=[.G75]/(1024^2)" office:value-type="float" office:value="0.499992370605469">
            <text:p>0</text:p>
          </table:table-cell>
          <table:table-cell table:formula="of:=IF([.E75]&lt;&gt;&quot;&quot;;[.E75];HEX2DEC([.B76])-HEX2DEC([.B75]))" office:value-type="float" office:value="524296">
            <text:p>524296</text:p>
          </table:table-cell>
          <table:table-cell table:style-name="ce93" table:formula="of:=[.I75]/1024" office:value-type="float" office:value="512.0078125">
            <text:p>51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6]&lt;&gt;&quot;&quot;;DEC2HEX(HEX2DEC([.C$7])+HEX2DEC([.F76]));DEC2HEX(HEX2DEC([.B75])+[.E76]))" office:value-type="string" office:string-value="84100000">
            <text:p>84100000</text:p>
          </table:table-cell>
          <table:table-cell table:style-name="ce84" table:formula="of:=IF([.E76]&lt;&gt;&quot;&quot;;DEC2HEX(HEX2DEC([.B76]) + [.E76]);DEC2HEX(HEX2DEC([.B77])))" office:value-type="string" office:string-value="84100020">
            <text:p>84100020</text:p>
          </table:table-cell>
          <table:table-cell table:style-name="ce86" office:value-type="string">
            <text:p>DP Command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100000">
            <text:p>4100000</text:p>
          </table:table-cell>
          <table:table-cell table:style-name="ce62" table:formula="of:=IF([.E76]&lt;&gt;&quot;&quot;;HEX2DEC([.B77])-HEX2DEC([.B76])-[.E76];0)" office:value-type="float" office:value="1048544">
            <text:p>1048544</text:p>
          </table:table-cell>
          <table:table-cell table:style-name="ce89" table:formula="of:=[.G76]/(1024^2)" office:value-type="float" office:value="0.999969482421875">
            <text:p>1</text:p>
          </table:table-cell>
          <table:table-cell table:formula="of:=IF([.E76]&lt;&gt;&quot;&quot;;[.E76];HEX2DEC([.B77])-HEX2DEC([.B76]))" office:value-type="float" office:value="32">
            <text:p>32</text:p>
          </table:table-cell>
          <table:table-cell table:style-name="ce93" table:formula="of:=[.I76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7]&lt;&gt;&quot;&quot;;DEC2HEX(HEX2DEC([.C$7])+HEX2DEC([.F77]));DEC2HEX(HEX2DEC([.B76])+[.E77]))" office:value-type="string" office:string-value="84200000">
            <text:p>84200000</text:p>
          </table:table-cell>
          <table:table-cell table:style-name="ce84" table:formula="of:=IF([.E77]&lt;&gt;&quot;&quot;;DEC2HEX(HEX2DEC([.B77]) + [.E77]);DEC2HEX(HEX2DEC([.B78])))" office:value-type="string" office:string-value="84200010">
            <text:p>84200010</text:p>
          </table:table-cell>
          <table:table-cell table:style-name="ce86" office:value-type="string">
            <text:p>DP Span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200000">
            <text:p>4200000</text:p>
          </table:table-cell>
          <table:table-cell table:style-name="ce62" table:formula="of:=IF([.E77]&lt;&gt;&quot;&quot;;HEX2DEC([.B78])-HEX2DEC([.B77])-[.E77];0)" office:value-type="float" office:value="1048560">
            <text:p>1048560</text:p>
          </table:table-cell>
          <table:table-cell table:style-name="ce89" table:formula="of:=[.G77]/(1024^2)" office:value-type="float" office:value="0.999984741210938">
            <text:p>1</text:p>
          </table:table-cell>
          <table:table-cell table:formula="of:=IF([.E77]&lt;&gt;&quot;&quot;;[.E77];HEX2DEC([.B78])-HEX2DEC([.B77]))" office:value-type="float" office:value="16">
            <text:p>16</text:p>
          </table:table-cell>
          <table:table-cell table:style-name="ce93" table:formula="of:=[.I77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8]&lt;&gt;&quot;&quot;;DEC2HEX(HEX2DEC([.C$7])+HEX2DEC([.F78]));DEC2HEX(HEX2DEC([.B77])+[.E78]))" office:value-type="string" office:string-value="84300000">
            <text:p>84300000</text:p>
          </table:table-cell>
          <table:table-cell table:style-name="ce84" table:formula="of:=IF([.E78]&lt;&gt;&quot;&quot;;DEC2HEX(HEX2DEC([.B78]) + [.E78]);DEC2HEX(HEX2DEC([.B79])))" office:value-type="string" office:string-value="84300010">
            <text:p>84300010</text:p>
          </table:table-cell>
          <table:table-cell table:style-name="ce86" office:value-type="string">
            <text:p>MI 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300000">
            <text:p>4300000</text:p>
          </table:table-cell>
          <table:table-cell table:style-name="ce62" table:formula="of:=IF([.E78]&lt;&gt;&quot;&quot;;HEX2DEC([.B79])-HEX2DEC([.B78])-[.E78];0)" office:value-type="float" office:value="1048560">
            <text:p>1048560</text:p>
          </table:table-cell>
          <table:table-cell table:style-name="ce89" table:formula="of:=[.G78]/(1024^2)" office:value-type="float" office:value="0.999984741210938">
            <text:p>1</text:p>
          </table:table-cell>
          <table:table-cell table:formula="of:=IF([.E78]&lt;&gt;&quot;&quot;;[.E78];HEX2DEC([.B79])-HEX2DEC([.B78]))" office:value-type="float" office:value="16">
            <text:p>16</text:p>
          </table:table-cell>
          <table:table-cell table:style-name="ce93" table:formula="of:=[.I78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9]&lt;&gt;&quot;&quot;;DEC2HEX(HEX2DEC([.C$7])+HEX2DEC([.F79]));DEC2HEX(HEX2DEC([.B78])+[.E79]))" office:value-type="string" office:string-value="84400000">
            <text:p>84400000</text:p>
          </table:table-cell>
          <table:table-cell table:style-name="ce84" table:formula="of:=IF([.E79]&lt;&gt;&quot;&quot;;DEC2HEX(HEX2DEC([.B79]) + [.E79]);DEC2HEX(HEX2DEC([.B80])))" office:value-type="string" office:string-value="84400038">
            <text:p>84400038</text:p>
          </table:table-cell>
          <table:table-cell table:style-name="ce86" office:value-type="string">
            <text:p>VI</text:p>
          </table:table-cell>
          <table:table-cell table:style-name="ce62" table:formula="of:=HEX2DEC(38)" office:value-type="float" office:value="56">
            <text:p>56</text:p>
          </table:table-cell>
          <table:table-cell table:style-name="ce62" office:value-type="float" office:value="4400000">
            <text:p>4400000</text:p>
          </table:table-cell>
          <table:table-cell table:style-name="ce62" table:formula="of:=IF([.E79]&lt;&gt;&quot;&quot;;HEX2DEC([.B80])-HEX2DEC([.B79])-[.E79];0)" office:value-type="float" office:value="1048520">
            <text:p>1048520</text:p>
          </table:table-cell>
          <table:table-cell table:style-name="ce89" table:formula="of:=[.G79]/(1024^2)" office:value-type="float" office:value="0.999946594238281">
            <text:p>1</text:p>
          </table:table-cell>
          <table:table-cell table:formula="of:=IF([.E79]&lt;&gt;&quot;&quot;;[.E79];HEX2DEC([.B80])-HEX2DEC([.B79]))" office:value-type="float" office:value="56">
            <text:p>56</text:p>
          </table:table-cell>
          <table:table-cell table:style-name="ce93" table:formula="of:=[.I79]/1024" office:value-type="float" office:value="0.05468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0]&lt;&gt;&quot;&quot;;DEC2HEX(HEX2DEC([.C$7])+HEX2DEC([.F80]));DEC2HEX(HEX2DEC([.B79])+[.E80]))" office:value-type="string" office:string-value="84500000">
            <text:p>84500000</text:p>
          </table:table-cell>
          <table:table-cell table:style-name="ce84" table:formula="of:=IF([.E80]&lt;&gt;&quot;&quot;;DEC2HEX(HEX2DEC([.B80]) + [.E80]);DEC2HEX(HEX2DEC([.B81])))" office:value-type="string" office:string-value="84500018">
            <text:p>84500018</text:p>
          </table:table-cell>
          <table:table-cell table:style-name="ce86" office:value-type="string">
            <text:p>AI</text:p>
          </table:table-cell>
          <table:table-cell table:style-name="ce62" table:formula="of:=HEX2DEC(18)" office:value-type="float" office:value="24">
            <text:p>24</text:p>
          </table:table-cell>
          <table:table-cell table:style-name="ce62" office:value-type="float" office:value="4500000">
            <text:p>4500000</text:p>
          </table:table-cell>
          <table:table-cell table:style-name="ce62" table:formula="of:=IF([.E80]&lt;&gt;&quot;&quot;;HEX2DEC([.B81])-HEX2DEC([.B80])-[.E80];0)" office:value-type="float" office:value="1048552">
            <text:p>1048552</text:p>
          </table:table-cell>
          <table:table-cell table:style-name="ce89" table:formula="of:=[.G80]/(1024^2)" office:value-type="float" office:value="0.999977111816406">
            <text:p>1</text:p>
          </table:table-cell>
          <table:table-cell table:formula="of:=IF([.E80]&lt;&gt;&quot;&quot;;[.E80];HEX2DEC([.B81])-HEX2DEC([.B80]))" office:value-type="float" office:value="24">
            <text:p>24</text:p>
          </table:table-cell>
          <table:table-cell table:style-name="ce93" table:formula="of:=[.I80]/1024" office:value-type="float" office:value="0.02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1]&lt;&gt;&quot;&quot;;DEC2HEX(HEX2DEC([.C$7])+HEX2DEC([.F81]));DEC2HEX(HEX2DEC([.B80])+[.E81]))" office:value-type="string" office:string-value="84600000">
            <text:p>84600000</text:p>
          </table:table-cell>
          <table:table-cell table:style-name="ce84" table:formula="of:=IF([.E81]&lt;&gt;&quot;&quot;;DEC2HEX(HEX2DEC([.B81]) + [.E81]);DEC2HEX(HEX2DEC([.B82])))" office:value-type="string" office:string-value="84600034">
            <text:p>84600034</text:p>
          </table:table-cell>
          <table:table-cell table:style-name="ce86" office:value-type="string">
            <text:p>PI</text:p>
          </table:table-cell>
          <table:table-cell table:style-name="ce62" table:formula="of:=HEX2DEC(34)" office:value-type="float" office:value="52">
            <text:p>52</text:p>
          </table:table-cell>
          <table:table-cell table:style-name="ce62" office:value-type="float" office:value="4600000">
            <text:p>4600000</text:p>
          </table:table-cell>
          <table:table-cell table:style-name="ce62" table:formula="of:=IF([.E81]&lt;&gt;&quot;&quot;;HEX2DEC([.B82])-HEX2DEC([.B81])-[.E81];0)" office:value-type="float" office:value="1048524">
            <text:p>1048524</text:p>
          </table:table-cell>
          <table:table-cell table:style-name="ce89" table:formula="of:=[.G81]/(1024^2)" office:value-type="float" office:value="0.999950408935547">
            <text:p>1</text:p>
          </table:table-cell>
          <table:table-cell table:formula="of:=IF([.E81]&lt;&gt;&quot;&quot;;[.E81];HEX2DEC([.B82])-HEX2DEC([.B81]))" office:value-type="float" office:value="52">
            <text:p>52</text:p>
          </table:table-cell>
          <table:table-cell table:style-name="ce93" table:formula="of:=[.I81]/1024" office:value-type="float" office:value="0.05078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2]&lt;&gt;&quot;&quot;;DEC2HEX(HEX2DEC([.C$7])+HEX2DEC([.F82]));DEC2HEX(HEX2DEC([.B81])+[.E82]))" office:value-type="string" office:string-value="84700000">
            <text:p>84700000</text:p>
          </table:table-cell>
          <table:table-cell table:style-name="ce84" table:formula="of:=IF([.E82]&lt;&gt;&quot;&quot;;DEC2HEX(HEX2DEC([.B82]) + [.E82]);DEC2HEX(HEX2DEC([.B83])))" office:value-type="string" office:string-value="84700020">
            <text:p>84700020</text:p>
          </table:table-cell>
          <table:table-cell table:style-name="ce86" office:value-type="string">
            <text:p>RI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700000">
            <text:p>4700000</text:p>
          </table:table-cell>
          <table:table-cell table:style-name="ce62" table:formula="of:=IF([.E82]&lt;&gt;&quot;&quot;;HEX2DEC([.B83])-HEX2DEC([.B82])-[.E82];0)" office:value-type="float" office:value="1048544">
            <text:p>1048544</text:p>
          </table:table-cell>
          <table:table-cell table:style-name="ce89" table:formula="of:=[.G82]/(1024^2)" office:value-type="float" office:value="0.999969482421875">
            <text:p>1</text:p>
          </table:table-cell>
          <table:table-cell table:formula="of:=IF([.E82]&lt;&gt;&quot;&quot;;[.E82];HEX2DEC([.B83])-HEX2DEC([.B82]))" office:value-type="float" office:value="32">
            <text:p>32</text:p>
          </table:table-cell>
          <table:table-cell table:style-name="ce93" table:formula="of:=[.I82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3]&lt;&gt;&quot;&quot;;DEC2HEX(HEX2DEC([.C$7])+HEX2DEC([.F83]));DEC2HEX(HEX2DEC([.B82])+[.E83]))" office:value-type="string" office:string-value="84800000">
            <text:p>84800000</text:p>
          </table:table-cell>
          <table:table-cell table:style-name="ce84" table:formula="of:=IF([.E83]&lt;&gt;&quot;&quot;;DEC2HEX(HEX2DEC([.B83]) + [.E83]);DEC2HEX(HEX2DEC([.B84])))" office:value-type="string" office:string-value="8480001C">
            <text:p>8480001C</text:p>
          </table:table-cell>
          <table:table-cell table:style-name="ce86" office:value-type="string">
            <text:p>SI</text:p>
          </table:table-cell>
          <table:table-cell table:style-name="ce62" table:formula="of:=HEX2DEC(&quot;1c&quot;)" office:value-type="float" office:value="28">
            <text:p>28</text:p>
          </table:table-cell>
          <table:table-cell table:style-name="ce62" office:value-type="float" office:value="4800000">
            <text:p>4800000</text:p>
          </table:table-cell>
          <table:table-cell table:style-name="ce62" table:formula="of:=IF([.E83]&lt;&gt;&quot;&quot;;HEX2DEC([.B84])-HEX2DEC([.B83])-[.E83];0)" office:value-type="float" office:value="8388580">
            <text:p>8388580</text:p>
          </table:table-cell>
          <table:table-cell table:style-name="ce89" table:formula="of:=[.G83]/(1024^2)" office:value-type="float" office:value="7.99997329711914">
            <text:p>8</text:p>
          </table:table-cell>
          <table:table-cell table:formula="of:=IF([.E83]&lt;&gt;&quot;&quot;;[.E83];HEX2DEC([.B84])-HEX2DEC([.B83]))" office:value-type="float" office:value="28">
            <text:p>28</text:p>
          </table:table-cell>
          <table:table-cell table:style-name="ce93" table:formula="of:=[.I83]/1024" office:value-type="float" office:value="0.027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4]&lt;&gt;&quot;&quot;;DEC2HEX(HEX2DEC([.C$7])+HEX2DEC([.F84]));DEC2HEX(HEX2DEC([.B83])+[.E84]))" office:value-type="string" office:string-value="85000000">
            <text:p>85000000</text:p>
          </table:table-cell>
          <table:table-cell table:style-name="ce84" table:formula="of:=IF([.E84]&lt;&gt;&quot;&quot;;DEC2HEX(HEX2DEC([.B84]) + [.E84]);DEC2HEX(HEX2DEC([.B85])))" office:value-type="string" office:string-value="86000000">
            <text:p>86000000</text:p>
          </table:table-cell>
          <table:table-cell table:style-name="ce86" office:value-type="string">
            <text:p>Cart 2,1</text:p>
          </table:table-cell>
          <table:table-cell table:style-name="ce62"/>
          <table:table-cell table:style-name="ce62" office:value-type="float" office:value="5000000">
            <text:p>5000000</text:p>
          </table:table-cell>
          <table:table-cell table:style-name="ce62" table:formula="of:=IF([.E84]&lt;&gt;&quot;&quot;;HEX2DEC([.B85])-HEX2DEC([.B84])-[.E84];0)" office:value-type="float" office:value="0">
            <text:p>0</text:p>
          </table:table-cell>
          <table:table-cell table:style-name="ce89" table:formula="of:=[.G84]/(1024^2)" office:value-type="float" office:value="0">
            <text:p>0</text:p>
          </table:table-cell>
          <table:table-cell table:formula="of:=IF([.E84]&lt;&gt;&quot;&quot;;[.E84];HEX2DEC([.B85])-HEX2DEC([.B84]))" office:value-type="float" office:value="16777216">
            <text:p>16777216</text:p>
          </table:table-cell>
          <table:table-cell table:style-name="ce93" table:formula="of:=[.I84]/1024" office:value-type="float" office:value="16384">
            <text:p>16384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5]&lt;&gt;&quot;&quot;;DEC2HEX(HEX2DEC([.C$7])+HEX2DEC([.F85]));DEC2HEX(HEX2DEC([.B84])+[.E85]))" office:value-type="string" office:string-value="86000000">
            <text:p>86000000</text:p>
          </table:table-cell>
          <table:table-cell table:style-name="ce84" table:formula="of:=IF([.E85]&lt;&gt;&quot;&quot;;DEC2HEX(HEX2DEC([.B85]) + [.E85]);DEC2HEX(HEX2DEC([.B86])))" office:value-type="string" office:string-value="88000000">
            <text:p>88000000</text:p>
          </table:table-cell>
          <table:table-cell table:style-name="ce86" office:value-type="string">
            <text:p>Cart 1,1</text:p>
          </table:table-cell>
          <table:table-cell table:style-name="ce62"/>
          <table:table-cell table:style-name="ce62" office:value-type="float" office:value="6000000">
            <text:p>6000000</text:p>
          </table:table-cell>
          <table:table-cell table:style-name="ce62" table:formula="of:=IF([.E85]&lt;&gt;&quot;&quot;;HEX2DEC([.B86])-HEX2DEC([.B85])-[.E85];0)" office:value-type="float" office:value="0">
            <text:p>0</text:p>
          </table:table-cell>
          <table:table-cell table:style-name="ce89" table:formula="of:=[.G85]/(1024^2)" office:value-type="float" office:value="0">
            <text:p>0</text:p>
          </table:table-cell>
          <table:table-cell table:formula="of:=IF([.E85]&lt;&gt;&quot;&quot;;[.E85];HEX2DEC([.B86])-HEX2DEC([.B85]))" office:value-type="float" office:value="33554432">
            <text:p>33554432</text:p>
          </table:table-cell>
          <table:table-cell table:style-name="ce93" table:formula="of:=[.I85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6]&lt;&gt;&quot;&quot;;DEC2HEX(HEX2DEC([.C$7])+HEX2DEC([.F86]));DEC2HEX(HEX2DEC([.B85])+[.E86]))" office:value-type="string" office:string-value="88000000">
            <text:p>88000000</text:p>
          </table:table-cell>
          <table:table-cell table:style-name="ce84" table:formula="of:=IF([.E86]&lt;&gt;&quot;&quot;;DEC2HEX(HEX2DEC([.B86]) + [.E86]);DEC2HEX(HEX2DEC([.B87])))" office:value-type="string" office:string-value="90000000">
            <text:p>90000000</text:p>
          </table:table-cell>
          <table:table-cell table:style-name="ce86" office:value-type="string">
            <text:p>Cart 1,1 SRAM</text:p>
          </table:table-cell>
          <table:table-cell table:style-name="ce62"/>
          <table:table-cell table:style-name="ce62" office:value-type="float" office:value="8000000">
            <text:p>8000000</text:p>
          </table:table-cell>
          <table:table-cell table:style-name="ce62" table:formula="of:=IF([.E86]&lt;&gt;&quot;&quot;;HEX2DEC([.B87])-HEX2DEC([.B86])-[.E86];0)" office:value-type="float" office:value="0">
            <text:p>0</text:p>
          </table:table-cell>
          <table:table-cell table:style-name="ce89" table:formula="of:=[.G86]/(1024^2)" office:value-type="float" office:value="0">
            <text:p>0</text:p>
          </table:table-cell>
          <table:table-cell table:formula="of:=IF([.E86]&lt;&gt;&quot;&quot;;[.E86];HEX2DEC([.B87])-HEX2DEC([.B86]))" office:value-type="float" office:value="134217728">
            <text:p>134217728</text:p>
          </table:table-cell>
          <table:table-cell table:style-name="ce93" table:formula="of:=[.I86]/1024" office:value-type="float" office:value="131072">
            <text:p>13107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7]&lt;&gt;&quot;&quot;;DEC2HEX(HEX2DEC([.C$7])+HEX2DEC([.F87]));DEC2HEX(HEX2DEC([.B86])+[.E87]))" office:value-type="string" office:string-value="90000000">
            <text:p>90000000</text:p>
          </table:table-cell>
          <table:table-cell table:style-name="ce84" table:formula="of:=IF([.E87]&lt;&gt;&quot;&quot;;DEC2HEX(HEX2DEC([.B87]) + [.E87]);DEC2HEX(HEX2DEC([.B88])))" office:value-type="string" office:string-value="90000040">
            <text:p>90000040</text:p>
          </table:table-cell>
          <table:table-cell table:style-name="ce86" office:value-type="string">
            <text:p>Cart 1,2 (ROM Header)</text:p>
          </table:table-cell>
          <table:table-cell table:style-name="ce62" table:formula="of:=HEX2DEC(&quot;40&quot;)" office:value-type="float" office:value="64">
            <text:p>64</text:p>
          </table:table-cell>
          <table:table-cell table:style-name="ce62" office:value-type="float" office:value="10000000">
            <text:p>10000000</text:p>
          </table:table-cell>
          <table:table-cell table:style-name="ce62" table:formula="of:=IF([.E87]&lt;&gt;&quot;&quot;;HEX2DEC([.B88])-HEX2DEC([.B87])-[.E87];0)" office:value-type="float" office:value="264241088">
            <text:p>264241088</text:p>
          </table:table-cell>
          <table:table-cell table:style-name="ce89" table:formula="of:=[.G87]/(1024^2)" office:value-type="float" office:value="251.999938964844">
            <text:p>252</text:p>
          </table:table-cell>
          <table:table-cell table:formula="of:=IF([.E87]&lt;&gt;&quot;&quot;;[.E87];HEX2DEC([.B88])-HEX2DEC([.B87]))" office:value-type="float" office:value="64">
            <text:p>64</text:p>
          </table:table-cell>
          <table:table-cell table:style-name="ce93" table:formula="of:=[.I87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8]&lt;&gt;&quot;&quot;;DEC2HEX(HEX2DEC([.C$7])+HEX2DEC([.F88]));DEC2HEX(HEX2DEC([.B87])+[.E88]))" office:value-type="string" office:string-value="9FC00000">
            <text:p>9FC00000</text:p>
          </table:table-cell>
          <table:table-cell table:style-name="ce84" table:formula="of:=IF([.E88]&lt;&gt;&quot;&quot;;DEC2HEX(HEX2DEC([.B88]) + [.E88]);DEC2HEX(HEX2DEC([.B89])))" office:value-type="string" office:string-value="9FC007C0">
            <text:p>9FC007C0</text:p>
          </table:table-cell>
          <table:table-cell table:style-name="ce86" office:value-type="string">
            <text:p>PIF Boot ROM</text:p>
          </table:table-cell>
          <table:table-cell table:style-name="ce62" table:formula="of:=HEX2DEC(&quot;7c0&quot;)" office:value-type="float" office:value="1984">
            <text:p>1984</text:p>
          </table:table-cell>
          <table:table-cell table:style-name="ce62" office:value-type="string">
            <text:p>1FC00000</text:p>
          </table:table-cell>
          <table:table-cell table:style-name="ce62" table:formula="of:=IF([.E88]&lt;&gt;&quot;&quot;;HEX2DEC([.B89])-HEX2DEC([.B88])-[.E88];0)" office:value-type="float" office:value="0">
            <text:p>0</text:p>
          </table:table-cell>
          <table:table-cell table:style-name="ce89" table:formula="of:=[.G88]/(1024^2)" office:value-type="float" office:value="0">
            <text:p>0</text:p>
          </table:table-cell>
          <table:table-cell table:formula="of:=IF([.E88]&lt;&gt;&quot;&quot;;[.E88];HEX2DEC([.B89])-HEX2DEC([.B88]))" office:value-type="float" office:value="1984">
            <text:p>1984</text:p>
          </table:table-cell>
          <table:table-cell table:style-name="ce93" table:formula="of:=[.I88]/1024" office:value-type="float" office:value="1.9375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9]&lt;&gt;&quot;&quot;;DEC2HEX(HEX2DEC([.C$7])+HEX2DEC([.F89]));DEC2HEX(HEX2DEC([.B88])+[.E89]))" office:value-type="string" office:string-value="9FC007C0">
            <text:p>9FC007C0</text:p>
          </table:table-cell>
          <table:table-cell table:style-name="ce84" table:formula="of:=IF([.E89]&lt;&gt;&quot;&quot;;DEC2HEX(HEX2DEC([.B89]) + [.E89]);DEC2HEX(HEX2DEC([.B90])))" office:value-type="string" office:string-value="9FC00800">
            <text:p>9FC00800</text:p>
          </table:table-cell>
          <table:table-cell table:style-name="ce86" office:value-type="string">
            <text:p>PIF RAM</text:p>
          </table:table-cell>
          <table:table-cell table:style-name="ce62" table:formula="of:=HEX2DEC(&quot;800&quot;)-HEX2DEC(&quot;7c0&quot;)" office:value-type="float" office:value="64">
            <text:p>64</text:p>
          </table:table-cell>
          <table:table-cell table:style-name="ce62" office:value-type="string">
            <text:p>1fc007c0</text:p>
          </table:table-cell>
          <table:table-cell table:style-name="ce62" table:formula="of:=IF([.E89]&lt;&gt;&quot;&quot;;HEX2DEC([.B90])-HEX2DEC([.B89])-[.E89];0)" office:value-type="float" office:value="1046528">
            <text:p>1046528</text:p>
          </table:table-cell>
          <table:table-cell table:style-name="ce89" table:formula="of:=[.G89]/(1024^2)" office:value-type="float" office:value="0.998046875">
            <text:p>1</text:p>
          </table:table-cell>
          <table:table-cell table:formula="of:=IF([.E89]&lt;&gt;&quot;&quot;;[.E89];HEX2DEC([.B90])-HEX2DEC([.B89]))" office:value-type="float" office:value="64">
            <text:p>64</text:p>
          </table:table-cell>
          <table:table-cell table:style-name="ce93" table:formula="of:=[.I89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0]&lt;&gt;&quot;&quot;;DEC2HEX(HEX2DEC([.C$7])+HEX2DEC([.F90]));DEC2HEX(HEX2DEC([.B89])+[.E90]))" office:value-type="string" office:string-value="9FD00000">
            <text:p>9FD00000</text:p>
          </table:table-cell>
          <table:table-cell table:style-name="ce84" table:formula="of:=IF([.E90]&lt;&gt;&quot;&quot;;DEC2HEX(HEX2DEC([.B90]) + [.E90]);DEC2HEX(HEX2DEC([.B91])))" office:value-type="string" office:string-value="9FD00000">
            <text:p>9FD00000</text:p>
          </table:table-cell>
          <table:table-cell table:style-name="ce86" office:value-type="string">
            <text:p>Cart 1,3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1fd00000</text:p>
          </table:table-cell>
          <table:table-cell table:style-name="ce62" table:formula="of:=IF([.E90]&lt;&gt;&quot;&quot;;HEX2DEC([.B91])-HEX2DEC([.B90])-[.E90];0)" office:value-type="float" office:value="0">
            <text:p>0</text:p>
          </table:table-cell>
          <table:table-cell table:style-name="ce89" table:formula="of:=[.G90]/(1024^2)" office:value-type="float" office:value="0">
            <text:p>0</text:p>
          </table:table-cell>
          <table:table-cell table:formula="of:=IF([.E90]&lt;&gt;&quot;&quot;;[.E90];HEX2DEC([.B91])-HEX2DEC([.B90]))" office:value-type="float" office:value="0">
            <text:p>0</text:p>
          </table:table-cell>
          <table:table-cell table:style-name="ce93" table:formula="of:=[.I9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1]&lt;&gt;&quot;&quot;;DEC2HEX(HEX2DEC([.C$7])+HEX2DEC([.F91]));DEC2HEX(HEX2DEC([.B90])+[.E91]))" office:value-type="string" office:string-value="9FD00000">
            <text:p>9FD00000</text:p>
          </table:table-cell>
          <table:table-cell table:style-name="ce84" office:value-type="string">
            <text:p>FFFFFFFF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/>
          <table:table-cell table:style-name="ce92"/>
          <table:table-cell table:number-columns-repeated="2"/>
        </table:table-row>
        <table:table-row table:style-name="ro1">
          <table:table-cell/>
          <table:table-cell table:style-name="ce77"/>
          <table:table-cell table:style-name="ce83" table:number-columns-repeated="6"/>
          <table:table-cell table:style-name="ce83" table:formula="of:=SUM([.I71:.I91])" office:value-type="float" office:value="227023952">
            <text:p>227023952</text:p>
          </table:table-cell>
          <table:table-cell table:style-name="ce94" table:formula="of:=[.I92]/1024" office:value-type="float" office:value="221703.078125">
            <text:p>221703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76" office:value-type="string">
            <text:p>N64 Memory addressing</text:p>
          </table:table-cell>
          <table:table-cell table:style-name="ce83" table:number-columns-repeated="5"/>
          <table:table-cell table:style-name="ce90"/>
          <table:table-cell table:number-columns-repeated="4"/>
        </table:table-row>
        <table:table-row table:style-name="ro1">
          <table:table-cell/>
          <table:table-cell table:style-name="ce75" office:value-type="string">
            <text:p>from</text:p>
          </table:table-cell>
          <table:table-cell table:style-name="ce85" office:value-type="string">
            <text:p>to</text:p>
          </table:table-cell>
          <table:table-cell table:style-name="ce85" table:number-columns-repeated="4"/>
          <table:table-cell table:style-name="ce91"/>
          <table:table-cell table:number-columns-repeated="4"/>
        </table:table-row>
        <table:table-row table:style-name="ro8">
          <table:table-cell/>
          <table:table-cell table:style-name="ce74" office:value-type="string">
            <text:p>0x00000000</text:p>
          </table:table-cell>
          <table:table-cell office:value-type="string">
            <text:p>0x7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office:value-type="string">
            <text:p>TLB</text:p>
          </table:table-cell>
          <table:table-cell table:number-columns-repeated="2"/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80000000</text:p>
          </table:table-cell>
          <table:table-cell office:value-type="string">
            <text:p>0x9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office:annotation draw:style-name="gr16" draw:text-style-name="P1" svg:width="8.985cm" svg:height="0.991cm" svg:x="14.416cm" svg:y="40.351cm" draw:caption-point-x="-0.61cm" draw:caption-point-y="1.51cm">
              <dc:date>2014-09-12T00:00:00</dc:date>
              <text:p text:style-name="P1"><text:span text:style-name="T1">This could be dangerous! We don't want to modify certain parts of memory used for emulation</text:span></text:p>
            </office:annotation>
            <text:p>9FFFFFFF</text:p>
          </table:table-cell>
          <table:table-cell office:value-type="string">
            <text:p>Direct 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A0000000</text:p>
          </table:table-cell>
          <table:table-cell office:value-type="string">
            <text:p>0xB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text:p>9FFFFFFF</text:p>
          </table:table-cell>
          <table:table-cell office:value-type="string">
            <text:p>Direct non-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5" office:value-type="string">
            <text:p>0xC0000000</text:p>
          </table:table-cell>
          <table:table-cell table:style-name="ce85" office:value-type="string">
            <text:p>0xFFFFFFFF</text:p>
          </table:table-cell>
          <table:table-cell table:style-name="ce87" table:formula="of:=&quot;=&gt;&quot;" office:value-type="string" office:string-value="=&gt;">
            <text:p>=&gt;</text:p>
          </table:table-cell>
          <table:table-cell table:style-name="ce85" office:value-type="string">
            <text:p>TLB</text:p>
          </table:table-cell>
          <table:table-cell table:style-name="ce85" table:number-columns-repeated="2"/>
          <table:table-cell table:style-name="ce91"/>
          <table:table-cell table:number-columns-repeated="4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nfig" table:style-name="ta1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 table:number-rows-repeated="2">
          <table:table-cell table:number-columns-repeated="4"/>
        </table:table-row>
        <table:table-row table:style-name="ro4">
          <table:table-cell/>
          <table:table-cell office:value-type="string">
            <text:p>Confi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EmulateCache</text:p>
          </table:table-cell>
          <table:table-cell office:value-type="string">
            <text:p>Boolean</text:p>
          </table:table-cell>
          <table:table-cell/>
        </table:table-row>
        <table:table-row table:style-name="ro4">
          <table:table-cell/>
          <table:table-cell office:value-type="string">
            <text:p>DoubleStorage</text:p>
          </table:table-cell>
          <table:table-cell office:value-type="string">
            <text:p>Boolean</text:p>
          </table:table-cell>
          <table:table-cell office:value-type="string">
            <text:p>Use LDRD/STRD</text:p>
          </table:table-cell>
        </table:table-row>
        <table:table-row table:style-name="ro4">
          <table:table-cell/>
          <table:table-cell office:value-type="string">
            <text:p>CompileOD</text:p>
          </table:table-cell>
          <table:table-cell office:value-type="string">
            <text:p>Boolean</text:p>
          </table:table-cell>
          <table:table-cell office:value-type="string">
            <text:p>Precompile or wait until branch to?</text:p>
          </table:table-cell>
        </table:table-row>
        <table:table-row table:style-name="ro4">
          <table:table-cell/>
          <table:table-cell office:value-type="string">
            <text:p>CountSaturates</text:p>
          </table:table-cell>
          <table:table-cell office:value-type="string">
            <text:p>Boolean</text:p>
          </table:table-cell>
          <table:table-cell office:value-type="string">
            <text:p>Alternative method for interrupts</text:p>
          </table:table-cell>
        </table:table-row>
        <table:table-row table:style-name="ro4">
          <table:table-cell/>
          <table:table-cell office:value-type="string">
            <text:p>AssumeHiLoB</text:p>
          </table:table-cell>
          <table:table-cell office:value-type="string">
            <text:p>Boolean</text:p>
          </table:table-cell>
          <table:table-cell office:value-type="string">
            <text:p>Assume HiLo regs not used across segments</text:p>
          </table:table-cell>
        </table:table-row>
        <table:table-row table:style-name="ro4">
          <table:table-cell/>
          <table:table-cell office:value-type="string">
            <text:p>CheckMemOffset</text:p>
          </table:table-cell>
          <table:table-cell office:value-type="string">
            <text:p>Boolean</text:p>
          </table:table-cell>
          <table:table-cell office:value-type="string">
            <text:p>Should Dynamic recompiler add offset to base before doing checking? Virtual address will do this automatically</text:p>
          </table:table-cell>
        </table:table-row>
        <table:table-row table:style-name="ro4">
          <table:table-cell/>
          <table:table-cell office:value-type="string">
            <text:p>InlineMemoryLookup</text:p>
          </table:table-cell>
          <table:table-cell office:value-type="string">
            <text:p>Boolean</text:p>
          </table:table-cell>
          <table:table-cell office:value-type="string">
            <text:p>Perform Inline Memory lookup</text:p>
          </table:table-cell>
        </table:table-row>
        <table:table-row table:style-name="ro4">
          <table:table-cell/>
          <table:table-cell office:value-type="string">
            <text:p>doDMAonInterrupt</text:p>
          </table:table-cell>
          <table:table-cell office:value-type="string">
            <text:p>Boolean</text:p>
          </table:table-cell>
          <table:table-cell office:value-type="string">
            <text:p>Check if DMA is required in ISR else on memory write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DebugLevel</text:p>
          </table:table-cell>
          <table:table-cell office:value-type="string">
            <text:p>Int</text:p>
          </table:table-cell>
          <table:table-cell office:value-type="string">
            <text:p>0=none,1=segment, 2 = instruction</text:p>
          </table:table-cell>
        </table:table-row>
        <table:table-row table:style-name="ro4">
          <table:table-cell/>
          <table:table-cell office:value-type="string">
            <text:p>CountFrequency</text:p>
          </table:table-cell>
          <table:table-cell office:value-type="string">
            <text:p>Int</text:p>
          </table:table-cell>
          <table:table-cell office:value-type="string">
            <text:p>How many instructions before emit Count update and check</text:p>
          </table:table-cell>
        </table:table-row>
        <table:table-row table:style-name="ro4">
          <table:table-cell/>
          <table:table-cell office:value-type="string">
            <text:p>SegmentSeparation</text:p>
          </table:table-cell>
          <table:table-cell office:value-type="string">
            <text:p>Int</text:p>
          </table:table-cell>
          <table:table-cell office:value-type="string">
            <text:p>Number of 32-bit words between Segments (to allow for code expansion)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eg Transformations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70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/>
          <table:table-cell office:value-type="string">
            <text:p>Done</text:p>
          </table:table-cell>
          <table:table-cell table:style-name="ce66" office:value-type="string">
            <text:p>Translate</text:p>
          </table:table-cell>
          <table:table-cell table:style-name="ce71"/>
        </table:table-row>
        <table:table-row table:style-name="ro4">
          <table:table-cell/>
          <table:table-cell office:value-type="string">
            <text:p>Y</text:p>
          </table:table-cell>
          <table:table-cell table:style-name="ce66" office:value-type="string">
            <text:p>Init</text:p>
          </table:table-cell>
          <table:table-cell table:style-name="ce71" office:value-type="string">
            <text:p>Decode MIPS into intermediate code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DelaySlot</text:p>
          </table:table-cell>
          <table:table-cell table:style-name="ce72" office:value-type="string">
            <text:p>Adds code to handle the DelaySlot effect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Count</text:p>
          </table:table-cell>
          <table:table-cell table:style-name="ce72" office:value-type="string">
            <text:p>Adds code to update the COUNT register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Constant Optimization</text:p>
          </table:table-cell>
          <table:table-cell table:style-name="ce72" office:value-type="string">
            <text:p>If constants done before Memory Translation then we can do better memory acces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Translate to 32Bit Instructions</text:p>
          </table:table-cell>
          <table:table-cell table:style-name="ce72" office:value-type="string">
            <text:p>Convert 64 bitwise instructions <text:s/>into 32 bit instructions.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Memory</text:p>
          </table:table-cell>
          <table:table-cell table:style-name="ce72" office:value-type="string">
            <text:p>Transforms TARGET memory &lt;=&gt; HOST memory. Ignore existing HOST references</text:p>
          </table:table-cell>
        </table:table-row>
        <table:table-row table:style-name="ro4">
          <table:table-cell table:number-columns-repeated="2"/>
          <table:table-cell table:style-name="ce66" office:value-type="string">
            <text:p>Load/StoreWriteBack</text:p>
          </table:table-cell>
          <table:table-cell table:style-name="ce71" office:value-type="string">
            <text:p>Perform Load/Store Writeback Optimization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LoadCacheRegisters</text:p>
          </table:table-cell>
          <table:table-cell table:style-name="ce72" office:value-type="string">
            <text:p>Adds code to load used registers from cache</text:p>
          </table:table-cell>
        </table:table-row>
        <table:table-row table:style-name="ro7">
          <table:table-cell table:number-columns-repeated="2"/>
          <table:table-cell table:style-name="ce67" office:value-type="string">
            <text:p>StoreCacheRegisters</text:p>
          </table:table-cell>
          <table:table-cell table:style-name="ce72" office:value-type="string">
            <text:p>Adds code to save registers to cache after use. </text:p>
            <text:p>As we will be using HOST_FP + offset, we do not need any more registers to do this transform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ReallocateRegisters</text:p>
          </table:table-cell>
          <table:table-cell table:style-name="ce72" office:value-type="string">
            <text:p>Re-number registers to fit into ARM GPRs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4"/>
        </table:table-row>
        <table:table-row table:style-name="ro1" table:number-rows-repeated="163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4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7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10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3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3">
          <table:table-cell table:number-columns-repeated="2"/>
          <table:table-cell table:style-name="ce66"/>
          <table:table-cell table:style-name="ce73"/>
        </table:table-row>
        <table:table-row table:style-name="ro1" table:number-rows-repeated="4">
          <table:table-cell table:number-columns-repeated="2"/>
          <table:table-cell table:style-name="ce69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9"/>
          <table:table-cell table:style-name="ce73"/>
        </table:table-row>
        <table:table-row table:style-name="ro1" table:number-rows-repeated="4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10483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2.A1:Sheet2.AJ2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" style:family="table-cell" style:parent-style-name="Default">
      <style:table-cell-properties fo:border-bottom="none" fo:border-left="0.06pt solid #000000" fo:border-right="none" fo:border-top="none" style:vertical-justify="auto"/>
      <style:paragraph-properties css3t:text-justify="auto"/>
    </style:style>
    <style:style style:name="Section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Hender</meta:initial-creator>
    <meta:creation-date>2014-06-09T10:08:38</meta:creation-date>
    <dc:date>2014-10-30T16:36:16</dc:date>
    <dc:creator>Richard Hender</dc:creator>
    <meta:editing-duration>P1DT18H14M15S</meta:editing-duration>
    <meta:editing-cycles>49</meta:editing-cycles>
    <meta:generator>LibreOffice/3.5$Linux_x86 LibreOffice_project/350m1$Build-2</meta:generator>
    <meta:document-statistic meta:table-count="4" meta:cell-count="4184" meta:object-count="0"/>
  </office:meta>
</office:document-meta>
</file>